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 " svg:font-family="Arial 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1" style:family="table-cell" style:parent-style-name="Default" style:data-style-name="N37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13" style:family="table-cell" style:parent-style-name="Default" style:data-style-name="N37">
      <style:text-properties fo:font-size="10pt" style:font-size-asian="10pt" style:font-size-complex="10pt"/>
    </style:style>
    <style:style style:name="ce14" style:family="table-cell" style:parent-style-name="Default" style:data-style-name="N37">
      <style:table-cell-properties fo:border="thin solid #000000" style:vertical-align="middl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37">
      <style:table-cell-properties fo:border="thin solid #000000"/>
      <style:text-properties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Normal_32_3" style:data-style-name="N0">
      <style:table-cell-properties style:vertical-align="automatic" fo:background-color="transparent"/>
    </style:style>
    <style:style style:name="ce25" style:family="table-cell" style:parent-style-name="Normal_32_3" style:data-style-name="N37">
      <style:table-cell-properties style:vertical-align="automatic" fo:background-color="transparent"/>
    </style:style>
    <style:style style:name="ce26" style:family="table-cell" style:parent-style-name="Normal_32_3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27" style:family="table-cell" style:parent-style-name="Normal_32_3" style:data-style-name="N0">
      <style:table-cell-properties fo:border="thin solid #000000" style:vertical-align="automatic" fo:background-color="transparent"/>
    </style:style>
    <style:style style:name="ce28" style:family="table-cell" style:parent-style-name="Normal_32_3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3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3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1" style:family="table-cell" style:parent-style-name="Normal_32_3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32" style:family="table-cell" style:parent-style-name="Normal_32_3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3" style:family="table-cell" style:parent-style-name="Normal_32_3" style:data-style-name="N37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34" style:family="table-cell" style:parent-style-name="Normal_32_3" style:data-style-name="N37">
      <style:table-cell-properties style:vertical-align="automatic" fo:background-color="transparent"/>
      <style:text-properties fo:font-size="10pt" style:font-size-asian="10pt" style:font-size-complex="10pt"/>
    </style:style>
    <style:style style:name="ce35" style:family="table-cell" style:parent-style-name="Normal_32_3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3" style:data-style-name="N37">
      <style:table-cell-properties fo:border="thin solid #000000"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7" style:family="table-cell" style:parent-style-name="Normal_32_3" style:data-style-name="N37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38" style:family="table-cell" style:parent-style-name="Normal_32_3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39" style:family="table-cell" style:parent-style-name="Normal_32_3" style:data-style-name="N37">
      <style:table-cell-properties fo:border="thin solid #000000" style:vertical-align="automatic" fo:background-color="transparent"/>
      <style:text-properties fo:font-size="10pt" style:font-size-asian="10pt" style:font-size-complex="10pt"/>
    </style:style>
    <style:style style:name="ce40" style:family="table-cell" style:parent-style-name="Normal_32_3" style:data-style-name="N37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41" style:family="table-cell" style:parent-style-name="Normal_32_3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2" style:family="table-cell" style:parent-style-name="Normal_32_3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43" style:family="table-cell" style:parent-style-name="Normal_32_3" style:data-style-name="N0">
      <style:table-cell-properties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4" style:family="table-cell" style:parent-style-name="Normal_32_3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45" style:family="table-cell" style:parent-style-name="Normal_32_3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Normal_32_3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7" style:family="table-cell" style:parent-style-name="Default" style:data-style-name="N0">
      <style:table-cell-properties fo:background-color="transparent"/>
    </style:style>
    <style:style style:name="ce48" style:family="table-cell" style:parent-style-name="Normal_32_3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 style:data-style-name="N37">
      <style:table-cell-properties fo:border="thin solid #000000"/>
      <style:text-properties fo:font-size="10pt" style:font-size-asian="10pt" style:font-size-complex="10pt"/>
    </style:style>
    <style:style style:name="ce50" style:family="table-cell" style:parent-style-name="Default" style:data-style-name="N37">
      <style:text-properties fo:font-size="10pt" style:font-size-asian="10pt" style:font-size-complex="10pt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/>
    <style:style style:name="ce54" style:family="table-cell" style:parent-style-name="Default" style:data-style-name="N37">
      <style:table-cell-properties fo:border="thin solid #000000" fo:background-color="#FFFFFF"/>
      <style:text-properties fo:font-size="10pt" style:font-size-asian="10pt" style:font-size-complex="10pt"/>
    </style:style>
    <style:style style:name="ce55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FFFFFF"/>
    </style:style>
    <style:style style:name="ce62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5" style:family="table-cell" style:parent-style-name="Default" style:data-style-name="N37">
      <style:table-cell-properties fo:border="thin solid #000000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66" style:family="table-cell" style:parent-style-name="Default" style:data-style-name="N37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67" style:family="table-cell" style:parent-style-name="Default" style:data-style-name="N37">
      <style:table-cell-properties fo:background-color="#FFFFFF"/>
    </style:style>
    <style:style style:name="ce68" style:family="table-cell" style:parent-style-name="Default" style:data-style-name="N37">
      <style:table-cell-properties style:vertical-align="middle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69" style:family="table-cell" style:parent-style-name="Default" style:data-style-name="N37">
      <style:table-cell-properties fo:background-color="#FFFFFF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71" style:family="table-cell" style:parent-style-name="Normal_32_2" style:data-style-name="N38">
      <style:table-cell-properties fo:border="thin solid #000000"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72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73" style:family="table-cell" style:parent-style-name="Normal_32_2" style:data-style-name="N38">
      <style:table-cell-properties fo:border-top="thin solid #000000" fo:border-bottom="none" fo:border-left="thin solid #000000" fo:border-right="thin solid #000000" style:vertical-align="automatic" fo:wrap-option="wrap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74" style:family="table-cell" style:parent-style-name="Normal_32_4" style:data-style-name="N38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75" style:family="table-cell" style:parent-style-name="Default" style:data-style-name="N37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fo:font-size="10pt" style:font-size-asian="10pt" style:font-size-complex="10pt"/>
    </style:style>
    <style:style style:name="ce77" style:family="table-cell" style:parent-style-name="Normal_32_4" style:data-style-name="N38">
      <style:table-cell-properties fo:border-top="2pt solid #000000" fo:border-bottom="thin solid #000000" fo:border-left="2pt solid #000000" fo:border-right="2pt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78" style:family="table-cell" style:parent-style-name="Default" style:data-style-name="N37">
      <style:table-cell-properties fo:border="thin solid #000000" style:vertical-align="automatic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79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80" style:family="table-cell" style:parent-style-name="Default" style:data-style-name="N37">
      <style:table-cell-properties style:vertical-align="automatic" fo:wrap-option="wrap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2" style:family="table-cell" style:parent-style-name="Normal_32_6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D0D0D" style:font-name="Arial " style:font-name-asian="Arial " style:font-name-complex="Arial " fo:font-size="10pt" style:font-size-asian="10pt" style:font-size-complex="10pt"/>
    </style:style>
    <style:style style:name="ce83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84" style:family="table-cell" style:parent-style-name="Normal_32_2" style:data-style-name="N0">
      <style:table-cell-properties style:vertical-align="automatic" fo:background-color="transparent"/>
    </style:style>
    <style:style style:name="ce85" style:family="table-cell" style:parent-style-name="Normal_32_2" style:data-style-name="N37">
      <style:table-cell-properties style:vertical-align="automatic" fo:background-color="transparent"/>
    </style:style>
    <style:style style:name="ce86" style:family="table-cell" style:parent-style-name="Normal_32_2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7" style:family="table-cell" style:parent-style-name="Normal_32_2" style:data-style-name="N0">
      <style:table-cell-properties fo:border="thin solid #000000" style:vertical-align="automatic" fo:background-color="transparent"/>
    </style:style>
    <style:style style:name="ce88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89" style:family="table-cell" style:parent-style-name="Normal_32_2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0" style:family="table-cell" style:parent-style-name="Normal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91" style:family="table-cell" style:parent-style-name="Comma_32_2_32_2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2" style:family="table-cell" style:parent-style-name="Normal_32_2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3" style:family="table-cell" style:parent-style-name="Comma_32_2_32_2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4" style:family="table-cell" style:parent-style-name="Normal_32_2" style:data-style-name="N0">
      <style:table-cell-properties style:vertical-align="middle" fo:background-color="transparent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5" style:family="table-cell" style:parent-style-name="Normal_32_2" style:data-style-name="N37">
      <style:table-cell-properties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96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/>
    </style:style>
    <style:style style:name="ce98" style:family="table-cell" style:parent-style-name="Normal_32_2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99" style:family="table-cell" style:parent-style-name="Normal_32_2" style:data-style-name="N37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01" style:family="table-cell" style:parent-style-name="Normal_32_2" style:data-style-name="N0">
      <style:table-cell-properties style:vertical-align="automatic" fo:wrap-option="wrap" fo:background-color="transparent"/>
      <style:text-properties fo:font-weight="bold" style:font-weight-asian="bold" style:font-weight-complex="bold"/>
    </style:style>
    <style:style style:name="ce102" style:family="table-cell" style:parent-style-name="Normal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3" style:family="table-cell" style:parent-style-name="Normal_32_2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04" style:family="table-cell" style:parent-style-name="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/>
    </style:style>
    <style:style style:name="ce105" style:family="table-cell" style:parent-style-name="Comma" style:data-style-name="N36">
      <style:table-cell-properties fo:border="thin solid #000000" style:vertical-align="middle" fo:background-color="transparent" style:repeat-content="false"/>
      <style:paragraph-properties fo:text-align="end" fo:margin-right="0cm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108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font-size="10pt" style:font-size-asian="10pt" style:font-size-complex="10pt"/>
    </style:style>
    <style:style style:name="ce11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112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143125cm" style:use-optimal-column-width="true"/>
    </style:style>
    <style:style style:name="co2" style:family="table-column">
      <style:table-column-properties fo:break-before="auto" style:column-width="7.540625cm"/>
    </style:style>
    <style:style style:name="co3" style:family="table-column">
      <style:table-column-properties fo:break-before="auto" style:column-width="3.75708333333333cm"/>
    </style:style>
    <style:style style:name="co4" style:family="table-column">
      <style:table-column-properties fo:break-before="auto" style:column-width="3.09562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51354166666667cm"/>
    </style:style>
    <style:style style:name="co7" style:family="table-column">
      <style:table-column-properties fo:break-before="auto" style:column-width="2.06375cm" style:use-optimal-column-width="true"/>
    </style:style>
    <style:style style:name="co8" style:family="table-column">
      <style:table-column-properties fo:break-before="auto" style:column-width="7.27604166666667cm"/>
    </style:style>
    <style:style style:name="co9" style:family="table-column">
      <style:table-column-properties fo:break-before="auto" style:column-width="3.6247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03729166666667cm"/>
    </style:style>
    <style:style style:name="co12" style:family="table-column">
      <style:table-column-properties fo:break-before="auto" style:column-width="2.40770833333333cm"/>
    </style:style>
    <style:style style:name="co13" style:family="table-column">
      <style:table-column-properties fo:break-before="auto" style:column-width="2.06375cm"/>
    </style:style>
    <style:style style:name="co14" style:family="table-column">
      <style:table-column-properties fo:break-before="auto" style:column-width="1.71979166666667cm"/>
    </style:style>
    <style:style style:name="co15" style:family="table-column">
      <style:table-column-properties fo:break-before="auto" style:column-width="3.06916666666667cm"/>
    </style:style>
    <style:style style:name="co16" style:family="table-column">
      <style:table-column-properties fo:break-before="auto" style:column-width="6.905625cm" style:use-optimal-column-width="true"/>
    </style:style>
    <style:style style:name="co17" style:family="table-column">
      <style:table-column-properties fo:break-before="auto" style:column-width="2.27541666666667cm" style:use-optimal-column-width="true"/>
    </style:style>
    <style:style style:name="co18" style:family="table-column">
      <style:table-column-properties fo:break-before="auto" style:column-width="2.48708333333333cm" style:use-optimal-column-width="true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7.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80.1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54pt" style:use-optimal-row-height="false" fo:break-before="auto"/>
    </style:style>
    <style:style style:name="ro9" style:family="table-row">
      <style:table-row-properties style:row-height="54.75pt" style:use-optimal-row-height="false" fo:break-before="auto"/>
    </style:style>
    <style:style style:name="ro10" style:family="table-row">
      <style:table-row-properties style:row-height="51pt" style:use-optimal-row-height="tru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30.75pt" style:use-optimal-row-height="false" fo:break-before="auto"/>
    </style:style>
    <style:style style:name="ro13" style:family="table-row">
      <style:table-row-properties style:row-height="29.25pt" style:use-optimal-row-height="false" fo:break-before="auto"/>
    </style:style>
    <style:style style:name="ro14" style:family="table-row">
      <style:table-row-properties style:row-height="38.25pt" style:use-optimal-row-height="true" fo:break-before="auto"/>
    </style:style>
    <style:style style:name="ro15" style:family="table-row">
      <style:table-row-properties style:row-height="57pt" style:use-optimal-row-height="false" fo:break-before="auto"/>
    </style:style>
    <style:style style:name="ro16" style:family="table-row">
      <style:table-row-properties style:row-height="18.75pt" style:use-optimal-row-height="false" fo:break-before="auto"/>
    </style:style>
    <style:style style:name="ro17" style:family="table-row">
      <style:table-row-properties style:row-height="32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3_Quarter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0" draw:style-name="a0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>Environment Agency logo</svg:desc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21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March 2023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4">
            <text:p>Report run on: 25/05/2023</text:p>
          </table:table-cell>
          <table:table-cell table:style-name="ce5"/>
          <table:table-cell table:number-columns-repeated="4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Total amount of non-obligated WEEE received by AATFs and AEs (tonnes)</text:p>
          </table:table-cell>
          <table:table-cell office:value-type="string" table:style-name="ce8">
            <text:p>Total amount of non-obligated WEEE received by AATFs from designated collection facilities</text:p>
            <text:p>(tonnes)</text:p>
          </table:table-cell>
          <table:table-cell table:style-name="ce9"/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4163.6409999999996" table:style-name="ce11">
            <text:p>4,163.64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495.17099999999999" table:style-name="ce11">
            <text:p>495.17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2345.5520000000001" table:style-name="ce11">
            <text:p>2,345.552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40.30500000000001" table:style-name="ce11">
            <text:p>140.305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75.79599999999999" table:style-name="ce11">
            <text:p>175.796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65.95" table:style-name="ce11">
            <text:p>65.950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12.859" table:style-name="ce11">
            <text:p>12.859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75.254999999999995" table:style-name="ce11">
            <text:p>75.255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93.316999999999993" table:style-name="ce11">
            <text:p>93.317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34.67" table:style-name="ce11">
            <text:p>34.670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66.346" table:style-name="ce11">
            <text:p>266.346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2023.328" table:style-name="ce11">
            <text:p>2,023.328</text:p>
          </table:table-cell>
          <table:table-cell office:value-type="float" office:value="17.911000000000001" table:style-name="ce11">
            <text:p>17.911</text:p>
          </table:table-cell>
          <table:table-cell table:style-name="ce12"/>
          <table:table-cell table:style-name="ce1"/>
          <table:table-cell table:number-columns-repeated="16378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14.25" table:style-name="ce11">
            <text:p>14.250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.52400000000000002" table:style-name="ce11">
            <text:p>0.524</text:p>
          </table:table-cell>
          <table:table-cell office:value-type="float" office:value="0" table:style-name="ce11">
            <text:p>0.000</text:p>
          </table:table-cell>
          <table:table-cell table:style-name="ce13"/>
          <table:table-cell table:style-name="ce1"/>
          <table:table-cell table:number-columns-repeated="16378"/>
        </table:table-row>
        <table:table-row table:style-name="ro5">
          <table:table-cell table:style-name="ce6"/>
          <table:table-cell office:value-type="string" table:style-name="ce7">
            <text:p>Totals</text:p>
          </table:table-cell>
          <table:table-cell office:value-type="float" office:value="9906.9639999999999" table:style-name="ce14">
            <text:p>9,906.964</text:p>
          </table:table-cell>
          <table:table-cell office:value-type="float" office:value="17.911000000000001" table:style-name="ce15">
            <text:p>17.911</text:p>
          </table:table-cell>
          <table:table-cell table:style-name="ce16"/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KEY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7">
          <table:table-cell office:value-type="string" table:number-columns-spanned="2" table:number-rows-spanned="1" table:style-name="ce22">
            <text:p>Non-obligated WEEE received</text:p>
          </table:table-cell>
          <table:covered-table-cell/>
          <table:table-cell office:value-type="string" table:number-columns-spanned="3" table:number-rows-spanned="1" table:style-name="ce23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 table:style-name="ce2"/>
        </table:table-row>
        <table:table-row table:style-name="ro7">
          <table:table-cell office:value-type="string" table:number-columns-spanned="2" table:number-rows-spanned="1" table:style-name="ce23">
            <text:p>Non-obligated WEEE received from designated collection facilities</text:p>
          </table:table-cell>
          <table:covered-table-cell/>
          <table:table-cell office:value-type="string" table:number-columns-spanned="3" table:number-rows-spanned="1" table:style-name="ce23">
            <text:p>WEEE received by an AATF that was retained by the operator of a designated collection facility (DCF) under Regulation 53</text:p>
          </table:table-cell>
          <table:covered-table-cell table:number-columns-repeated="2"/>
          <table:table-cell table:style-name="ce1"/>
          <table:table-cell table:number-columns-repeated="16378" table:style-name="ce2"/>
        </table:table-row>
        <table:table-row table:style-name="ro5">
          <table:table-cell table:number-columns-repeated="5" table:style-name="ce18"/>
          <table:table-cell table:style-name="ce1"/>
          <table:table-cell table:number-columns-repeated="16378" table:style-name="ce2"/>
        </table:table-row>
        <table:table-row table:style-name="ro5">
          <table:table-cell office:value-type="string" table:style-name="ce19">
            <text:p>Notes</text:p>
          </table:table-cell>
          <table:table-cell table:number-columns-repeated="4" table:style-name="ce18"/>
          <table:table-cell table:style-name="ce1"/>
          <table:table-cell table:number-columns-repeated="16378" table:style-name="ce2"/>
        </table:table-row>
        <table:table-row table:style-name="ro5">
          <table:table-cell office:value-type="string" table:style-name="ce20">
            <text:p>We have identified and are investigating a decrease in category 3</text:p>
          </table:table-cell>
          <table:table-cell table:style-name="ce20"/>
          <table:table-cell table:number-columns-repeated="3" table:style-name="ce18"/>
          <table:table-cell table:style-name="ce1"/>
          <table:table-cell table:number-columns-repeated="16378" table:style-name="ce2"/>
        </table:table-row>
        <table:table-row table:style-name="ro5">
          <table:table-cell office:value-type="string" table:style-name="ce20">
            <text:p>We have identified and are investigating an increase in category 4</text:p>
          </table:table-cell>
          <table:table-cell table:style-name="ce20"/>
          <table:table-cell table:number-columns-repeated="3" table:style-name="ce18"/>
          <table:table-cell table:style-name="ce1"/>
          <table:table-cell table:number-columns-repeated="16378" table:style-name="ce2"/>
        </table:table-row>
        <table:table-row table:style-name="ro5">
          <table:table-cell office:value-type="string" table:style-name="ce20">
            <text:p>We have identified and are investigating a decrease category 10</text:p>
          </table:table-cell>
          <table:table-cell table:style-name="ce20"/>
          <table:table-cell table:number-columns-repeated="3" table:style-name="ce18"/>
          <table:table-cell table:style-name="ce1"/>
          <table:table-cell table:number-columns-repeated="16378" table:style-name="ce2"/>
        </table:table-row>
        <table:table-row table:style-name="ro5">
          <table:table-cell office:value-type="string" table:style-name="ce20">
            <text:p>We have identified and are investigating an increase in category 11</text:p>
          </table:table-cell>
          <table:table-cell table:style-name="ce20"/>
          <table:table-cell table:number-columns-repeated="3" table:style-name="ce18"/>
          <table:table-cell table:style-name="ce1"/>
          <table:table-cell table:number-columns-repeated="16378" table:style-name="ce2"/>
        </table:table-row>
        <table:table-row table:style-name="ro5">
          <table:table-cell table:number-columns-repeated="5" table:style-name="ce18"/>
          <table:table-cell table:style-name="ce1"/>
          <table:table-cell table:number-columns-repeated="16378" table:style-name="ce2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4"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© Environment Agency copyright and database right 2023. All rights reserved.<text:s text:c="2"/></text:p>
          </table:table-cell>
          <table:table-cell table:number-columns-repeated="5" table:style-name="ce1"/>
          <table:table-cell table:number-columns-repeated="16378" table:style-name="ce2"/>
        </table:table-row>
        <table:table-row table:number-rows-repeated="1048539" table:style-name="ro5">
          <table:table-cell table:number-columns-repeated="16384"/>
        </table:table-row>
        <table:named-expressions>
          <table:named-range table:name="Print_Area" table:cell-range-address="2023_Quarter_1.$A$1:2023_Quarter_1.$F$37" table:base-cell-address="2023_Quarter_1.$A$1"/>
        </table:named-expressions>
      </table:table>
      <table:table table:name="2022_Quarter_1_-_4" table:style-name="ta2"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6" table:default-cell-style-name="ce25"/>
        <table:table-column table:style-name="co5" table:number-columns-repeated="16377" table:default-cell-style-name="ce24"/>
        <table:table-row table:style-name="ro1">
          <table:table-cell table:style-name="ce24">
            <draw:frame draw:z-index="1" draw:id="id1" draw:style-name="a1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>Environment Agency logo</svg:desc>
            </draw:frame>
          </table:table-cell>
          <table:table-cell table:number-columns-repeated="5" table:style-name="ce24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44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26"/>
          <table:table-cell table:number-columns-repeated="5" table:style-name="ce24"/>
          <table:table-cell table:number-columns-repeated="16378"/>
        </table:table-row>
        <table:table-row table:style-name="ro4">
          <table:table-cell office:value-type="string" table:style-name="ce26">
            <text:p>Period covered: January to March 2022</text:p>
          </table:table-cell>
          <table:table-cell table:number-columns-repeated="5" table:style-name="ce24"/>
          <table:table-cell table:number-columns-repeated="16378"/>
        </table:table-row>
        <table:table-row table:style-name="ro4">
          <table:table-cell office:value-type="string" table:style-name="ce26">
            <text:p>Report run on: 28/03/2023</text:p>
          </table:table-cell>
          <table:table-cell table:number-columns-repeated="5" table:style-name="ce24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number-columns-repeated="16379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4380.9480000000003" table:style-name="ce32">
            <text:p>4,380.948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376.47699999999998" table:style-name="ce32">
            <text:p>376.47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3435.6019999999999" table:style-name="ce32">
            <text:p>3,435.60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72.805000000000007" table:style-name="ce32">
            <text:p>72.80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216.54599999999999" table:style-name="ce32">
            <text:p>216.54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65.22" table:style-name="ce32">
            <text:p>65.22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32.459000000000003" table:style-name="ce32">
            <text:p>32.45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77.283000000000001" table:style-name="ce32">
            <text:p>77.283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228.59700000000001" table:style-name="ce32">
            <text:p>228.59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100.372" table:style-name="ce32">
            <text:p>100.37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180.119" table:style-name="ce32">
            <text:p>180.11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2430.8009999999999" table:style-name="ce32">
            <text:p>2,430.80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0.60499999999999998" table:style-name="ce32">
            <text:p>0.60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0.51100000000000001" table:style-name="ce32">
            <text:p>0.511</text:p>
          </table:table-cell>
          <table:table-cell office:value-type="float" office:value="0" table:style-name="ce32">
            <text:p>0.000</text:p>
          </table:table-cell>
          <table:table-cell table:style-name="ce34"/>
          <table:table-cell table:number-columns-repeated="16379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11598.344999999999" table:style-name="ce35">
            <text:p>11,598.34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Period covered: April to June 2022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Report run on: 28/03/2023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5">
          <table:table-cell table:number-columns-repeated="3" table:style-name="ce24"/>
          <table:table-cell table:number-columns-repeated="2" table:style-name="ce25"/>
          <table:table-cell table:number-columns-repeated="16379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number-columns-repeated="16379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4592.3860000000004" table:style-name="ce32">
            <text:p>4,592.38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473.15199999999999" table:style-name="ce32">
            <text:p>473.15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3474.683" table:style-name="ce32">
            <text:p>3,474.683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74.344999999999999" table:style-name="ce32">
            <text:p>74.34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212.142" table:style-name="ce32">
            <text:p>212.14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33.713999999999999" table:style-name="ce32">
            <text:p>33.714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15.537000000000001" table:style-name="ce32">
            <text:p>15.53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59.463999999999999" table:style-name="ce32">
            <text:p>59.464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59.95" table:style-name="ce32">
            <text:p>59.95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65.426000000000002" table:style-name="ce32">
            <text:p>65.42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150.00399999999999" table:style-name="ce32">
            <text:p>150.004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2704.27" table:style-name="ce32">
            <text:p>2,704.270</text:p>
          </table:table-cell>
          <table:table-cell office:value-type="float" office:value="1.528" table:style-name="ce32">
            <text:p>1.528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10.768000000000001" table:style-name="ce32">
            <text:p>10.768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0.20100000000000001" table:style-name="ce32">
            <text:p>0.201</text:p>
          </table:table-cell>
          <table:table-cell office:value-type="float" office:value="0" table:style-name="ce32">
            <text:p>0.000</text:p>
          </table:table-cell>
          <table:table-cell table:style-name="ce34"/>
          <table:table-cell table:number-columns-repeated="16379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11926.042000000001" table:style-name="ce35">
            <text:p>11,926.042</text:p>
          </table:table-cell>
          <table:table-cell office:value-type="float" office:value="1.528" table:style-name="ce35">
            <text:p>1.528</text:p>
          </table:table-cell>
          <table:table-cell table:style-name="ce37"/>
          <table:table-cell table:number-columns-repeated="16379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Period covered: July to September 2022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Report run on: 28/03/2023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5">
          <table:table-cell table:number-columns-repeated="3" table:style-name="ce24"/>
          <table:table-cell table:number-columns-repeated="2" table:style-name="ce25"/>
          <table:table-cell table:number-columns-repeated="16379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number-columns-repeated="16379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2670.45" table:style-name="ce32">
            <text:p>2,670.45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470.07499999999999" table:style-name="ce32">
            <text:p>470.07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3279.2689999999998" table:style-name="ce32">
            <text:p>3,279.26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64.91" table:style-name="ce32">
            <text:p>64.91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350.22300000000001" table:style-name="ce32">
            <text:p>350.223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34.298999999999999" table:style-name="ce32">
            <text:p>34.29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5.4660000000000002" table:style-name="ce32">
            <text:p>5.46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69.894999999999996" table:style-name="ce32">
            <text:p>69.89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78.536000000000001" table:style-name="ce32">
            <text:p>78.53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72.709000000000003" table:style-name="ce32">
            <text:p>72.70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162.98599999999999" table:style-name="ce32">
            <text:p>162.98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4176.0619999999999" table:style-name="ce32">
            <text:p>4,176.06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11.41" table:style-name="ce32">
            <text:p>11.41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1.4650000000000001" table:style-name="ce32">
            <text:p>1.465</text:p>
          </table:table-cell>
          <table:table-cell office:value-type="float" office:value="0" table:style-name="ce32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11447.755000000001" table:style-name="ce35">
            <text:p>11,447.75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4"/>
          <table:table-cell table:number-columns-repeated="16378" table:style-name="ce25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Period covered: October to December 2022</text:p>
          </table:table-cell>
          <table:table-cell table:style-name="ce24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Report run on: 28/03/2023</text:p>
          </table:table-cell>
          <table:table-cell table:style-name="ce24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5">
          <table:table-cell table:number-columns-repeated="2" table:style-name="ce24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2729.1370000000002" table:style-name="ce32">
            <text:p>2,729.13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512.34100000000001" table:style-name="ce32">
            <text:p>512.34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3052.8679999999999" table:style-name="ce32">
            <text:p>3,052.868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178.15700000000001" table:style-name="ce32">
            <text:p>178.15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131.751" table:style-name="ce32">
            <text:p>131.75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104.32599999999999" table:style-name="ce32">
            <text:p>104.32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15.477" table:style-name="ce32">
            <text:p>15.47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52.445999999999998" table:style-name="ce32">
            <text:p>52.44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159.11799999999999" table:style-name="ce32">
            <text:p>159.118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43.491999999999997" table:style-name="ce32">
            <text:p>43.49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307.99099999999999" table:style-name="ce32">
            <text:p>307.99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1860.337" table:style-name="ce32">
            <text:p>1,860.337</text:p>
          </table:table-cell>
          <table:table-cell office:value-type="float" office:value="11.61" table:style-name="ce32">
            <text:p>11.61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7.415" table:style-name="ce32">
            <text:p>7.41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0.60099999999999998" table:style-name="ce32">
            <text:p>0.601</text:p>
          </table:table-cell>
          <table:table-cell office:value-type="float" office:value="0" table:style-name="ce32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9155.4570000000022" table:style-name="ce35">
            <text:p>9,155.457</text:p>
          </table:table-cell>
          <table:table-cell office:value-type="float" office:value="11.61" table:style-name="ce36">
            <text:p>11.610</text:p>
          </table:table-cell>
          <table:table-cell table:style-name="ce37"/>
          <table:table-cell table:style-name="ce24"/>
          <table:table-cell table:number-columns-repeated="16378" table:style-name="ce25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Period covered: January to December 2022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Report run on: 28/03/2023</text:p>
          </table:table-cell>
          <table:table-cell table:number-columns-repeated="5" table:style-name="ce24"/>
          <table:table-cell table:number-columns-repeated="16378" table:style-name="ce25"/>
        </table:table-row>
        <table:table-row table:style-name="ro5">
          <table:table-cell table:number-columns-repeated="6" table:style-name="ce24"/>
          <table:table-cell table:number-columns-repeated="16378" table:style-name="ce25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14372.921" table:style-name="ce32">
            <text:p>14,372.921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1832.0450000000001" table:style-name="ce32">
            <text:p>1,832.045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13242.422" table:style-name="ce32">
            <text:p>13,242.422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390.21699999999998" table:style-name="ce32">
            <text:p>390.217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910.66200000000003" table:style-name="ce32">
            <text:p>910.662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237.559" table:style-name="ce32">
            <text:p>237.559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68.939000000000007" table:style-name="ce32">
            <text:p>68.939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259.08799999999997" table:style-name="ce32">
            <text:p>259.088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526.20100000000002" table:style-name="ce32">
            <text:p>526.201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281.99900000000002" table:style-name="ce32">
            <text:p>281.999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801.09999999999991" table:style-name="ce32">
            <text:p>801.100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11171.47" table:style-name="ce32">
            <text:p>11,171.470</text:p>
          </table:table-cell>
          <table:table-cell office:value-type="float" office:value="13.138" table:style-name="ce39">
            <text:p>13.138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30.198" table:style-name="ce32">
            <text:p>30.198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2.778" table:style-name="ce32">
            <text:p>2.778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44127.599000000009" table:style-name="ce35">
            <text:p>44,127.599</text:p>
          </table:table-cell>
          <table:table-cell office:value-type="float" office:value="13.138" table:style-name="ce36">
            <text:p>13.138</text:p>
          </table:table-cell>
          <table:table-cell table:style-name="ce40"/>
          <table:table-cell table:style-name="ce24"/>
          <table:table-cell table:number-columns-repeated="16378" table:style-name="ce25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KEY</text:p>
          </table:table-cell>
          <table:table-cell table:number-columns-repeated="5" table:style-name="ce24"/>
          <table:table-cell table:number-columns-repeated="16378" table:style-name="ce25"/>
        </table:table-row>
        <table:table-row table:style-name="ro7">
          <table:table-cell office:value-type="string" table:number-columns-spanned="2" table:number-rows-spanned="1" table:style-name="ce45">
            <text:p>Non-obligated WEEE received</text:p>
          </table:table-cell>
          <table:covered-table-cell/>
          <table:table-cell office:value-type="string" table:number-columns-spanned="3" table:number-rows-spanned="1" table:style-name="ce46">
            <text:p>WEEE received by an AATF or AE other than from or on behalf of a scheme.</text:p>
          </table:table-cell>
          <table:covered-table-cell table:number-columns-repeated="2"/>
          <table:table-cell table:style-name="ce24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46">
            <text:p>Non-obligated WEEE received from designated collection facilities</text:p>
          </table:table-cell>
          <table:covered-table-cell/>
          <table:table-cell office:value-type="string" table:number-columns-spanned="3" table:number-rows-spanned="1" table:style-name="ce46">
            <text:p>WEEE received by an AATF that was retained by the operator of a designated collection facility (DCF) under Regulation 53</text:p>
          </table:table-cell>
          <table:covered-table-cell table:number-columns-repeated="2"/>
          <table:table-cell table:style-name="ce24"/>
          <table:table-cell table:number-columns-repeated="16378"/>
        </table:table-row>
        <table:table-row table:style-name="ro5">
          <table:table-cell table:number-columns-repeated="5" table:style-name="ce41"/>
          <table:table-cell table:style-name="ce24"/>
          <table:table-cell table:number-columns-repeated="16378"/>
        </table:table-row>
        <table:table-row table:style-name="ro5">
          <table:table-cell office:value-type="string" table:style-name="ce42">
            <text:p>Notes</text:p>
          </table:table-cell>
          <table:table-cell table:number-columns-repeated="4" table:style-name="ce41"/>
          <table:table-cell table:style-name="ce24"/>
          <table:table-cell table:number-columns-repeated="16378"/>
        </table:table-row>
        <table:table-row table:style-name="ro5">
          <table:table-cell office:value-type="string" table:style-name="ce43">
            <text:p>We have identified and are investigating an increase in category 4 non-obligated WEEE being received by AATFs.</text:p>
          </table:table-cell>
          <table:table-cell table:number-columns-repeated="4" table:style-name="ce41"/>
          <table:table-cell table:style-name="ce24"/>
          <table:table-cell table:number-columns-repeated="16378"/>
        </table:table-row>
        <table:table-row table:style-name="ro5">
          <table:table-cell office:value-type="string" table:style-name="ce43">
            <text:p>We have identified and validated a decrease in category 5 non-obligated WEEE being received by AATFs.</text:p>
          </table:table-cell>
          <table:table-cell table:number-columns-repeated="4" table:style-name="ce41"/>
          <table:table-cell table:style-name="ce24"/>
          <table:table-cell table:number-columns-repeated="16378"/>
        </table:table-row>
        <table:table-row table:style-name="ro5">
          <table:table-cell office:value-type="string" table:style-name="ce43">
            <text:p>We have identified and validated a decrease in category 10 non-obligated WEEE being received by AATFs</text:p>
          </table:table-cell>
          <table:table-cell table:number-columns-repeated="4" table:style-name="ce41"/>
          <table:table-cell table:style-name="ce24"/>
          <table:table-cell table:number-columns-repeated="16378"/>
        </table:table-row>
        <table:table-row table:style-name="ro5">
          <table:table-cell office:value-type="string" table:style-name="ce43">
            <text:p>We have identified and are investigating a increase in category 11 non-obligated WEEE being received by AATFs</text:p>
          </table:table-cell>
          <table:table-cell table:number-columns-repeated="4" table:style-name="ce41"/>
          <table:table-cell table:number-columns-repeated="16379"/>
        </table:table-row>
        <table:table-row table:style-name="ro5">
          <table:table-cell office:value-type="string" table:style-name="ce43">
            <text:p>We have identified a decrease in category 12 non-obligated WEEE. This is due to a submission error and should be resolved soon</text:p>
          </table:table-cell>
          <table:table-cell table:number-columns-repeated="4" table:style-name="ce41"/>
          <table:table-cell table:number-columns-repeated="16379"/>
        </table:table-row>
        <table:table-row table:style-name="ro5">
          <table:table-cell table:number-columns-spanned="5" table:number-rows-spanned="1" table:style-name="ce47"/>
          <table:covered-table-cell table:number-columns-repeated="4"/>
          <table:table-cell table:number-columns-repeated="16379"/>
        </table:table-row>
        <table:table-row table:style-name="ro5">
          <table:table-cell office:value-type="string" table:style-name="ce24">
            <text:p>Catalogue</text:p>
          </table:table-cell>
          <table:table-cell office:value-type="string" table:style-name="ce24">
            <text:p>LIT 7681</text:p>
          </table:table-cell>
          <table:table-cell table:number-columns-repeated="4" table:style-name="ce24"/>
          <table:table-cell table:number-columns-repeated="16378"/>
        </table:table-row>
        <table:table-row table:style-name="ro4">
          <table:table-cell office:value-type="string" table:style-name="ce26">
            <text:p>© Environment Agency copyright and database right 2021. All rights reserved.<text:s text:c="2"/></text:p>
          </table:table-cell>
          <table:table-cell table:number-columns-repeated="5" table:style-name="ce24"/>
          <table:table-cell table:number-columns-repeated="16378"/>
        </table:table-row>
        <table:table-row table:number-rows-repeated="1048459" table:style-name="ro5">
          <table:table-cell table:number-columns-repeated="16384"/>
        </table:table-row>
        <table:named-expressions>
          <table:named-range table:name="Print_Area" table:cell-range-address="2022_Quarter_1_-_4.$A$1:2022_Quarter_1_-_4.$F$117" table:base-cell-address="2022_Quarter_1_-_4.$A$1"/>
        </table:named-expressions>
      </table:table>
      <table:table table:name="2021_Quarter_1_-_4" table:style-name="ta2">
        <table:table-column table:style-name="co7" table:default-cell-style-name="ce24"/>
        <table:table-column table:style-name="co8" table:default-cell-style-name="ce24"/>
        <table:table-column table:style-name="co9" table:number-columns-repeated="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5"/>
        <table:table-column table:style-name="co11" table:number-columns-repeated="16377" table:default-cell-style-name="ce24"/>
        <table:table-row table:style-name="ro1">
          <table:table-cell table:style-name="ce24">
            <draw:frame draw:z-index="1" draw:id="id2" draw:style-name="a2" draw:name="Picture 2" svg:x="0.05in" svg:y="0.075in" svg:width="2.63264in" svg:height="0.71667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5" table:style-name="ce24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44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26"/>
          <table:table-cell table:number-columns-repeated="5" table:style-name="ce24"/>
          <table:table-cell table:number-columns-repeated="16378"/>
        </table:table-row>
        <table:table-row table:style-name="ro4">
          <table:table-cell office:value-type="string" table:style-name="ce26">
            <text:p>Period covered: January to March 2021</text:p>
          </table:table-cell>
          <table:table-cell table:number-columns-repeated="5" table:style-name="ce24"/>
          <table:table-cell table:number-columns-repeated="16378"/>
        </table:table-row>
        <table:table-row table:style-name="ro4">
          <table:table-cell office:value-type="string" table:style-name="ce26">
            <text:p>Report run on: 07/06/2022</text:p>
          </table:table-cell>
          <table:table-cell table:number-columns-repeated="5" table:style-name="ce24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number-columns-repeated="16379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1759.5360000000001" table:style-name="ce32">
            <text:p>1,759.53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482.66199999999998" table:style-name="ce32">
            <text:p>482.66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2646.43" table:style-name="ce32">
            <text:p>2,646.43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29" table:style-name="ce32">
            <text:p>29.00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283.54899999999998" table:style-name="ce32">
            <text:p>283.54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183.59100000000001" table:style-name="ce32">
            <text:p>183.59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3.8809999999999998" table:style-name="ce32">
            <text:p>3.88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39.695" table:style-name="ce32">
            <text:p>39.69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219.37700000000001" table:style-name="ce32">
            <text:p>219.37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71.545000000000002" table:style-name="ce32">
            <text:p>71.54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167.196" table:style-name="ce32">
            <text:p>167.19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2794.7330000000002" table:style-name="ce32">
            <text:p>2,794.733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23.196000000000002" table:style-name="ce32">
            <text:p>23.19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7.88" table:style-name="ce32">
            <text:p>7.880</text:p>
          </table:table-cell>
          <table:table-cell office:value-type="float" office:value="0" table:style-name="ce32">
            <text:p>0.000</text:p>
          </table:table-cell>
          <table:table-cell table:style-name="ce34"/>
          <table:table-cell table:number-columns-repeated="16379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8712.2709999999988" table:style-name="ce35">
            <text:p>8,712.271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Period covered: April to June 2021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Report run on: 07/06/2022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5">
          <table:table-cell table:number-columns-repeated="3" table:style-name="ce24"/>
          <table:table-cell table:number-columns-repeated="2" table:style-name="ce25"/>
          <table:table-cell table:number-columns-repeated="16379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number-columns-repeated="16379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3399.0590000000002" table:style-name="ce32">
            <text:p>3,399.05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388.245" table:style-name="ce32">
            <text:p>388.24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2832.018" table:style-name="ce32">
            <text:p>2,832.018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37.668999999999997" table:style-name="ce32">
            <text:p>37.66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186.386" table:style-name="ce32">
            <text:p>186.38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286.40600000000001" table:style-name="ce32">
            <text:p>286.40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6.7910000000000004" table:style-name="ce32">
            <text:p>6.79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79.239999999999995" table:style-name="ce32">
            <text:p>79.24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232.63200000000001" table:style-name="ce32">
            <text:p>232.63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134.99600000000001" table:style-name="ce32">
            <text:p>134.99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228.99" table:style-name="ce32">
            <text:p>228.99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2839.0810000000001" table:style-name="ce32">
            <text:p>2,839.08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47.183" table:style-name="ce32">
            <text:p>47.183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0.29899999999999999" table:style-name="ce32">
            <text:p>0.299</text:p>
          </table:table-cell>
          <table:table-cell office:value-type="float" office:value="0" table:style-name="ce32">
            <text:p>0.000</text:p>
          </table:table-cell>
          <table:table-cell table:style-name="ce34"/>
          <table:table-cell table:number-columns-repeated="16379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10698.995000000001" table:style-name="ce35">
            <text:p>10,698.995</text:p>
          </table:table-cell>
          <table:table-cell office:value-type="float" office:value="0" table:style-name="ce35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Period covered: July to September 2021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Report run on: 07/06/2022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5">
          <table:table-cell table:number-columns-repeated="3" table:style-name="ce24"/>
          <table:table-cell table:number-columns-repeated="2" table:style-name="ce25"/>
          <table:table-cell table:number-columns-repeated="16379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number-columns-repeated="16379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3094.3780000000002" table:style-name="ce32">
            <text:p>3,094.378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366.27600000000001" table:style-name="ce32">
            <text:p>366.27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3376.0540000000001" table:style-name="ce32">
            <text:p>3,376.054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608.70699999999999" table:style-name="ce32">
            <text:p>608.70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202.001" table:style-name="ce32">
            <text:p>202.00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113.809" table:style-name="ce32">
            <text:p>113.80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11.911" table:style-name="ce32">
            <text:p>11.91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53.311999999999998" table:style-name="ce32">
            <text:p>53.31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117.495" table:style-name="ce32">
            <text:p>117.49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52.545000000000002" table:style-name="ce32">
            <text:p>52.545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289.2" table:style-name="ce32">
            <text:p>289.20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3192.2840000000001" table:style-name="ce32">
            <text:p>3,192.284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0.56299999999999994" table:style-name="ce32">
            <text:p>0.563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1.9490000000000001" table:style-name="ce32">
            <text:p>1.949</text:p>
          </table:table-cell>
          <table:table-cell office:value-type="float" office:value="0" table:style-name="ce32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11480.484000000002" table:style-name="ce35">
            <text:p>11,480.484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4"/>
          <table:table-cell table:number-columns-repeated="16378" table:style-name="ce25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Period covered: October to December 2021</text:p>
          </table:table-cell>
          <table:table-cell table:style-name="ce24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Report run on: 07/06/2022</text:p>
          </table:table-cell>
          <table:table-cell table:style-name="ce24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5">
          <table:table-cell table:number-columns-repeated="2" table:style-name="ce24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2072.9479999999999" table:style-name="ce32">
            <text:p>2,072.948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405.72300000000001" table:style-name="ce32">
            <text:p>405.723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2632.107" table:style-name="ce32">
            <text:p>2,632.10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72.698999999999998" table:style-name="ce32">
            <text:p>72.699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188.64400000000001" table:style-name="ce32">
            <text:p>188.644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87.686999999999998" table:style-name="ce32">
            <text:p>87.687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31.042000000000002" table:style-name="ce32">
            <text:p>31.042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61.292999999999999" table:style-name="ce32">
            <text:p>61.293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115.81399999999999" table:style-name="ce32">
            <text:p>115.814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71.691000000000003" table:style-name="ce32">
            <text:p>71.691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261.36799999999999" table:style-name="ce32">
            <text:p>261.368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2870.596" table:style-name="ce32">
            <text:p>2,870.596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4.2240000000000002" table:style-name="ce32">
            <text:p>4.224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0.69199999999999995" table:style-name="ce32">
            <text:p>0.692</text:p>
          </table:table-cell>
          <table:table-cell office:value-type="float" office:value="0" table:style-name="ce32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8876.5280000000002" table:style-name="ce35">
            <text:p>8,876.528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4"/>
          <table:table-cell table:number-columns-repeated="16378" table:style-name="ce25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Period covered: January to December 202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Report run on: 07/06/2022</text:p>
          </table:table-cell>
          <table:table-cell table:number-columns-repeated="5" table:style-name="ce24"/>
          <table:table-cell table:number-columns-repeated="16378" table:style-name="ce25"/>
        </table:table-row>
        <table:table-row table:style-name="ro5">
          <table:table-cell table:number-columns-repeated="6" table:style-name="ce24"/>
          <table:table-cell table:number-columns-repeated="16378" table:style-name="ce25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10325.921" table:style-name="ce32">
            <text:p>10,325.921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1642.9059999999999" table:style-name="ce32">
            <text:p>1,642.906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11486.609" table:style-name="ce32">
            <text:p>11,486.609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748.07499999999993" table:style-name="ce32">
            <text:p>748.075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860.57999999999993" table:style-name="ce32">
            <text:p>860.580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671.49300000000005" table:style-name="ce32">
            <text:p>671.493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53.625" table:style-name="ce32">
            <text:p>53.625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233.54000000000002" table:style-name="ce32">
            <text:p>233.540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685.31799999999998" table:style-name="ce32">
            <text:p>685.318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330.77700000000004" table:style-name="ce32">
            <text:p>330.777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946.75399999999991" table:style-name="ce32">
            <text:p>946.754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11696.694" table:style-name="ce32">
            <text:p>11,696.694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75.166000000000011" table:style-name="ce32">
            <text:p>75.166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10.82" table:style-name="ce32">
            <text:p>10.820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39768.277999999998" table:style-name="ce35">
            <text:p>39,768.278</text:p>
          </table:table-cell>
          <table:table-cell office:value-type="float" office:value="0" table:style-name="ce36">
            <text:p>0.000</text:p>
          </table:table-cell>
          <table:table-cell table:style-name="ce40"/>
          <table:table-cell table:style-name="ce24"/>
          <table:table-cell table:number-columns-repeated="16378" table:style-name="ce25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KEY</text:p>
          </table:table-cell>
          <table:table-cell table:number-columns-repeated="5" table:style-name="ce24"/>
          <table:table-cell table:number-columns-repeated="16378" table:style-name="ce25"/>
        </table:table-row>
        <table:table-row table:style-name="ro7">
          <table:table-cell office:value-type="string" table:number-columns-spanned="2" table:number-rows-spanned="1" table:style-name="ce45">
            <text:p>Non-obligated WEEE received</text:p>
          </table:table-cell>
          <table:covered-table-cell/>
          <table:table-cell office:value-type="string" table:number-columns-spanned="3" table:number-rows-spanned="1" table:style-name="ce46">
            <text:p>WEEE received by an AATF or AE other than from or on behalf of a scheme.</text:p>
          </table:table-cell>
          <table:covered-table-cell table:number-columns-repeated="2"/>
          <table:table-cell table:style-name="ce24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46">
            <text:p>Non-obligated WEEE received from designated collection facilities</text:p>
          </table:table-cell>
          <table:covered-table-cell/>
          <table:table-cell office:value-type="string" table:number-columns-spanned="3" table:number-rows-spanned="1" table:style-name="ce46">
            <text:p>WEEE received by an AATF that was retained by the operator of a designated collection facility (DCF) under Regulation 53</text:p>
          </table:table-cell>
          <table:covered-table-cell table:number-columns-repeated="2"/>
          <table:table-cell table:style-name="ce24"/>
          <table:table-cell table:number-columns-repeated="16378"/>
        </table:table-row>
        <table:table-row table:style-name="ro5">
          <table:table-cell table:number-columns-repeated="5" table:style-name="ce41"/>
          <table:table-cell table:style-name="ce24"/>
          <table:table-cell table:number-columns-repeated="16378"/>
        </table:table-row>
        <table:table-row table:style-name="ro5">
          <table:table-cell office:value-type="string" table:style-name="ce42">
            <text:p>Notes</text:p>
          </table:table-cell>
          <table:table-cell table:number-columns-repeated="4" table:style-name="ce41"/>
          <table:table-cell table:style-name="ce24"/>
          <table:table-cell table:number-columns-repeated="16378"/>
        </table:table-row>
        <table:table-row table:style-name="ro7">
          <table:table-cell office:value-type="string" table:number-columns-spanned="5" table:number-rows-spanned="1" table:style-name="ce48">
            <text:p>We have identified and validated significant increases in category 1 of the total amount of non-obligated WEEE received by AATFs and AEs within the April to June and July to September periods.</text:p>
          </table:table-cell>
          <table:covered-table-cell table:number-columns-repeated="4"/>
          <table:table-cell table:style-name="ce24"/>
          <table:table-cell table:number-columns-repeated="16378"/>
        </table:table-row>
        <table:table-row table:style-name="ro7">
          <table:table-cell office:value-type="string" table:number-columns-spanned="5" table:number-rows-spanned="1" table:style-name="ce48">
            <text:p>We have identified and are investigating significant increases in categories 4 and 14 of the total amount of non-obligated WEEE received by AATFs and AEs within the July to September and January to March periods respectively.</text:p>
          </table:table-cell>
          <table:covered-table-cell table:number-columns-repeated="4"/>
          <table:table-cell table:style-name="ce24"/>
          <table:table-cell table:number-columns-repeated="16378"/>
        </table:table-row>
        <table:table-row table:style-name="ro5">
          <table:table-cell table:number-columns-spanned="5" table:number-rows-spanned="1" table:style-name="ce47"/>
          <table:covered-table-cell table:number-columns-repeated="4"/>
          <table:table-cell table:style-name="ce24"/>
          <table:table-cell table:number-columns-repeated="16378"/>
        </table:table-row>
        <table:table-row table:style-name="ro5">
          <table:table-cell office:value-type="string" table:style-name="ce24">
            <text:p>Catalogue</text:p>
          </table:table-cell>
          <table:table-cell office:value-type="string" table:style-name="ce24">
            <text:p>LIT 7681</text:p>
          </table:table-cell>
          <table:table-cell table:number-columns-repeated="16382"/>
        </table:table-row>
        <table:table-row table:style-name="ro4">
          <table:table-cell office:value-type="string" table:style-name="ce26">
            <text:p>© Environment Agency copyright and database right 2022. All rights reserved.<text:s text:c="2"/></text:p>
          </table:table-cell>
          <table:table-cell table:number-columns-repeated="5" table:style-name="ce24"/>
          <table:table-cell table:number-columns-repeated="16378"/>
        </table:table-row>
        <table:table-row table:number-rows-repeated="1048462" table:style-name="ro5">
          <table:table-cell table:number-columns-repeated="16384"/>
        </table:table-row>
        <table:named-expressions>
          <table:named-range table:name="Print_Area" table:cell-range-address="2021_Quarter_1_-_4.$A$1:2021_Quarter_1_-_4.$F$114" table:base-cell-address="2021_Quarter_1_-_4.$A$1"/>
        </table:named-expressions>
      </table:table>
      <table:table table:name="2020_Quarter_1_-_4" table:style-name="ta2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3" draw:style-name="a3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4" draw:style-name="a4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21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March 2020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Report run on: 24/2/2021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Total amount of non-obligated WEEE received by AATFs and AEs (tonnes)</text:p>
          </table:table-cell>
          <table:table-cell office:value-type="string" table:style-name="ce8">
            <text:p>Total amount of non-obligated WEEE received by AATFs from designated collection facilities</text:p>
            <text:p>(tonnes)</text:p>
          </table:table-cell>
          <table:table-cell table:style-name="ce9"/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426.3579999999999" table:style-name="ce11">
            <text:p>1,426.358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677.7" table:style-name="ce11">
            <text:p>677.700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4606.1220000000003" table:style-name="ce11">
            <text:p>4,606.122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720.62300000000005" table:style-name="ce11">
            <text:p>720.623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330.08100000000002" table:style-name="ce11">
            <text:p>330.08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293.93599999999998" table:style-name="ce11">
            <text:p>293.936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25.681000000000001" table:style-name="ce11">
            <text:p>25.68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72.832999999999998" table:style-name="ce11">
            <text:p>72.833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08.33199999999999" table:style-name="ce11">
            <text:p>108.332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16.566" table:style-name="ce11">
            <text:p>116.566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431.98099999999999" table:style-name="ce11">
            <text:p>431.98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3120.0520000000001" table:style-name="ce11">
            <text:p>3,120.052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42.884999999999998" table:style-name="ce11">
            <text:p>42.885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1.143" table:style-name="ce11">
            <text:p>1.143</text:p>
          </table:table-cell>
          <table:table-cell office:value-type="float" office:value="0" table:style-name="ce11">
            <text:p>0.000</text:p>
          </table:table-cell>
          <table:table-cell table:style-name="ce13"/>
          <table:table-cell table:number-columns-repeated="16379"/>
        </table:table-row>
        <table:table-row table:style-name="ro5">
          <table:table-cell table:style-name="ce6"/>
          <table:table-cell office:value-type="string" table:style-name="ce7">
            <text:p>Totals</text:p>
          </table:table-cell>
          <table:table-cell office:value-type="float" office:value="11974.293" table:style-name="ce14">
            <text:p>11,974.293</text:p>
          </table:table-cell>
          <table:table-cell office:value-type="float" office:value="0" table:style-name="ce15">
            <text:p>0.000</text:p>
          </table:table-cell>
          <table:table-cell table:style-name="ce16"/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April to June 2020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24/2/2021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6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Total amount of non-obligated WEEE received by AATFs and AEs (tonnes)</text:p>
          </table:table-cell>
          <table:table-cell office:value-type="string" table:style-name="ce8">
            <text:p>Total amount of non-obligated WEEE received by AATFs from designated collection facilities</text:p>
            <text:p>(tonnes)</text:p>
          </table:table-cell>
          <table:table-cell table:style-name="ce9"/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796.72799999999995" table:style-name="ce11">
            <text:p>796.728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387.23700000000002" table:style-name="ce11">
            <text:p>387.237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2070.3719999999998" table:style-name="ce11">
            <text:p>2,070.372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626.49099999999999" table:style-name="ce11">
            <text:p>626.49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25.44" table:style-name="ce11">
            <text:p>125.440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191.37799999999999" table:style-name="ce11">
            <text:p>191.378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5.085" table:style-name="ce11">
            <text:p>5.085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40.220999999999997" table:style-name="ce11">
            <text:p>40.22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30.727" table:style-name="ce11">
            <text:p>30.727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67.400999999999996" table:style-name="ce11">
            <text:p>67.40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30.233" table:style-name="ce11">
            <text:p>230.233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919.37099999999998" table:style-name="ce11">
            <text:p>919.37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0.316" table:style-name="ce11">
            <text:p>0.316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.22800000000000001" table:style-name="ce11">
            <text:p>0.228</text:p>
          </table:table-cell>
          <table:table-cell office:value-type="float" office:value="0" table:style-name="ce11">
            <text:p>0.000</text:p>
          </table:table-cell>
          <table:table-cell table:style-name="ce13"/>
          <table:table-cell table:number-columns-repeated="16379"/>
        </table:table-row>
        <table:table-row table:style-name="ro5">
          <table:table-cell table:style-name="ce6"/>
          <table:table-cell office:value-type="string" table:style-name="ce7">
            <text:p>Totals</text:p>
          </table:table-cell>
          <table:table-cell office:value-type="float" office:value="5491.2279999999992" table:style-name="ce14">
            <text:p>5,491.228</text:p>
          </table:table-cell>
          <table:table-cell office:value-type="float" office:value="0" table:style-name="ce14">
            <text:p>0.000</text:p>
          </table:table-cell>
          <table:table-cell table:style-name="ce16"/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July to September 2020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24/2/2021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6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Total amount of non-obligated WEEE received by AATFs and AEs (tonnes)</text:p>
          </table:table-cell>
          <table:table-cell office:value-type="string" table:style-name="ce8">
            <text:p>Total amount of non-obligated WEEE received by AATFs from designated collection facilities</text:p>
            <text:p>(tonnes)</text:p>
          </table:table-cell>
          <table:table-cell table:style-name="ce9"/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272.6559999999999" table:style-name="ce11">
            <text:p>1,272.656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040.8630000000001" table:style-name="ce11">
            <text:p>1,040.863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2943.5149999999999" table:style-name="ce11">
            <text:p>2,943.515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58.941000000000003" table:style-name="ce11">
            <text:p>58.94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345.017" table:style-name="ce11">
            <text:p>345.017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112.676" table:style-name="ce11">
            <text:p>112.676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13" table:style-name="ce11">
            <text:p>13.000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66.587000000000003" table:style-name="ce11">
            <text:p>66.587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50.677999999999997" table:style-name="ce11">
            <text:p>50.678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68.554000000000002" table:style-name="ce11">
            <text:p>68.554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33.55099999999999" table:style-name="ce11">
            <text:p>233.55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2730.53" table:style-name="ce11">
            <text:p>2,730.530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26.797000000000001" table:style-name="ce11">
            <text:p>26.797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.69399999999999995" table:style-name="ce11">
            <text:p>0.694</text:p>
          </table:table-cell>
          <table:table-cell office:value-type="float" office:value="0" table:style-name="ce11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7">
            <text:p>Totals</text:p>
          </table:table-cell>
          <table:table-cell office:value-type="float" office:value="8964.0590000000011" table:style-name="ce14">
            <text:p>8,964.059</text:p>
          </table:table-cell>
          <table:table-cell office:value-type="float" office:value="0" table:style-name="ce15">
            <text:p>0.000</text:p>
          </table:table-cell>
          <table:table-cell table:style-name="ce16"/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Period covered: October to December 2020</text:p>
          </table:table-cell>
          <table:table-cell table:style-name="ce1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Report run on: 24/2/2021</text:p>
          </table:table-cell>
          <table:table-cell table:style-name="ce1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5">
          <table:table-cell table:number-columns-repeated="2" table:style-name="ce1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6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Total amount of non-obligated WEEE received by AATFs and AEs (tonnes)</text:p>
          </table:table-cell>
          <table:table-cell office:value-type="string" table:style-name="ce8">
            <text:p>Total amount of non-obligated WEEE received by AATFs from designated collection facilities</text:p>
            <text:p>(tonnes)</text:p>
          </table:table-cell>
          <table:table-cell table:style-name="ce9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280.883" table:style-name="ce11">
            <text:p>1,280.883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607.91399999999999" table:style-name="ce11">
            <text:p>607.914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3117.8290000000002" table:style-name="ce11">
            <text:p>3,117.829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97.671999999999997" table:style-name="ce11">
            <text:p>97.672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303.25400000000002" table:style-name="ce11">
            <text:p>303.254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311.69499999999999" table:style-name="ce11">
            <text:p>311.695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17.670999999999999" table:style-name="ce11">
            <text:p>17.67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41.834000000000003" table:style-name="ce11">
            <text:p>41.834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56.12" table:style-name="ce11">
            <text:p>156.120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07.572" table:style-name="ce11">
            <text:p>107.572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67.19499999999999" table:style-name="ce11">
            <text:p>167.195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3085.6779999999999" table:style-name="ce11">
            <text:p>3,085.678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23.111000000000001" table:style-name="ce11">
            <text:p>23.111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.79400000000000004" table:style-name="ce11">
            <text:p>0.794</text:p>
          </table:table-cell>
          <table:table-cell office:value-type="float" office:value="0" table:style-name="ce11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7">
            <text:p>Totals</text:p>
          </table:table-cell>
          <table:table-cell office:value-type="float" office:value="9319.2219999999998" table:style-name="ce14">
            <text:p>9,319.222</text:p>
          </table:table-cell>
          <table:table-cell office:value-type="float" office:value="0" table:style-name="ce15">
            <text:p>0.000</text:p>
          </table:table-cell>
          <table:table-cell table:style-name="ce16"/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Period covered: January to December 2020</text:p>
          </table:table-cell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Report run on: 24/2/2021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5">
          <table:table-cell table:number-columns-repeated="6" table:style-name="ce1"/>
          <table:table-cell table:number-columns-repeated="16378" table:style-name="ce2"/>
        </table:table-row>
        <table:table-row table:style-name="ro6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Total amount of non-obligated WEEE received by AATFs and AEs (tonnes)</text:p>
          </table:table-cell>
          <table:table-cell office:value-type="string" table:style-name="ce8">
            <text:p>Total amount of non-obligated WEEE received by AATFs from designated collection facilities</text:p>
            <text:p>(tonnes)</text:p>
          </table:table-cell>
          <table:table-cell table:style-name="ce9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4776.625" table:style-name="ce11">
            <text:p>4,776.625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2713.7139999999999" table:style-name="ce11">
            <text:p>2,713.714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12737.838" table:style-name="ce11">
            <text:p>12,737.838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503.7270000000001" table:style-name="ce11">
            <text:p>1,503.727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103.7919999999999" table:style-name="ce11">
            <text:p>1,103.792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909.68499999999995" table:style-name="ce11">
            <text:p>909.685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61.437000000000005" table:style-name="ce11">
            <text:p>61.437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221.47500000000002" table:style-name="ce11">
            <text:p>221.475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345.85699999999997" table:style-name="ce11">
            <text:p>345.857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360.09299999999996" table:style-name="ce11">
            <text:p>360.093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062.9599999999998" table:style-name="ce11">
            <text:p>1,062.960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9855.6310000000012" table:style-name="ce11">
            <text:p>9,855.631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93.109000000000009" table:style-name="ce11">
            <text:p>93.109</text:p>
          </table:table-cell>
          <table:table-cell office:value-type="float" office:value="0" table:style-name="ce49">
            <text:p>0.000</text:p>
          </table:table-cell>
          <table:table-cell table:style-name="ce13"/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2.859" table:style-name="ce11">
            <text:p>2.859</text:p>
          </table:table-cell>
          <table:table-cell office:value-type="float" office:value="0" table:style-name="ce11">
            <text:p>0.000</text:p>
          </table:table-cell>
          <table:table-cell table:style-name="ce12"/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7">
            <text:p>Totals</text:p>
          </table:table-cell>
          <table:table-cell office:value-type="float" office:value="35748.802000000003" table:style-name="ce14">
            <text:p>35,748.802</text:p>
          </table:table-cell>
          <table:table-cell office:value-type="float" office:value="0" table:style-name="ce15">
            <text:p>0.000</text:p>
          </table:table-cell>
          <table:table-cell table:style-name="ce50"/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KEY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7">
          <table:table-cell office:value-type="string" table:number-columns-spanned="2" table:number-rows-spanned="1" table:style-name="ce22">
            <text:p>Non-obligated WEEE received</text:p>
          </table:table-cell>
          <table:covered-table-cell/>
          <table:table-cell office:value-type="string" table:number-columns-spanned="3" table:number-rows-spanned="1" table:style-name="ce23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23">
            <text:p>Non-obligated WEEE received from designated collection facilities</text:p>
          </table:table-cell>
          <table:covered-table-cell/>
          <table:table-cell office:value-type="string" table:number-columns-spanned="3" table:number-rows-spanned="1" table:style-name="ce23">
            <text:p>WEEE received by an AATF that was retained by the operator of a designated collection facility (DCF) under Regulation 53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5">
          <table:table-cell table:number-columns-repeated="5" table:style-name="ce51"/>
          <table:table-cell table:style-name="ce1"/>
          <table:table-cell table:number-columns-repeated="16378"/>
        </table:table-row>
        <table:table-row table:style-name="ro5">
          <table:table-cell office:value-type="string" table:style-name="ce52">
            <text:p>Notes</text:p>
          </table:table-cell>
          <table:table-cell table:number-columns-repeated="4" table:style-name="ce51"/>
          <table:table-cell table:style-name="ce1"/>
          <table:table-cell table:number-columns-repeated="16378"/>
        </table:table-row>
        <table:table-row table:style-name="ro5">
          <table:table-cell table:number-columns-spanned="5" table:number-rows-spanned="1" table:style-name="ce53"/>
          <table:covered-table-cell table:number-columns-repeated="4"/>
          <table:table-cell table:style-name="ce1"/>
          <table:table-cell table:number-columns-repeated="16378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3">
            <text:p>© Environment Agency copyright and database right 2021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64" table:style-name="ro5">
          <table:table-cell table:number-columns-repeated="16384"/>
        </table:table-row>
        <table:named-expressions>
          <table:named-range table:name="Print_Area" table:cell-range-address="2020_Quarter_1_-_4.$A$1:2020_Quarter_1_-_4.$F$112" table:base-cell-address="2020_Quarter_1_-_4.$A$1"/>
        </table:named-expressions>
      </table:table>
      <table:table table:name="2019_Quarter_1_-_4" table:style-name="ta2">
        <table:table-column table:style-name="co1" table:default-cell-style-name="ce24"/>
        <table:table-column table:style-name="co2" table:default-cell-style-name="ce24"/>
        <table:table-column table:style-name="co3" table:number-columns-repeated="2" table:default-cell-style-name="ce24"/>
        <table:table-column table:style-name="co4" table:default-cell-style-name="ce24"/>
        <table:table-column table:style-name="co5" table:default-cell-style-name="ce24"/>
        <table:table-column table:style-name="co13" table:default-cell-style-name="ce25"/>
        <table:table-column table:style-name="co14" table:number-columns-repeated="16377" table:default-cell-style-name="ce24"/>
        <table:table-row table:style-name="ro1">
          <table:table-cell table:style-name="ce24">
            <draw:frame draw:z-index="1" draw:id="id5" draw:style-name="a5" draw:name="Picture 2" svg:x="0.05208in" svg:y="0.07292in" svg:width="2.70052in" svg:height="0.718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24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44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26"/>
          <table:table-cell table:number-columns-repeated="5" table:style-name="ce24"/>
          <table:table-cell table:number-columns-repeated="16378"/>
        </table:table-row>
        <table:table-row table:style-name="ro4">
          <table:table-cell office:value-type="string" table:style-name="ce26">
            <text:p>Period covered: January to March 2019</text:p>
          </table:table-cell>
          <table:table-cell table:number-columns-repeated="5" table:style-name="ce24"/>
          <table:table-cell table:number-columns-repeated="16378"/>
        </table:table-row>
        <table:table-row table:style-name="ro4">
          <table:table-cell office:value-type="string" table:style-name="ce26">
            <text:p>Report run on: 20/03/2020</text:p>
          </table:table-cell>
          <table:table-cell table:number-columns-repeated="5" table:style-name="ce24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number-columns-repeated="16379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1154.5989999999999" table:style-name="ce32">
            <text:p>1,154.599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757.54700000000003" table:style-name="ce32">
            <text:p>757.547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5259.8149999999996" table:style-name="ce32">
            <text:p>5,259.815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540.69200000000001" table:style-name="ce32">
            <text:p>540.692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283.02699999999999" table:style-name="ce32">
            <text:p>283.027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490.50299999999999" table:style-name="ce32">
            <text:p>490.503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13.885999999999999" table:style-name="ce32">
            <text:p>13.886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70.786000000000001" table:style-name="ce32">
            <text:p>70.786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99.956999999999994" table:style-name="ce32">
            <text:p>99.957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162.511" table:style-name="ce32">
            <text:p>162.511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621.42399999999998" table:style-name="ce32">
            <text:p>621.424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3182.0569999999998" table:style-name="ce32">
            <text:p>3,182.057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38.484000000000002" table:style-name="ce32">
            <text:p>38.484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0" table:style-name="ce32">
            <text:p>0.000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number-columns-repeated="16379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12675.288" table:style-name="ce35">
            <text:p>12,675.288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Period covered: April to June 2019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Report run on: 20/03/2020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5">
          <table:table-cell table:number-columns-repeated="3" table:style-name="ce24"/>
          <table:table-cell table:number-columns-repeated="2" table:style-name="ce25"/>
          <table:table-cell table:number-columns-repeated="16379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number-columns-repeated="16379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1050.6199999999999" table:style-name="ce32">
            <text:p>1,050.620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598.42999999999995" table:style-name="ce32">
            <text:p>598.430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5211.2290000000003" table:style-name="ce32">
            <text:p>5,211.229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568.40499999999997" table:style-name="ce32">
            <text:p>568.405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267.00900000000001" table:style-name="ce32">
            <text:p>267.009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332.12400000000002" table:style-name="ce32">
            <text:p>332.124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7.3070000000000004" table:style-name="ce32">
            <text:p>7.307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55.981999999999999" table:style-name="ce32">
            <text:p>55.982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160.37" table:style-name="ce32">
            <text:p>160.370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171.62799999999999" table:style-name="ce32">
            <text:p>171.628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444.37" table:style-name="ce32">
            <text:p>444.370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4072.0250000000001" table:style-name="ce32">
            <text:p>4,072.025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9.5709999999999997" table:style-name="ce32">
            <text:p>9.571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number-columns-repeated="16379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0" table:style-name="ce32">
            <text:p>0.000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number-columns-repeated="16379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12949.070000000002" table:style-name="ce35">
            <text:p>12,949.070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number-columns-repeated="16379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Period covered: July to September 2019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4">
          <table:table-cell office:value-type="string" table:style-name="ce26">
            <text:p>Report run on: 20/03/2020</text:p>
          </table:table-cell>
          <table:table-cell table:number-columns-repeated="2" table:style-name="ce24"/>
          <table:table-cell table:number-columns-repeated="2" table:style-name="ce25"/>
          <table:table-cell table:number-columns-repeated="16379"/>
        </table:table-row>
        <table:table-row table:style-name="ro5">
          <table:table-cell table:number-columns-repeated="3" table:style-name="ce24"/>
          <table:table-cell table:number-columns-repeated="2" table:style-name="ce25"/>
          <table:table-cell table:number-columns-repeated="16379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number-columns-repeated="16379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1085.8109999999999" table:style-name="ce32">
            <text:p>1,085.811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786.73" table:style-name="ce32">
            <text:p>786.730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4364.3090000000002" table:style-name="ce32">
            <text:p>4,364.309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853.45799999999997" table:style-name="ce32">
            <text:p>853.458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178.79499999999999" table:style-name="ce32">
            <text:p>178.795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408.38099999999997" table:style-name="ce32">
            <text:p>408.381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29.888999999999999" table:style-name="ce32">
            <text:p>29.889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54.32" table:style-name="ce32">
            <text:p>54.320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180.94499999999999" table:style-name="ce32">
            <text:p>180.945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134.38999999999999" table:style-name="ce32">
            <text:p>134.390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370.11799999999999" table:style-name="ce32">
            <text:p>370.118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4620.049" table:style-name="ce32">
            <text:p>4,620.049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6.4660000000000002" table:style-name="ce32">
            <text:p>6.466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2.008" table:style-name="ce32">
            <text:p>2.008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13075.669" table:style-name="ce35">
            <text:p>13,075.669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4"/>
          <table:table-cell table:number-columns-repeated="16378" table:style-name="ce25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Period covered: October to December 2019</text:p>
          </table:table-cell>
          <table:table-cell table:style-name="ce24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Report run on: 20/03/2020</text:p>
          </table:table-cell>
          <table:table-cell table:style-name="ce24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5">
          <table:table-cell table:number-columns-repeated="2" table:style-name="ce24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1261.258" table:style-name="ce32">
            <text:p>1,261.258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607.50199999999995" table:style-name="ce32">
            <text:p>607.502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4206.2340000000004" table:style-name="ce32">
            <text:p>4,206.234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481.81" table:style-name="ce32">
            <text:p>481.810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250.708" table:style-name="ce32">
            <text:p>250.708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238.572" table:style-name="ce32">
            <text:p>238.572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23.585999999999999" table:style-name="ce32">
            <text:p>23.586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31.725000000000001" table:style-name="ce32">
            <text:p>31.725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102.524" table:style-name="ce32">
            <text:p>102.524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80.215000000000003" table:style-name="ce32">
            <text:p>80.215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313.08699999999999" table:style-name="ce32">
            <text:p>313.087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3701.9569999999999" table:style-name="ce32">
            <text:p>3,701.957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8.8719999999999999" table:style-name="ce32">
            <text:p>8.872</text:p>
          </table:table-cell>
          <table:table-cell office:value-type="float" office:value="0" table:style-name="ce39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2.5000000000000001E-2" table:style-name="ce39">
            <text:p>0.025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11308.075000000001" table:style-name="ce35">
            <text:p>11,308.075</text:p>
          </table:table-cell>
          <table:table-cell office:value-type="float" office:value="0" table:style-name="ce36">
            <text:p>0.000</text:p>
          </table:table-cell>
          <table:table-cell table:style-name="ce37"/>
          <table:table-cell table:style-name="ce24"/>
          <table:table-cell table:number-columns-repeated="16378" table:style-name="ce25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Period covered: January to December 2019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Report run on: 20/03/2020</text:p>
          </table:table-cell>
          <table:table-cell table:number-columns-repeated="5" table:style-name="ce24"/>
          <table:table-cell table:number-columns-repeated="16378" table:style-name="ce25"/>
        </table:table-row>
        <table:table-row table:style-name="ro5">
          <table:table-cell table:number-columns-repeated="6" table:style-name="ce24"/>
          <table:table-cell table:number-columns-repeated="16378" table:style-name="ce25"/>
        </table:table-row>
        <table:table-row table:style-name="ro6">
          <table:table-cell table:style-name="ce27"/>
          <table:table-cell office:value-type="string" table:style-name="ce28">
            <text:p>Category</text:p>
          </table:table-cell>
          <table:table-cell office:value-type="string" table:style-name="ce29">
            <text:p>Total amount of non-obligated WEEE received by AATFs and AEs (tonnes)</text:p>
          </table:table-cell>
          <table:table-cell office:value-type="string" table:style-name="ce29">
            <text:p>Total amount of non-obligated WEEE received by AATFs from designated collection facilities</text:p>
            <text:p>(tonnes)</text:p>
          </table:table-cell>
          <table:table-cell table:style-name="ce30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" table:style-name="ce31">
            <text:p>1</text:p>
          </table:table-cell>
          <table:table-cell office:value-type="string" table:style-name="ce31">
            <text:p>Large Household Appliances</text:p>
          </table:table-cell>
          <table:table-cell office:value-type="float" office:value="4552.2879999999996" table:style-name="ce32">
            <text:p>4,552.288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2" table:style-name="ce31">
            <text:p>2</text:p>
          </table:table-cell>
          <table:table-cell office:value-type="string" table:style-name="ce31">
            <text:p>Small Household Appliances</text:p>
          </table:table-cell>
          <table:table-cell office:value-type="float" office:value="2750.2089999999998" table:style-name="ce32">
            <text:p>2,750.209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3" table:style-name="ce31">
            <text:p>3</text:p>
          </table:table-cell>
          <table:table-cell office:value-type="string" table:style-name="ce31">
            <text:p>IT and Telcomms Equipment</text:p>
          </table:table-cell>
          <table:table-cell office:value-type="float" office:value="19041.587" table:style-name="ce32">
            <text:p>19,041.587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4" table:style-name="ce31">
            <text:p>4</text:p>
          </table:table-cell>
          <table:table-cell office:value-type="string" table:style-name="ce31">
            <text:p>Consumer Equipment</text:p>
          </table:table-cell>
          <table:table-cell office:value-type="float" office:value="2444.3649999999998" table:style-name="ce32">
            <text:p>2,444.365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5" table:style-name="ce31">
            <text:p>5</text:p>
          </table:table-cell>
          <table:table-cell office:value-type="string" table:style-name="ce31">
            <text:p>Lighting Equipment</text:p>
          </table:table-cell>
          <table:table-cell office:value-type="float" office:value="979.53899999999999" table:style-name="ce32">
            <text:p>979.539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6" table:style-name="ce31">
            <text:p>6</text:p>
          </table:table-cell>
          <table:table-cell office:value-type="string" table:style-name="ce31">
            <text:p>Electrical and Electronic Tools</text:p>
          </table:table-cell>
          <table:table-cell office:value-type="float" office:value="1469.58" table:style-name="ce32">
            <text:p>1,469.580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7" table:style-name="ce31">
            <text:p>7</text:p>
          </table:table-cell>
          <table:table-cell office:value-type="string" table:style-name="ce31">
            <text:p>Toys Leisure and Sports</text:p>
          </table:table-cell>
          <table:table-cell office:value-type="float" office:value="74.667999999999992" table:style-name="ce32">
            <text:p>74.668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8" table:style-name="ce31">
            <text:p>8</text:p>
          </table:table-cell>
          <table:table-cell office:value-type="string" table:style-name="ce31">
            <text:p>Medical Devices</text:p>
          </table:table-cell>
          <table:table-cell office:value-type="float" office:value="212.81299999999999" table:style-name="ce32">
            <text:p>212.813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9" table:style-name="ce31">
            <text:p>9</text:p>
          </table:table-cell>
          <table:table-cell office:value-type="string" table:style-name="ce31">
            <text:p>Monitoring and Control Instruments</text:p>
          </table:table-cell>
          <table:table-cell office:value-type="float" office:value="543.79600000000005" table:style-name="ce32">
            <text:p>543.796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0" table:style-name="ce31">
            <text:p>10</text:p>
          </table:table-cell>
          <table:table-cell office:value-type="string" table:style-name="ce31">
            <text:p>Automatic Dispensers</text:p>
          </table:table-cell>
          <table:table-cell office:value-type="float" office:value="548.74400000000003" table:style-name="ce32">
            <text:p>548.744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1" table:style-name="ce31">
            <text:p>11</text:p>
          </table:table-cell>
          <table:table-cell office:value-type="string" table:style-name="ce31">
            <text:p>Display Equipment</text:p>
          </table:table-cell>
          <table:table-cell office:value-type="float" office:value="1748.9989999999998" table:style-name="ce32">
            <text:p>1,748.999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2" table:style-name="ce31">
            <text:p>12</text:p>
          </table:table-cell>
          <table:table-cell office:value-type="string" table:style-name="ce31">
            <text:p>Cooling Appliances Containing Refrigerants</text:p>
          </table:table-cell>
          <table:table-cell office:value-type="float" office:value="15576.088000000002" table:style-name="ce32">
            <text:p>15,576.088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3" table:style-name="ce31">
            <text:p>13</text:p>
          </table:table-cell>
          <table:table-cell office:value-type="string" table:style-name="ce31">
            <text:p>Gas Discharge Lamps and LED Light Sources</text:p>
          </table:table-cell>
          <table:table-cell office:value-type="float" office:value="63.393000000000001" table:style-name="ce32">
            <text:p>63.393</text:p>
          </table:table-cell>
          <table:table-cell office:value-type="float" office:value="0" table:style-name="ce39">
            <text:p>0.000</text:p>
          </table:table-cell>
          <table:table-cell table:style-name="ce34"/>
          <table:table-cell table:style-name="ce24"/>
          <table:table-cell table:number-columns-repeated="16378" table:style-name="ce25"/>
        </table:table-row>
        <table:table-row table:style-name="ro5">
          <table:table-cell office:value-type="float" office:value="14" table:style-name="ce31">
            <text:p>14</text:p>
          </table:table-cell>
          <table:table-cell office:value-type="string" table:style-name="ce31">
            <text:p>Photovoltaic Panels</text:p>
          </table:table-cell>
          <table:table-cell office:value-type="float" office:value="2.0329999999999999" table:style-name="ce32">
            <text:p>2.033</text:p>
          </table:table-cell>
          <table:table-cell office:value-type="float" office:value="0" table:style-name="ce32">
            <text:p>0.000</text:p>
          </table:table-cell>
          <table:table-cell table:style-name="ce33"/>
          <table:table-cell table:style-name="ce24"/>
          <table:table-cell table:number-columns-repeated="16378" table:style-name="ce25"/>
        </table:table-row>
        <table:table-row table:style-name="ro5">
          <table:table-cell table:style-name="ce27"/>
          <table:table-cell office:value-type="string" table:style-name="ce28">
            <text:p>Totals</text:p>
          </table:table-cell>
          <table:table-cell office:value-type="float" office:value="50008.101999999999" table:style-name="ce35">
            <text:p>50,008.102</text:p>
          </table:table-cell>
          <table:table-cell office:value-type="float" office:value="0" table:style-name="ce36">
            <text:p>0.000</text:p>
          </table:table-cell>
          <table:table-cell table:style-name="ce40"/>
          <table:table-cell table:style-name="ce24"/>
          <table:table-cell table:number-columns-repeated="16378" table:style-name="ce25"/>
        </table:table-row>
        <table:table-row table:style-name="ro5">
          <table:table-cell table:style-name="ce24"/>
          <table:table-cell table:style-name="ce38"/>
          <table:table-cell table:style-name="ce37"/>
          <table:table-cell table:number-columns-repeated="2" table:style-name="ce25"/>
          <table:table-cell table:style-name="ce24"/>
          <table:table-cell table:number-columns-repeated="16378" table:style-name="ce25"/>
        </table:table-row>
        <table:table-row table:style-name="ro4">
          <table:table-cell office:value-type="string" table:style-name="ce26">
            <text:p>KEY</text:p>
          </table:table-cell>
          <table:table-cell table:number-columns-repeated="5" table:style-name="ce24"/>
          <table:table-cell table:number-columns-repeated="16378" table:style-name="ce25"/>
        </table:table-row>
        <table:table-row table:style-name="ro7">
          <table:table-cell office:value-type="string" table:number-columns-spanned="2" table:number-rows-spanned="1" table:style-name="ce45">
            <text:p>Non-obligated WEEE received</text:p>
          </table:table-cell>
          <table:covered-table-cell/>
          <table:table-cell office:value-type="string" table:number-columns-spanned="3" table:number-rows-spanned="1" table:style-name="ce46">
            <text:p>WEEE received by an AATF or AE other than from or on behalf of a scheme.</text:p>
          </table:table-cell>
          <table:covered-table-cell table:number-columns-repeated="2"/>
          <table:table-cell table:style-name="ce24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46">
            <text:p>Non-obligated WEEE received from designated collection facilities</text:p>
          </table:table-cell>
          <table:covered-table-cell/>
          <table:table-cell office:value-type="string" table:number-columns-spanned="3" table:number-rows-spanned="1" table:style-name="ce46">
            <text:p>WEEE received by an AATF that was retained by the operator of a designated collection facility (DCF) under Regulation 53</text:p>
          </table:table-cell>
          <table:covered-table-cell table:number-columns-repeated="2"/>
          <table:table-cell table:style-name="ce24"/>
          <table:table-cell table:number-columns-repeated="16378"/>
        </table:table-row>
        <table:table-row table:style-name="ro5">
          <table:table-cell table:number-columns-repeated="5" table:style-name="ce41"/>
          <table:table-cell table:style-name="ce24"/>
          <table:table-cell table:number-columns-repeated="16378"/>
        </table:table-row>
        <table:table-row table:style-name="ro5">
          <table:table-cell office:value-type="string" table:style-name="ce42">
            <text:p>Notes</text:p>
          </table:table-cell>
          <table:table-cell table:number-columns-repeated="4" table:style-name="ce41"/>
          <table:table-cell table:style-name="ce24"/>
          <table:table-cell table:number-columns-repeated="16378"/>
        </table:table-row>
        <table:table-row table:style-name="ro5">
          <table:table-cell table:number-columns-spanned="5" table:number-rows-spanned="1" table:style-name="ce47"/>
          <table:covered-table-cell table:number-columns-repeated="4"/>
          <table:table-cell table:style-name="ce24"/>
          <table:table-cell table:number-columns-repeated="16378"/>
        </table:table-row>
        <table:table-row table:style-name="ro5">
          <table:table-cell office:value-type="string" table:style-name="ce24">
            <text:p>Catalogue</text:p>
          </table:table-cell>
          <table:table-cell office:value-type="string" table:style-name="ce24">
            <text:p>LIT 7681</text:p>
          </table:table-cell>
          <table:table-cell table:number-columns-repeated="4" table:style-name="ce24"/>
          <table:table-cell table:number-columns-repeated="16378"/>
        </table:table-row>
        <table:table-row table:style-name="ro4">
          <table:table-cell office:value-type="string" table:style-name="ce26">
            <text:p>© Environment Agency copyright and database right 2020. All rights reserved.<text:s text:c="2"/></text:p>
          </table:table-cell>
          <table:table-cell table:number-columns-repeated="5" table:style-name="ce24"/>
          <table:table-cell table:number-columns-repeated="16378"/>
        </table:table-row>
        <table:table-row table:number-rows-repeated="1048464" table:style-name="ro5">
          <table:table-cell table:number-columns-repeated="16384"/>
        </table:table-row>
        <table:named-expressions>
          <table:named-range table:name="Print_Area" table:cell-range-address="2019_Quarter_1_-_4.$A$1:2019_Quarter_1_-_4.$F$112" table:base-cell-address="2019_Quarter_1_-_4.$A$1"/>
        </table:named-expressions>
      </table:table>
      <table:table table:name="2018_Quarter_1_-_4" table:style-name="ta3">
        <table:table-column table:style-name="co1" table:default-cell-style-name="ce1"/>
        <table:table-column table:style-name="co2" table:default-cell-style-name="ce1"/>
        <table:table-column table:style-name="co15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6" draw:style-name="a6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21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March 2018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Report run on: 26/02/2019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763.5519999999995" table:style-name="ce11">
            <text:p>1,763.552</text:p>
          </table:table-cell>
          <table:table-cell office:value-type="float" office:value="0" table:style-name="ce54">
            <text:p>0.000</text:p>
          </table:table-cell>
          <table:table-cell office:value-type="float" office:value="1763.5519999999995" table:style-name="ce11">
            <text:p>1,763.552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013.7600000000002" table:style-name="ce11">
            <text:p>1,013.760</text:p>
          </table:table-cell>
          <table:table-cell office:value-type="float" office:value="0" table:style-name="ce54">
            <text:p>0.000</text:p>
          </table:table-cell>
          <table:table-cell office:value-type="float" office:value="1013.7600000000002" table:style-name="ce11">
            <text:p>1,013.760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5901.099000000002" table:style-name="ce11">
            <text:p>5,901.099</text:p>
          </table:table-cell>
          <table:table-cell office:value-type="float" office:value="0" table:style-name="ce54">
            <text:p>0.000</text:p>
          </table:table-cell>
          <table:table-cell office:value-type="float" office:value="5901.099000000002" table:style-name="ce11">
            <text:p>5,901.099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699.79899999999998" table:style-name="ce11">
            <text:p>699.799</text:p>
          </table:table-cell>
          <table:table-cell office:value-type="float" office:value="0" table:style-name="ce54">
            <text:p>0.000</text:p>
          </table:table-cell>
          <table:table-cell office:value-type="float" office:value="699.79899999999998" table:style-name="ce11">
            <text:p>699.799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418.26400000000007" table:style-name="ce11">
            <text:p>418.264</text:p>
          </table:table-cell>
          <table:table-cell office:value-type="float" office:value="0" table:style-name="ce54">
            <text:p>0.000</text:p>
          </table:table-cell>
          <table:table-cell office:value-type="float" office:value="418.26400000000007" table:style-name="ce11">
            <text:p>418.264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437.74900000000002" table:style-name="ce11">
            <text:p>437.749</text:p>
          </table:table-cell>
          <table:table-cell office:value-type="float" office:value="0" table:style-name="ce54">
            <text:p>0.000</text:p>
          </table:table-cell>
          <table:table-cell office:value-type="float" office:value="437.74900000000002" table:style-name="ce11">
            <text:p>437.749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19.393999999999998" table:style-name="ce11">
            <text:p>19.394</text:p>
          </table:table-cell>
          <table:table-cell office:value-type="float" office:value="0" table:style-name="ce54">
            <text:p>0.000</text:p>
          </table:table-cell>
          <table:table-cell office:value-type="float" office:value="19.393999999999998" table:style-name="ce11">
            <text:p>19.394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50.991999999999997" table:style-name="ce11">
            <text:p>50.992</text:p>
          </table:table-cell>
          <table:table-cell office:value-type="float" office:value="0" table:style-name="ce54">
            <text:p>0.000</text:p>
          </table:table-cell>
          <table:table-cell office:value-type="float" office:value="50.991999999999997" table:style-name="ce11">
            <text:p>50.992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58.919000000000004" table:style-name="ce11">
            <text:p>58.919</text:p>
          </table:table-cell>
          <table:table-cell office:value-type="float" office:value="0" table:style-name="ce54">
            <text:p>0.000</text:p>
          </table:table-cell>
          <table:table-cell office:value-type="float" office:value="58.919000000000004" table:style-name="ce11">
            <text:p>58.919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57.76500000000001" table:style-name="ce11">
            <text:p>157.765</text:p>
          </table:table-cell>
          <table:table-cell office:value-type="float" office:value="0" table:style-name="ce54">
            <text:p>0.000</text:p>
          </table:table-cell>
          <table:table-cell office:value-type="float" office:value="157.76500000000001" table:style-name="ce11">
            <text:p>157.765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017.6790000000001" table:style-name="ce11">
            <text:p>1,017.679</text:p>
          </table:table-cell>
          <table:table-cell office:value-type="float" office:value="0" table:style-name="ce54">
            <text:p>0.000</text:p>
          </table:table-cell>
          <table:table-cell office:value-type="float" office:value="1017.6790000000001" table:style-name="ce11">
            <text:p>1,017.679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109.38" table:style-name="ce11">
            <text:p>4,109.380</text:p>
          </table:table-cell>
          <table:table-cell office:value-type="float" office:value="0" table:style-name="ce54">
            <text:p>0.000</text:p>
          </table:table-cell>
          <table:table-cell office:value-type="float" office:value="4109.38" table:style-name="ce11">
            <text:p>4,109.380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20.007000000000001" table:style-name="ce11">
            <text:p>20.007</text:p>
          </table:table-cell>
          <table:table-cell office:value-type="float" office:value="0" table:style-name="ce54">
            <text:p>0.000</text:p>
          </table:table-cell>
          <table:table-cell office:value-type="float" office:value="20.007000000000001" table:style-name="ce11">
            <text:p>20.007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55">
            <text:p>0.000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54">
            <text:p>0.000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5668.359000000002" table:style-name="ce14">
            <text:p>15,668.359</text:p>
          </table:table-cell>
          <table:table-cell office:value-type="float" office:value="0" table:style-name="ce15">
            <text:p>0.000</text:p>
          </table:table-cell>
          <table:table-cell office:value-type="float" office:value="15668.359000000002" table:style-name="ce57">
            <text:p>15,668.359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April to June 2018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26/02/2019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9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2261.13" table:style-name="ce11">
            <text:p>2,261.130</text:p>
          </table:table-cell>
          <table:table-cell office:value-type="float" office:value="0" table:style-name="ce54">
            <text:p>0.000</text:p>
          </table:table-cell>
          <table:table-cell office:value-type="float" office:value="2261.13" table:style-name="ce11">
            <text:p>2,261.130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831.92099999999971" table:style-name="ce11">
            <text:p>831.921</text:p>
          </table:table-cell>
          <table:table-cell office:value-type="float" office:value="0" table:style-name="ce54">
            <text:p>0.000</text:p>
          </table:table-cell>
          <table:table-cell office:value-type="float" office:value="831.92099999999971" table:style-name="ce11">
            <text:p>831.921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6205.4090000000006" table:style-name="ce11">
            <text:p>6,205.409</text:p>
          </table:table-cell>
          <table:table-cell office:value-type="float" office:value="0" table:style-name="ce54">
            <text:p>0.000</text:p>
          </table:table-cell>
          <table:table-cell office:value-type="float" office:value="6205.4090000000006" table:style-name="ce11">
            <text:p>6,205.409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546.2360000000001" table:style-name="ce11">
            <text:p>546.236</text:p>
          </table:table-cell>
          <table:table-cell office:value-type="float" office:value="0" table:style-name="ce54">
            <text:p>0.000</text:p>
          </table:table-cell>
          <table:table-cell office:value-type="float" office:value="546.2360000000001" table:style-name="ce11">
            <text:p>546.236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201.28100000000001" table:style-name="ce11">
            <text:p>201.281</text:p>
          </table:table-cell>
          <table:table-cell office:value-type="float" office:value="0" table:style-name="ce54">
            <text:p>0.000</text:p>
          </table:table-cell>
          <table:table-cell office:value-type="float" office:value="201.28100000000001" table:style-name="ce11">
            <text:p>201.281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459.36599999999999" table:style-name="ce11">
            <text:p>459.366</text:p>
          </table:table-cell>
          <table:table-cell office:value-type="float" office:value="0" table:style-name="ce54">
            <text:p>0.000</text:p>
          </table:table-cell>
          <table:table-cell office:value-type="float" office:value="459.36599999999999" table:style-name="ce11">
            <text:p>459.366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23.755000000000006" table:style-name="ce11">
            <text:p>23.755</text:p>
          </table:table-cell>
          <table:table-cell office:value-type="float" office:value="0" table:style-name="ce54">
            <text:p>0.000</text:p>
          </table:table-cell>
          <table:table-cell office:value-type="float" office:value="23.755000000000006" table:style-name="ce11">
            <text:p>23.755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96.120999999999981" table:style-name="ce11">
            <text:p>96.121</text:p>
          </table:table-cell>
          <table:table-cell office:value-type="float" office:value="0" table:style-name="ce54">
            <text:p>0.000</text:p>
          </table:table-cell>
          <table:table-cell office:value-type="float" office:value="96.120999999999981" table:style-name="ce11">
            <text:p>96.121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00.98700000000001" table:style-name="ce11">
            <text:p>100.987</text:p>
          </table:table-cell>
          <table:table-cell office:value-type="float" office:value="0" table:style-name="ce54">
            <text:p>0.000</text:p>
          </table:table-cell>
          <table:table-cell office:value-type="float" office:value="100.98700000000001" table:style-name="ce11">
            <text:p>100.987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95.36900000000003" table:style-name="ce11">
            <text:p>195.369</text:p>
          </table:table-cell>
          <table:table-cell office:value-type="float" office:value="0" table:style-name="ce54">
            <text:p>0.000</text:p>
          </table:table-cell>
          <table:table-cell office:value-type="float" office:value="195.36900000000003" table:style-name="ce11">
            <text:p>195.369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351.2639999999999" table:style-name="ce11">
            <text:p>1,351.264</text:p>
          </table:table-cell>
          <table:table-cell office:value-type="float" office:value="0" table:style-name="ce54">
            <text:p>0.000</text:p>
          </table:table-cell>
          <table:table-cell office:value-type="float" office:value="1351.2639999999999" table:style-name="ce11">
            <text:p>1,351.264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356.2800000000025" table:style-name="ce11">
            <text:p>4,356.280</text:p>
          </table:table-cell>
          <table:table-cell office:value-type="float" office:value="0" table:style-name="ce54">
            <text:p>0.000</text:p>
          </table:table-cell>
          <table:table-cell office:value-type="float" office:value="4356.2800000000025" table:style-name="ce11">
            <text:p>4,356.280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26.064000000000004" table:style-name="ce11">
            <text:p>26.064</text:p>
          </table:table-cell>
          <table:table-cell office:value-type="float" office:value="0" table:style-name="ce54">
            <text:p>0.000</text:p>
          </table:table-cell>
          <table:table-cell office:value-type="float" office:value="26.064000000000004" table:style-name="ce11">
            <text:p>26.064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55">
            <text:p>0.000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54">
            <text:p>0.000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6655.183000000001" table:style-name="ce14">
            <text:p>16,655.183</text:p>
          </table:table-cell>
          <table:table-cell office:value-type="float" office:value="0" table:style-name="ce15">
            <text:p>0.000</text:p>
          </table:table-cell>
          <table:table-cell office:value-type="float" office:value="16655.183000000001" table:style-name="ce57">
            <text:p>16,655.183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8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July to September 2018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26/02/2019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9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2193.4699999999998" table:style-name="ce11">
            <text:p>2,193.470</text:p>
          </table:table-cell>
          <table:table-cell office:value-type="float" office:value="0" table:style-name="ce54">
            <text:p>0.000</text:p>
          </table:table-cell>
          <table:table-cell office:value-type="float" office:value="2193.4699999999998" table:style-name="ce11">
            <text:p>2,193.47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654.65400000000034" table:style-name="ce11">
            <text:p>654.654</text:p>
          </table:table-cell>
          <table:table-cell office:value-type="float" office:value="0" table:style-name="ce54">
            <text:p>0.000</text:p>
          </table:table-cell>
          <table:table-cell office:value-type="float" office:value="654.65400000000034" table:style-name="ce11">
            <text:p>654.654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6172.0380000000005" table:style-name="ce11">
            <text:p>6,172.038</text:p>
          </table:table-cell>
          <table:table-cell office:value-type="float" office:value="0" table:style-name="ce54">
            <text:p>0.000</text:p>
          </table:table-cell>
          <table:table-cell office:value-type="float" office:value="6172.0380000000005" table:style-name="ce11">
            <text:p>6,172.03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553.83399999999995" table:style-name="ce11">
            <text:p>553.834</text:p>
          </table:table-cell>
          <table:table-cell office:value-type="float" office:value="0" table:style-name="ce54">
            <text:p>0.000</text:p>
          </table:table-cell>
          <table:table-cell office:value-type="float" office:value="553.83399999999995" table:style-name="ce11">
            <text:p>553.83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40.733" table:style-name="ce11">
            <text:p>140.733</text:p>
          </table:table-cell>
          <table:table-cell office:value-type="float" office:value="0" table:style-name="ce54">
            <text:p>0.000</text:p>
          </table:table-cell>
          <table:table-cell office:value-type="float" office:value="140.733" table:style-name="ce11">
            <text:p>140.73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547.6339999999999" table:style-name="ce11">
            <text:p>547.634</text:p>
          </table:table-cell>
          <table:table-cell office:value-type="float" office:value="0" table:style-name="ce54">
            <text:p>0.000</text:p>
          </table:table-cell>
          <table:table-cell office:value-type="float" office:value="547.6339999999999" table:style-name="ce11">
            <text:p>547.63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34.791000000000004" table:style-name="ce11">
            <text:p>34.791</text:p>
          </table:table-cell>
          <table:table-cell office:value-type="float" office:value="0" table:style-name="ce54">
            <text:p>0.000</text:p>
          </table:table-cell>
          <table:table-cell office:value-type="float" office:value="34.791000000000004" table:style-name="ce11">
            <text:p>34.79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32.021000000000001" table:style-name="ce11">
            <text:p>32.021</text:p>
          </table:table-cell>
          <table:table-cell office:value-type="float" office:value="0" table:style-name="ce54">
            <text:p>0.000</text:p>
          </table:table-cell>
          <table:table-cell office:value-type="float" office:value="32.021000000000001" table:style-name="ce11">
            <text:p>32.02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43.262999999999998" table:style-name="ce11">
            <text:p>43.263</text:p>
          </table:table-cell>
          <table:table-cell office:value-type="float" office:value="0" table:style-name="ce54">
            <text:p>0.000</text:p>
          </table:table-cell>
          <table:table-cell office:value-type="float" office:value="43.262999999999998" table:style-name="ce11">
            <text:p>43.26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55.518" table:style-name="ce11">
            <text:p>155.518</text:p>
          </table:table-cell>
          <table:table-cell office:value-type="float" office:value="0" table:style-name="ce54">
            <text:p>0.000</text:p>
          </table:table-cell>
          <table:table-cell office:value-type="float" office:value="155.518" table:style-name="ce11">
            <text:p>155.51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932.44800000000009" table:style-name="ce11">
            <text:p>932.448</text:p>
          </table:table-cell>
          <table:table-cell office:value-type="float" office:value="0" table:style-name="ce54">
            <text:p>0.000</text:p>
          </table:table-cell>
          <table:table-cell office:value-type="float" office:value="932.44800000000009" table:style-name="ce11">
            <text:p>932.44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372.6139999999987" table:style-name="ce11">
            <text:p>4,372.614</text:p>
          </table:table-cell>
          <table:table-cell office:value-type="float" office:value="0" table:style-name="ce54">
            <text:p>0.000</text:p>
          </table:table-cell>
          <table:table-cell office:value-type="float" office:value="4372.6139999999987" table:style-name="ce11">
            <text:p>4,372.61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20.93" table:style-name="ce11">
            <text:p>20.930</text:p>
          </table:table-cell>
          <table:table-cell office:value-type="float" office:value="0" table:style-name="ce54">
            <text:p>0.000</text:p>
          </table:table-cell>
          <table:table-cell office:value-type="float" office:value="20.93" table:style-name="ce11">
            <text:p>20.93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55">
            <text:p>0.000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54">
            <text:p>0.00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5853.948" table:style-name="ce14">
            <text:p>15,853.948</text:p>
          </table:table-cell>
          <table:table-cell office:value-type="float" office:value="0" table:style-name="ce15">
            <text:p>0.000</text:p>
          </table:table-cell>
          <table:table-cell office:value-type="float" office:value="15853.948" table:style-name="ce57">
            <text:p>15,853.94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Period covered: October to December 2018</text:p>
          </table:table-cell>
          <table:table-cell table:style-name="ce1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Report run on: 26/02/2019</text:p>
          </table:table-cell>
          <table:table-cell table:style-name="ce1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5">
          <table:table-cell table:number-columns-repeated="2" table:style-name="ce1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10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831.1990000000005" table:style-name="ce11">
            <text:p>1,831.199</text:p>
          </table:table-cell>
          <table:table-cell office:value-type="float" office:value="0" table:style-name="ce49">
            <text:p>0.000</text:p>
          </table:table-cell>
          <table:table-cell office:value-type="float" office:value="1831.1990000000005" table:style-name="ce11">
            <text:p>1,831.19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544.93800000000022" table:style-name="ce11">
            <text:p>544.938</text:p>
          </table:table-cell>
          <table:table-cell office:value-type="float" office:value="0" table:style-name="ce49">
            <text:p>0.000</text:p>
          </table:table-cell>
          <table:table-cell office:value-type="float" office:value="544.93800000000022" table:style-name="ce11">
            <text:p>544.93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4865.5959999999986" table:style-name="ce11">
            <text:p>4,865.596</text:p>
          </table:table-cell>
          <table:table-cell office:value-type="float" office:value="0" table:style-name="ce49">
            <text:p>0.000</text:p>
          </table:table-cell>
          <table:table-cell office:value-type="float" office:value="4865.5959999999986" table:style-name="ce11">
            <text:p>4,865.59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12.36300000000003" table:style-name="ce11">
            <text:p>112.363</text:p>
          </table:table-cell>
          <table:table-cell office:value-type="float" office:value="0" table:style-name="ce49">
            <text:p>0.000</text:p>
          </table:table-cell>
          <table:table-cell office:value-type="float" office:value="112.36300000000003" table:style-name="ce11">
            <text:p>112.36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316.41200000000003" table:style-name="ce11">
            <text:p>316.412</text:p>
          </table:table-cell>
          <table:table-cell office:value-type="float" office:value="0" table:style-name="ce49">
            <text:p>0.000</text:p>
          </table:table-cell>
          <table:table-cell office:value-type="float" office:value="316.41200000000003" table:style-name="ce11">
            <text:p>316.41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498.87100000000004" table:style-name="ce11">
            <text:p>498.871</text:p>
          </table:table-cell>
          <table:table-cell office:value-type="float" office:value="0" table:style-name="ce49">
            <text:p>0.000</text:p>
          </table:table-cell>
          <table:table-cell office:value-type="float" office:value="498.87100000000004" table:style-name="ce11">
            <text:p>498.87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13.148" table:style-name="ce11">
            <text:p>13.148</text:p>
          </table:table-cell>
          <table:table-cell office:value-type="float" office:value="0" table:style-name="ce49">
            <text:p>0.000</text:p>
          </table:table-cell>
          <table:table-cell office:value-type="float" office:value="13.148" table:style-name="ce11">
            <text:p>13.14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66.77000000000001" table:style-name="ce11">
            <text:p>66.770</text:p>
          </table:table-cell>
          <table:table-cell office:value-type="float" office:value="0" table:style-name="ce49">
            <text:p>0.000</text:p>
          </table:table-cell>
          <table:table-cell office:value-type="float" office:value="66.77000000000001" table:style-name="ce11">
            <text:p>66.77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248.54199999999997" table:style-name="ce11">
            <text:p>248.542</text:p>
          </table:table-cell>
          <table:table-cell office:value-type="float" office:value="0" table:style-name="ce49">
            <text:p>0.000</text:p>
          </table:table-cell>
          <table:table-cell office:value-type="float" office:value="248.54199999999997" table:style-name="ce11">
            <text:p>248.54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241.85000000000002" table:style-name="ce11">
            <text:p>241.850</text:p>
          </table:table-cell>
          <table:table-cell office:value-type="float" office:value="0" table:style-name="ce49">
            <text:p>0.000</text:p>
          </table:table-cell>
          <table:table-cell office:value-type="float" office:value="241.85000000000002" table:style-name="ce11">
            <text:p>241.85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773.67499999999984" table:style-name="ce11">
            <text:p>773.675</text:p>
          </table:table-cell>
          <table:table-cell office:value-type="float" office:value="0" table:style-name="ce49">
            <text:p>0.000</text:p>
          </table:table-cell>
          <table:table-cell office:value-type="float" office:value="773.67499999999984" table:style-name="ce11">
            <text:p>773.675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3697.0329999999999" table:style-name="ce11">
            <text:p>3,697.033</text:p>
          </table:table-cell>
          <table:table-cell office:value-type="float" office:value="0" table:style-name="ce49">
            <text:p>0.000</text:p>
          </table:table-cell>
          <table:table-cell office:value-type="float" office:value="3697.0329999999999" table:style-name="ce11">
            <text:p>3,697.03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21.944999999999997" table:style-name="ce11">
            <text:p>21.945</text:p>
          </table:table-cell>
          <table:table-cell office:value-type="float" office:value="0" table:style-name="ce49">
            <text:p>0.000</text:p>
          </table:table-cell>
          <table:table-cell office:value-type="float" office:value="21.944999999999997" table:style-name="ce11">
            <text:p>21.945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49">
            <text:p>0.00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3232.341999999999" table:style-name="ce14">
            <text:p>13,232.342</text:p>
          </table:table-cell>
          <table:table-cell office:value-type="float" office:value="0" table:style-name="ce15">
            <text:p>0.000</text:p>
          </table:table-cell>
          <table:table-cell office:value-type="float" office:value="13232.341999999999" table:style-name="ce14">
            <text:p>13,232.34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Period covered: January to December 2018</text:p>
          </table:table-cell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Report run on: 26/02/2019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5">
          <table:table-cell table:number-columns-repeated="6" table:style-name="ce1"/>
          <table:table-cell table:number-columns-repeated="16378" table:style-name="ce2"/>
        </table:table-row>
        <table:table-row table:style-name="ro9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8049.3510000000006" table:style-name="ce11">
            <text:p>8,049.351</text:p>
          </table:table-cell>
          <table:table-cell office:value-type="float" office:value="0" table:style-name="ce49">
            <text:p>0.000</text:p>
          </table:table-cell>
          <table:table-cell office:value-type="float" office:value="8049.3510000000006" table:style-name="ce49">
            <text:p>8,049.35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3045.2730000000006" table:style-name="ce11">
            <text:p>3,045.273</text:p>
          </table:table-cell>
          <table:table-cell office:value-type="float" office:value="0" table:style-name="ce49">
            <text:p>0.000</text:p>
          </table:table-cell>
          <table:table-cell office:value-type="float" office:value="3045.2730000000006" table:style-name="ce49">
            <text:p>3,045.27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23144.142" table:style-name="ce11">
            <text:p>23,144.142</text:p>
          </table:table-cell>
          <table:table-cell office:value-type="float" office:value="0" table:style-name="ce49">
            <text:p>0.000</text:p>
          </table:table-cell>
          <table:table-cell office:value-type="float" office:value="23144.142" table:style-name="ce49">
            <text:p>23,144.14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912.2320000000002" table:style-name="ce11">
            <text:p>1,912.232</text:p>
          </table:table-cell>
          <table:table-cell office:value-type="float" office:value="0" table:style-name="ce49">
            <text:p>0.000</text:p>
          </table:table-cell>
          <table:table-cell office:value-type="float" office:value="1912.232" table:style-name="ce49">
            <text:p>1,912.23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076.69" table:style-name="ce11">
            <text:p>1,076.690</text:p>
          </table:table-cell>
          <table:table-cell office:value-type="float" office:value="0" table:style-name="ce49">
            <text:p>0.000</text:p>
          </table:table-cell>
          <table:table-cell office:value-type="float" office:value="1076.69" table:style-name="ce49">
            <text:p>1,076.69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1943.62" table:style-name="ce11">
            <text:p>1,943.620</text:p>
          </table:table-cell>
          <table:table-cell office:value-type="float" office:value="0" table:style-name="ce49">
            <text:p>0.000</text:p>
          </table:table-cell>
          <table:table-cell office:value-type="float" office:value="1943.62" table:style-name="ce49">
            <text:p>1,943.62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91.087999999999994" table:style-name="ce11">
            <text:p>91.088</text:p>
          </table:table-cell>
          <table:table-cell office:value-type="float" office:value="0" table:style-name="ce49">
            <text:p>0.000</text:p>
          </table:table-cell>
          <table:table-cell office:value-type="float" office:value="91.088000000000022" table:style-name="ce49">
            <text:p>91.08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245.90399999999997" table:style-name="ce11">
            <text:p>245.904</text:p>
          </table:table-cell>
          <table:table-cell office:value-type="float" office:value="0" table:style-name="ce49">
            <text:p>0.000</text:p>
          </table:table-cell>
          <table:table-cell office:value-type="float" office:value="245.90399999999997" table:style-name="ce49">
            <text:p>245.90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451.71100000000001" table:style-name="ce11">
            <text:p>451.711</text:p>
          </table:table-cell>
          <table:table-cell office:value-type="float" office:value="0" table:style-name="ce49">
            <text:p>0.000</text:p>
          </table:table-cell>
          <table:table-cell office:value-type="float" office:value="451.71099999999996" table:style-name="ce49">
            <text:p>451.71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750.50200000000007" table:style-name="ce11">
            <text:p>750.502</text:p>
          </table:table-cell>
          <table:table-cell office:value-type="float" office:value="0" table:style-name="ce49">
            <text:p>0.000</text:p>
          </table:table-cell>
          <table:table-cell office:value-type="float" office:value="750.50200000000007" table:style-name="ce49">
            <text:p>750.50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4075.0660000000003" table:style-name="ce11">
            <text:p>4,075.066</text:p>
          </table:table-cell>
          <table:table-cell office:value-type="float" office:value="0" table:style-name="ce49">
            <text:p>0.000</text:p>
          </table:table-cell>
          <table:table-cell office:value-type="float" office:value="4075.0659999999998" table:style-name="ce49">
            <text:p>4,075.06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16535.307000000001" table:style-name="ce11">
            <text:p>16,535.307</text:p>
          </table:table-cell>
          <table:table-cell office:value-type="float" office:value="0" table:style-name="ce49">
            <text:p>0.000</text:p>
          </table:table-cell>
          <table:table-cell office:value-type="float" office:value="16535.307000000001" table:style-name="ce49">
            <text:p>16,535.30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88.945999999999998" table:style-name="ce11">
            <text:p>88.946</text:p>
          </table:table-cell>
          <table:table-cell office:value-type="float" office:value="0" table:style-name="ce49">
            <text:p>0.000</text:p>
          </table:table-cell>
          <table:table-cell office:value-type="float" office:value="88.946000000000012" table:style-name="ce49">
            <text:p>88.94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61409.832000000002" table:style-name="ce14">
            <text:p>61,409.832</text:p>
          </table:table-cell>
          <table:table-cell office:value-type="float" office:value="0" table:style-name="ce15">
            <text:p>0.000</text:p>
          </table:table-cell>
          <table:table-cell office:value-type="float" office:value="61409.832000000002" table:style-name="ce15">
            <text:p>61,409.83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KEY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7">
          <table:table-cell office:value-type="string" table:number-columns-spanned="2" table:number-rows-spanned="1" table:style-name="ce59">
            <text:p>Non-obligated WEEE Received</text:p>
          </table:table-cell>
          <table:covered-table-cell/>
          <table:table-cell office:value-type="string" table:number-columns-spanned="3" table:number-rows-spanned="1" table:style-name="ce60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60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60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5">
          <table:table-cell table:number-columns-repeated="5" table:style-name="ce51"/>
          <table:table-cell table:style-name="ce1"/>
          <table:table-cell table:number-columns-repeated="16378"/>
        </table:table-row>
        <table:table-row table:style-name="ro5">
          <table:table-cell office:value-type="string" table:style-name="ce52">
            <text:p>Notes</text:p>
          </table:table-cell>
          <table:table-cell table:number-columns-repeated="4" table:style-name="ce51"/>
          <table:table-cell table:style-name="ce1"/>
          <table:table-cell table:number-columns-repeated="16378"/>
        </table:table-row>
        <table:table-row table:style-name="ro5">
          <table:table-cell office:value-type="string" table:number-columns-spanned="5" table:number-rows-spanned="1" table:style-name="ce62">
            <text:p>We are currently investigating the large decrease in the non-obligated WEEE received reported for 2018</text:p>
          </table:table-cell>
          <table:covered-table-cell table:number-columns-repeated="4"/>
          <table:table-cell table:style-name="ce1"/>
          <table:table-cell table:number-columns-repeated="16378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3">
            <text:p>© Environment Agency copyright and database right 2019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64" table:style-name="ro5">
          <table:table-cell table:number-columns-repeated="16384"/>
        </table:table-row>
        <table:named-expressions>
          <table:named-range table:name="Print_Area" table:cell-range-address="2018_Quarter_1_-_4.$A$1:2018_Quarter_1_-_4.$F$112" table:base-cell-address="2018_Quarter_1_-_4.$A$1"/>
        </table:named-expressions>
      </table:table>
      <table:table table:name="2017_Quarter_1_-_4" table:style-name="ta3">
        <table:table-column table:style-name="co1" table:default-cell-style-name="ce1"/>
        <table:table-column table:style-name="co2" table:default-cell-style-name="ce1"/>
        <table:table-column table:style-name="co15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7" draw:style-name="a7" draw:name="Picture 2" svg:x="0.05in" svg:y="0.075in" svg:width="2.66302in" svg:height="0.71667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21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March 2017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Report run:26/3/2018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0520.462" table:style-name="ce11">
            <text:p>10,520.462</text:p>
          </table:table-cell>
          <table:table-cell office:value-type="float" office:value="0" table:style-name="ce49">
            <text:p>0.000</text:p>
          </table:table-cell>
          <table:table-cell office:value-type="float" office:value="10520.462" table:style-name="ce11">
            <text:p>10,520.462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146.6099999999999" table:style-name="ce11">
            <text:p>1,146.610</text:p>
          </table:table-cell>
          <table:table-cell office:value-type="float" office:value="0" table:style-name="ce49">
            <text:p>0.000</text:p>
          </table:table-cell>
          <table:table-cell office:value-type="float" office:value="1146.6099999999999" table:style-name="ce11">
            <text:p>1,146.610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6407.1929999999984" table:style-name="ce11">
            <text:p>6,407.193</text:p>
          </table:table-cell>
          <table:table-cell office:value-type="float" office:value="0" table:style-name="ce49">
            <text:p>0.000</text:p>
          </table:table-cell>
          <table:table-cell office:value-type="float" office:value="6407.1929999999984" table:style-name="ce11">
            <text:p>6,407.193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948.11599999999987" table:style-name="ce11">
            <text:p>948.116</text:p>
          </table:table-cell>
          <table:table-cell office:value-type="float" office:value="0" table:style-name="ce49">
            <text:p>0.000</text:p>
          </table:table-cell>
          <table:table-cell office:value-type="float" office:value="948.11599999999987" table:style-name="ce11">
            <text:p>948.116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458.53599999999994" table:style-name="ce11">
            <text:p>458.536</text:p>
          </table:table-cell>
          <table:table-cell office:value-type="float" office:value="0" table:style-name="ce49">
            <text:p>0.000</text:p>
          </table:table-cell>
          <table:table-cell office:value-type="float" office:value="458.53599999999994" table:style-name="ce11">
            <text:p>458.536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609.13900000000001" table:style-name="ce11">
            <text:p>609.139</text:p>
          </table:table-cell>
          <table:table-cell office:value-type="float" office:value="0" table:style-name="ce49">
            <text:p>0.000</text:p>
          </table:table-cell>
          <table:table-cell office:value-type="float" office:value="609.13900000000001" table:style-name="ce11">
            <text:p>609.139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46.326000000000001" table:style-name="ce11">
            <text:p>46.326</text:p>
          </table:table-cell>
          <table:table-cell office:value-type="float" office:value="0" table:style-name="ce49">
            <text:p>0.000</text:p>
          </table:table-cell>
          <table:table-cell office:value-type="float" office:value="46.326000000000001" table:style-name="ce11">
            <text:p>46.326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68.162000000000006" table:style-name="ce11">
            <text:p>68.162</text:p>
          </table:table-cell>
          <table:table-cell office:value-type="float" office:value="0" table:style-name="ce49">
            <text:p>0.000</text:p>
          </table:table-cell>
          <table:table-cell office:value-type="float" office:value="68.162000000000006" table:style-name="ce11">
            <text:p>68.162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331.58599999999984" table:style-name="ce11">
            <text:p>331.586</text:p>
          </table:table-cell>
          <table:table-cell office:value-type="float" office:value="0" table:style-name="ce49">
            <text:p>0.000</text:p>
          </table:table-cell>
          <table:table-cell office:value-type="float" office:value="331.58599999999984" table:style-name="ce11">
            <text:p>331.586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9.533000000000001" table:style-name="ce11">
            <text:p>19.533</text:p>
          </table:table-cell>
          <table:table-cell office:value-type="float" office:value="0" table:style-name="ce49">
            <text:p>0.000</text:p>
          </table:table-cell>
          <table:table-cell office:value-type="float" office:value="19.533000000000001" table:style-name="ce11">
            <text:p>19.533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4628.8850000000002" table:style-name="ce11">
            <text:p>4,628.885</text:p>
          </table:table-cell>
          <table:table-cell office:value-type="float" office:value="0" table:style-name="ce49">
            <text:p>0.000</text:p>
          </table:table-cell>
          <table:table-cell office:value-type="float" office:value="4628.8850000000002" table:style-name="ce11">
            <text:p>4,628.885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5904.3229999999985" table:style-name="ce11">
            <text:p>5,904.323</text:p>
          </table:table-cell>
          <table:table-cell office:value-type="float" office:value="0" table:style-name="ce49">
            <text:p>0.000</text:p>
          </table:table-cell>
          <table:table-cell office:value-type="float" office:value="5904.3229999999985" table:style-name="ce11">
            <text:p>5,904.323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80.38300000000001" table:style-name="ce11">
            <text:p>80.383</text:p>
          </table:table-cell>
          <table:table-cell office:value-type="float" office:value="0" table:style-name="ce49">
            <text:p>0.000</text:p>
          </table:table-cell>
          <table:table-cell office:value-type="float" office:value="80.38300000000001" table:style-name="ce11">
            <text:p>80.383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49">
            <text:p>0.000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1169.253999999997" table:style-name="ce14">
            <text:p>31,169.254</text:p>
          </table:table-cell>
          <table:table-cell office:value-type="float" office:value="0" table:style-name="ce15">
            <text:p>0.000</text:p>
          </table:table-cell>
          <table:table-cell office:value-type="float" office:value="31169.253999999997" table:style-name="ce14">
            <text:p>31,169.254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April to June 2017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:26/3/2018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9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1227.842000000002" table:style-name="ce11">
            <text:p>11,227.842</text:p>
          </table:table-cell>
          <table:table-cell table:style-name="ce49"/>
          <table:table-cell office:value-type="float" office:value="11227.842000000002" table:style-name="ce11">
            <text:p>11,227.842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923.19100000000003" table:style-name="ce11">
            <text:p>923.191</text:p>
          </table:table-cell>
          <table:table-cell office:value-type="float" office:value="0" table:style-name="ce49">
            <text:p>0.000</text:p>
          </table:table-cell>
          <table:table-cell office:value-type="float" office:value="923.19100000000003" table:style-name="ce11">
            <text:p>923.191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6444.2569999999978" table:style-name="ce11">
            <text:p>6,444.257</text:p>
          </table:table-cell>
          <table:table-cell office:value-type="float" office:value="0" table:style-name="ce49">
            <text:p>0.000</text:p>
          </table:table-cell>
          <table:table-cell office:value-type="float" office:value="6444.2569999999978" table:style-name="ce11">
            <text:p>6,444.257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572.01300000000003" table:style-name="ce11">
            <text:p>572.013</text:p>
          </table:table-cell>
          <table:table-cell office:value-type="float" office:value="0" table:style-name="ce49">
            <text:p>0.000</text:p>
          </table:table-cell>
          <table:table-cell office:value-type="float" office:value="572.01300000000003" table:style-name="ce11">
            <text:p>572.013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270.85899999999998" table:style-name="ce11">
            <text:p>270.859</text:p>
          </table:table-cell>
          <table:table-cell office:value-type="float" office:value="0" table:style-name="ce49">
            <text:p>0.000</text:p>
          </table:table-cell>
          <table:table-cell office:value-type="float" office:value="270.85899999999998" table:style-name="ce11">
            <text:p>270.859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846.00900000000001" table:style-name="ce11">
            <text:p>846.009</text:p>
          </table:table-cell>
          <table:table-cell office:value-type="float" office:value="0" table:style-name="ce49">
            <text:p>0.000</text:p>
          </table:table-cell>
          <table:table-cell office:value-type="float" office:value="846.00900000000001" table:style-name="ce11">
            <text:p>846.009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24.543000000000003" table:style-name="ce11">
            <text:p>24.543</text:p>
          </table:table-cell>
          <table:table-cell office:value-type="float" office:value="0" table:style-name="ce49">
            <text:p>0.000</text:p>
          </table:table-cell>
          <table:table-cell office:value-type="float" office:value="24.543000000000003" table:style-name="ce11">
            <text:p>24.543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46.865000000000002" table:style-name="ce11">
            <text:p>46.865</text:p>
          </table:table-cell>
          <table:table-cell office:value-type="float" office:value="0" table:style-name="ce49">
            <text:p>0.000</text:p>
          </table:table-cell>
          <table:table-cell office:value-type="float" office:value="46.865000000000002" table:style-name="ce11">
            <text:p>46.865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201.285" table:style-name="ce11">
            <text:p>201.285</text:p>
          </table:table-cell>
          <table:table-cell office:value-type="float" office:value="0" table:style-name="ce49">
            <text:p>0.000</text:p>
          </table:table-cell>
          <table:table-cell office:value-type="float" office:value="201.285" table:style-name="ce11">
            <text:p>201.285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227.08199999999999" table:style-name="ce11">
            <text:p>227.082</text:p>
          </table:table-cell>
          <table:table-cell office:value-type="float" office:value="0" table:style-name="ce49">
            <text:p>0.000</text:p>
          </table:table-cell>
          <table:table-cell office:value-type="float" office:value="227.08199999999999" table:style-name="ce11">
            <text:p>227.082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756.8749999999991" table:style-name="ce11">
            <text:p>2,756.875</text:p>
          </table:table-cell>
          <table:table-cell office:value-type="float" office:value="0" table:style-name="ce49">
            <text:p>0.000</text:p>
          </table:table-cell>
          <table:table-cell office:value-type="float" office:value="2756.8749999999991" table:style-name="ce11">
            <text:p>2,756.875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5600.3500000000031" table:style-name="ce11">
            <text:p>5,600.350</text:p>
          </table:table-cell>
          <table:table-cell office:value-type="float" office:value="0" table:style-name="ce49">
            <text:p>0.000</text:p>
          </table:table-cell>
          <table:table-cell office:value-type="float" office:value="5600.3500000000031" table:style-name="ce11">
            <text:p>5,600.350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57.391999999999996" table:style-name="ce11">
            <text:p>57.392</text:p>
          </table:table-cell>
          <table:table-cell office:value-type="float" office:value="0" table:style-name="ce49">
            <text:p>0.000</text:p>
          </table:table-cell>
          <table:table-cell office:value-type="float" office:value="57.391999999999996" table:style-name="ce11">
            <text:p>57.392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49">
            <text:p>0.000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29198.563000000002" table:style-name="ce14">
            <text:p>29,198.563</text:p>
          </table:table-cell>
          <table:table-cell office:value-type="float" office:value="0" table:style-name="ce15">
            <text:p>0.000</text:p>
          </table:table-cell>
          <table:table-cell office:value-type="float" office:value="29198.563000000002" table:style-name="ce14">
            <text:p>29,198.563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8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July to September 2017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:26/3/2018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9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2823.782999999996" table:style-name="ce11">
            <text:p>12,823.783</text:p>
          </table:table-cell>
          <table:table-cell table:style-name="ce49"/>
          <table:table-cell office:value-type="float" office:value="12823.782999999996" table:style-name="ce11">
            <text:p>12,823.78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820.52300000000014" table:style-name="ce11">
            <text:p>820.523</text:p>
          </table:table-cell>
          <table:table-cell office:value-type="float" office:value="0" table:style-name="ce49">
            <text:p>0.000</text:p>
          </table:table-cell>
          <table:table-cell office:value-type="float" office:value="820.52300000000014" table:style-name="ce11">
            <text:p>820.52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6502.3410000000003" table:style-name="ce11">
            <text:p>6,502.341</text:p>
          </table:table-cell>
          <table:table-cell office:value-type="float" office:value="0" table:style-name="ce49">
            <text:p>0.000</text:p>
          </table:table-cell>
          <table:table-cell office:value-type="float" office:value="6502.3410000000003" table:style-name="ce11">
            <text:p>6,502.341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650.29300000000001" table:style-name="ce11">
            <text:p>650.293</text:p>
          </table:table-cell>
          <table:table-cell office:value-type="float" office:value="0" table:style-name="ce49">
            <text:p>0.000</text:p>
          </table:table-cell>
          <table:table-cell office:value-type="float" office:value="650.29300000000001" table:style-name="ce11">
            <text:p>650.29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222.16899999999998" table:style-name="ce11">
            <text:p>222.169</text:p>
          </table:table-cell>
          <table:table-cell office:value-type="float" office:value="0" table:style-name="ce49">
            <text:p>0.000</text:p>
          </table:table-cell>
          <table:table-cell office:value-type="float" office:value="222.16899999999998" table:style-name="ce11">
            <text:p>222.16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383.93200000000007" table:style-name="ce11">
            <text:p>383.932</text:p>
          </table:table-cell>
          <table:table-cell office:value-type="float" office:value="0" table:style-name="ce49">
            <text:p>0.000</text:p>
          </table:table-cell>
          <table:table-cell office:value-type="float" office:value="383.93200000000007" table:style-name="ce11">
            <text:p>383.93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20.154" table:style-name="ce11">
            <text:p>20.154</text:p>
          </table:table-cell>
          <table:table-cell office:value-type="float" office:value="0" table:style-name="ce49">
            <text:p>0.000</text:p>
          </table:table-cell>
          <table:table-cell office:value-type="float" office:value="20.154" table:style-name="ce11">
            <text:p>20.15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48.807000000000002" table:style-name="ce11">
            <text:p>48.807</text:p>
          </table:table-cell>
          <table:table-cell office:value-type="float" office:value="0" table:style-name="ce49">
            <text:p>0.000</text:p>
          </table:table-cell>
          <table:table-cell office:value-type="float" office:value="48.807000000000002" table:style-name="ce11">
            <text:p>48.80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08.24299999999999" table:style-name="ce11">
            <text:p>108.243</text:p>
          </table:table-cell>
          <table:table-cell office:value-type="float" office:value="0" table:style-name="ce49">
            <text:p>0.000</text:p>
          </table:table-cell>
          <table:table-cell office:value-type="float" office:value="108.24299999999999" table:style-name="ce11">
            <text:p>108.24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25.60299999999999" table:style-name="ce11">
            <text:p>125.603</text:p>
          </table:table-cell>
          <table:table-cell office:value-type="float" office:value="0" table:style-name="ce49">
            <text:p>0.000</text:p>
          </table:table-cell>
          <table:table-cell office:value-type="float" office:value="125.60299999999999" table:style-name="ce11">
            <text:p>125.60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3716.018" table:style-name="ce11">
            <text:p>3,716.018</text:p>
          </table:table-cell>
          <table:table-cell office:value-type="float" office:value="0" table:style-name="ce49">
            <text:p>0.000</text:p>
          </table:table-cell>
          <table:table-cell office:value-type="float" office:value="3716.018" table:style-name="ce11">
            <text:p>3,716.01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6779.2829999999985" table:style-name="ce11">
            <text:p>6,779.283</text:p>
          </table:table-cell>
          <table:table-cell office:value-type="float" office:value="0" table:style-name="ce49">
            <text:p>0.000</text:p>
          </table:table-cell>
          <table:table-cell office:value-type="float" office:value="6779.2829999999985" table:style-name="ce11">
            <text:p>6,779.28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69.381999999999991" table:style-name="ce11">
            <text:p>69.382</text:p>
          </table:table-cell>
          <table:table-cell office:value-type="float" office:value="0" table:style-name="ce49">
            <text:p>0.000</text:p>
          </table:table-cell>
          <table:table-cell office:value-type="float" office:value="69.381999999999991" table:style-name="ce11">
            <text:p>69.38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49">
            <text:p>0.00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2270.530999999992" table:style-name="ce14">
            <text:p>32,270.531</text:p>
          </table:table-cell>
          <table:table-cell office:value-type="float" office:value="0" table:style-name="ce15">
            <text:p>0.000</text:p>
          </table:table-cell>
          <table:table-cell office:value-type="float" office:value="32270.530999999992" table:style-name="ce14">
            <text:p>32,270.53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Period covered: October to December 2017</text:p>
          </table:table-cell>
          <table:table-cell table:style-name="ce1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Report run:26/3/2018</text:p>
          </table:table-cell>
          <table:table-cell table:style-name="ce1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5">
          <table:table-cell table:number-columns-repeated="2" table:style-name="ce1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10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1945.901" table:style-name="ce11">
            <text:p>11,945.901</text:p>
          </table:table-cell>
          <table:table-cell office:value-type="float" office:value="0" table:style-name="ce49">
            <text:p>0.000</text:p>
          </table:table-cell>
          <table:table-cell office:value-type="float" office:value="11945.901" table:style-name="ce11">
            <text:p>11,945.90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906.19899999999984" table:style-name="ce11">
            <text:p>906.199</text:p>
          </table:table-cell>
          <table:table-cell office:value-type="float" office:value="0" table:style-name="ce49">
            <text:p>0.000</text:p>
          </table:table-cell>
          <table:table-cell office:value-type="float" office:value="906.19899999999984" table:style-name="ce11">
            <text:p>906.19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5063.2969999999996" table:style-name="ce11">
            <text:p>5,063.297</text:p>
          </table:table-cell>
          <table:table-cell office:value-type="float" office:value="0" table:style-name="ce49">
            <text:p>0.000</text:p>
          </table:table-cell>
          <table:table-cell office:value-type="float" office:value="5063.2969999999996" table:style-name="ce11">
            <text:p>5,063.29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509.64099999999996" table:style-name="ce11">
            <text:p>509.641</text:p>
          </table:table-cell>
          <table:table-cell office:value-type="float" office:value="0" table:style-name="ce49">
            <text:p>0.000</text:p>
          </table:table-cell>
          <table:table-cell office:value-type="float" office:value="509.64099999999996" table:style-name="ce11">
            <text:p>509.64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98.77399999999997" table:style-name="ce11">
            <text:p>198.774</text:p>
          </table:table-cell>
          <table:table-cell office:value-type="float" office:value="0" table:style-name="ce49">
            <text:p>0.000</text:p>
          </table:table-cell>
          <table:table-cell office:value-type="float" office:value="198.77399999999997" table:style-name="ce11">
            <text:p>198.77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314.43599999999998" table:style-name="ce11">
            <text:p>314.436</text:p>
          </table:table-cell>
          <table:table-cell office:value-type="float" office:value="0" table:style-name="ce49">
            <text:p>0.000</text:p>
          </table:table-cell>
          <table:table-cell office:value-type="float" office:value="314.43599999999998" table:style-name="ce11">
            <text:p>314.43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22.044999999999998" table:style-name="ce11">
            <text:p>22.045</text:p>
          </table:table-cell>
          <table:table-cell office:value-type="float" office:value="0" table:style-name="ce49">
            <text:p>0.000</text:p>
          </table:table-cell>
          <table:table-cell office:value-type="float" office:value="22.044999999999998" table:style-name="ce11">
            <text:p>22.045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71.589000000000013" table:style-name="ce11">
            <text:p>71.589</text:p>
          </table:table-cell>
          <table:table-cell office:value-type="float" office:value="0" table:style-name="ce49">
            <text:p>0.000</text:p>
          </table:table-cell>
          <table:table-cell office:value-type="float" office:value="71.589000000000013" table:style-name="ce11">
            <text:p>71.58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80.592999999999989" table:style-name="ce11">
            <text:p>80.593</text:p>
          </table:table-cell>
          <table:table-cell office:value-type="float" office:value="0" table:style-name="ce49">
            <text:p>0.000</text:p>
          </table:table-cell>
          <table:table-cell office:value-type="float" office:value="80.592999999999989" table:style-name="ce11">
            <text:p>80.59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228.54200000000003" table:style-name="ce11">
            <text:p>228.542</text:p>
          </table:table-cell>
          <table:table-cell office:value-type="float" office:value="0" table:style-name="ce49">
            <text:p>0.000</text:p>
          </table:table-cell>
          <table:table-cell office:value-type="float" office:value="228.54200000000003" table:style-name="ce11">
            <text:p>228.54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294.431" table:style-name="ce11">
            <text:p>1,294.431</text:p>
          </table:table-cell>
          <table:table-cell office:value-type="float" office:value="0" table:style-name="ce49">
            <text:p>0.000</text:p>
          </table:table-cell>
          <table:table-cell office:value-type="float" office:value="1294.431" table:style-name="ce11">
            <text:p>1,294.43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5265.081000000001" table:style-name="ce11">
            <text:p>5,265.081</text:p>
          </table:table-cell>
          <table:table-cell office:value-type="float" office:value="0" table:style-name="ce49">
            <text:p>0.000</text:p>
          </table:table-cell>
          <table:table-cell office:value-type="float" office:value="5265.081000000001" table:style-name="ce11">
            <text:p>5,265.08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53.181000000000004" table:style-name="ce11">
            <text:p>53.181</text:p>
          </table:table-cell>
          <table:table-cell office:value-type="float" office:value="0" table:style-name="ce49">
            <text:p>0.000</text:p>
          </table:table-cell>
          <table:table-cell office:value-type="float" office:value="53.181000000000004" table:style-name="ce11">
            <text:p>53.18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11">
            <text:p>0.00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25953.710000000003" table:style-name="ce14">
            <text:p>25,953.710</text:p>
          </table:table-cell>
          <table:table-cell office:value-type="float" office:value="0" table:style-name="ce49">
            <text:p>0.000</text:p>
          </table:table-cell>
          <table:table-cell office:value-type="float" office:value="25953.710000000003" table:style-name="ce11">
            <text:p>25,953.710</text:p>
          </table:table-cell>
          <table:table-cell table:style-name="ce1"/>
          <table:table-cell table:number-columns-repeated="16378" table:style-name="ce2"/>
        </table:table-row>
        <table:table-row table:number-rows-repeated="2"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Period covered: January to December 2017</text:p>
          </table:table-cell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Report run:26/3/2018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5">
          <table:table-cell table:number-columns-repeated="6" table:style-name="ce1"/>
          <table:table-cell table:number-columns-repeated="16378" table:style-name="ce2"/>
        </table:table-row>
        <table:table-row table:style-name="ro9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46517.987999999998" table:style-name="ce11">
            <text:p>46,517.988</text:p>
          </table:table-cell>
          <table:table-cell office:value-type="float" office:value="0" table:style-name="ce49">
            <text:p>0.000</text:p>
          </table:table-cell>
          <table:table-cell office:value-type="float" office:value="46517.987999999998" table:style-name="ce49">
            <text:p>46,517.98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3796.5230000000001" table:style-name="ce11">
            <text:p>3,796.523</text:p>
          </table:table-cell>
          <table:table-cell office:value-type="float" office:value="0" table:style-name="ce49">
            <text:p>0.000</text:p>
          </table:table-cell>
          <table:table-cell office:value-type="float" office:value="3796.5230000000001" table:style-name="ce49">
            <text:p>3,796.52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24417.087999999996" table:style-name="ce11">
            <text:p>24,417.088</text:p>
          </table:table-cell>
          <table:table-cell office:value-type="float" office:value="0" table:style-name="ce49">
            <text:p>0.000</text:p>
          </table:table-cell>
          <table:table-cell office:value-type="float" office:value="24417.087999999996" table:style-name="ce49">
            <text:p>24,417.08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2680.0630000000001" table:style-name="ce11">
            <text:p>2,680.063</text:p>
          </table:table-cell>
          <table:table-cell office:value-type="float" office:value="0" table:style-name="ce49">
            <text:p>0.000</text:p>
          </table:table-cell>
          <table:table-cell office:value-type="float" office:value="2680.0630000000001" table:style-name="ce49">
            <text:p>2,680.06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150.3379999999997" table:style-name="ce11">
            <text:p>1,150.338</text:p>
          </table:table-cell>
          <table:table-cell office:value-type="float" office:value="0" table:style-name="ce49">
            <text:p>0.000</text:p>
          </table:table-cell>
          <table:table-cell office:value-type="float" office:value="1150.338" table:style-name="ce49">
            <text:p>1,150.33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2153.5160000000001" table:style-name="ce11">
            <text:p>2,153.516</text:p>
          </table:table-cell>
          <table:table-cell office:value-type="float" office:value="0" table:style-name="ce49">
            <text:p>0.000</text:p>
          </table:table-cell>
          <table:table-cell office:value-type="float" office:value="2153.5160000000001" table:style-name="ce49">
            <text:p>2,153.51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113.06800000000001" table:style-name="ce11">
            <text:p>113.068</text:p>
          </table:table-cell>
          <table:table-cell office:value-type="float" office:value="0" table:style-name="ce49">
            <text:p>0.000</text:p>
          </table:table-cell>
          <table:table-cell office:value-type="float" office:value="113.068" table:style-name="ce49">
            <text:p>113.06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235.42300000000003" table:style-name="ce11">
            <text:p>235.423</text:p>
          </table:table-cell>
          <table:table-cell office:value-type="float" office:value="0" table:style-name="ce49">
            <text:p>0.000</text:p>
          </table:table-cell>
          <table:table-cell office:value-type="float" office:value="235.423" table:style-name="ce49">
            <text:p>235.42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721.70699999999988" table:style-name="ce11">
            <text:p>721.707</text:p>
          </table:table-cell>
          <table:table-cell office:value-type="float" office:value="0" table:style-name="ce49">
            <text:p>0.000</text:p>
          </table:table-cell>
          <table:table-cell office:value-type="float" office:value="721.70699999999977" table:style-name="ce49">
            <text:p>721.70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600.7600000000001" table:style-name="ce11">
            <text:p>600.760</text:p>
          </table:table-cell>
          <table:table-cell office:value-type="float" office:value="0" table:style-name="ce49">
            <text:p>0.000</text:p>
          </table:table-cell>
          <table:table-cell office:value-type="float" office:value="600.76" table:style-name="ce49">
            <text:p>600.76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2396.208999999999" table:style-name="ce11">
            <text:p>12,396.209</text:p>
          </table:table-cell>
          <table:table-cell office:value-type="float" office:value="0" table:style-name="ce49">
            <text:p>0.000</text:p>
          </table:table-cell>
          <table:table-cell office:value-type="float" office:value="12396.208999999999" table:style-name="ce49">
            <text:p>12,396.20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23549.037000000004" table:style-name="ce11">
            <text:p>23,549.037</text:p>
          </table:table-cell>
          <table:table-cell office:value-type="float" office:value="0" table:style-name="ce49">
            <text:p>0.000</text:p>
          </table:table-cell>
          <table:table-cell office:value-type="float" office:value="23549.037000000004" table:style-name="ce49">
            <text:p>23,549.03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260.33799999999997" table:style-name="ce11">
            <text:p>260.338</text:p>
          </table:table-cell>
          <table:table-cell office:value-type="float" office:value="0" table:style-name="ce49">
            <text:p>0.000</text:p>
          </table:table-cell>
          <table:table-cell office:value-type="float" office:value="260.33799999999997" table:style-name="ce49">
            <text:p>260.33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49">
            <text:p>0.000</text:p>
          </table:table-cell>
          <table:table-cell office:value-type="float" office:value="0" table:style-name="ce49">
            <text:p>0.00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18592.058" table:style-name="ce14">
            <text:p>118,592.058</text:p>
          </table:table-cell>
          <table:table-cell office:value-type="float" office:value="0" table:style-name="ce15">
            <text:p>0.000</text:p>
          </table:table-cell>
          <table:table-cell office:value-type="float" office:value="118592.05799999999" table:style-name="ce15">
            <text:p>118,592.05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KEY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7">
          <table:table-cell office:value-type="string" table:number-columns-spanned="2" table:number-rows-spanned="1" table:style-name="ce59">
            <text:p>Non-obligated WEEE Received</text:p>
          </table:table-cell>
          <table:covered-table-cell/>
          <table:table-cell office:value-type="string" table:number-columns-spanned="3" table:number-rows-spanned="1" table:style-name="ce60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60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60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5">
          <table:table-cell office:value-type="string" table:style-name="ce63">
            <text:p>Catalogue</text:p>
          </table:table-cell>
          <table:table-cell office:value-type="string" table:style-name="ce63">
            <text:p>LIT 7681</text:p>
          </table:table-cell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3">
            <text:p>© Environment Agency copyright and database right 2018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66" table:style-name="ro5">
          <table:table-cell table:number-columns-repeated="16384"/>
        </table:table-row>
        <table:named-expressions>
          <table:named-range table:name="Print_Area" table:cell-range-address="2017_Quarter_1_-_4.$A$1:2017_Quarter_1_-_4.$F$110" table:base-cell-address="2017_Quarter_1_-_4.$A$1"/>
        </table:named-expressions>
      </table:table>
      <table:table table:name="2016_Quarter_1-4" table:style-name="ta4">
        <table:table-column table:style-name="co1" table:default-cell-style-name="ce1"/>
        <table:table-column table:style-name="co2" table:default-cell-style-name="ce1"/>
        <table:table-column table:style-name="co15" table:number-columns-repeated="3" table:default-cell-style-name="ce61"/>
        <table:table-column table:style-name="co5" table:default-cell-style-name="ce1"/>
        <table:table-column table:style-name="co6" table:default-cell-style-name="ce2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8" draw:style-name="a8" draw:name="Picture 2" svg:x="0.05in" svg:y="0.05in" svg:width="2.17969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style-name="ce1"/>
          <table:table-cell table:number-columns-repeated="3" table:style-name="ce61"/>
          <table:table-cell table:number-columns-repeated="16379"/>
        </table:table-row>
        <table:table-row table:style-name="ro2">
          <table:table-cell office:value-type="string" table:number-columns-spanned="5" table:number-rows-spanned="2" table:style-name="ce21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style-name="ce1"/>
          <table:table-cell table:number-columns-repeated="3" table:style-name="ce61"/>
          <table:table-cell table:number-columns-repeated="16379"/>
        </table:table-row>
        <table:table-row table:style-name="ro4">
          <table:table-cell office:value-type="string" table:style-name="ce3">
            <text:p>Period covered: January to March 2016</text:p>
          </table:table-cell>
          <table:table-cell table:style-name="ce1"/>
          <table:table-cell table:number-columns-repeated="3" table:style-name="ce61"/>
          <table:table-cell table:number-columns-repeated="16379"/>
        </table:table-row>
        <table:table-row table:style-name="ro4">
          <table:table-cell office:value-type="string" table:style-name="ce3">
            <text:p>Report run on: 17/3/2017</text:p>
          </table:table-cell>
          <table:table-cell table:style-name="ce1"/>
          <table:table-cell table:number-columns-repeated="3" table:style-name="ce61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64">
            <text:p>Non-Obligated WEEE Received</text:p>
            <text:p>(tonnes)</text:p>
          </table:table-cell>
          <table:table-cell office:value-type="string" table:style-name="ce64">
            <text:p>Non-Obligated WEEE Received from DCFs</text:p>
            <text:p>(tonnes)</text:p>
          </table:table-cell>
          <table:table-cell office:value-type="string" table:style-name="ce64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0947.998000000005" table:style-name="ce55">
            <text:p>10,947.998</text:p>
          </table:table-cell>
          <table:table-cell office:value-type="float" office:value="93" table:style-name="ce54">
            <text:p>93.000</text:p>
          </table:table-cell>
          <table:table-cell office:value-type="float" office:value="11040.998000000005" table:style-name="ce55">
            <text:p>11,040.998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859.43599999999992" table:style-name="ce55">
            <text:p>859.436</text:p>
          </table:table-cell>
          <table:table-cell office:value-type="float" office:value="0" table:style-name="ce54">
            <text:p>0.000</text:p>
          </table:table-cell>
          <table:table-cell office:value-type="float" office:value="859.43599999999992" table:style-name="ce55">
            <text:p>859.436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6851.6239999999998" table:style-name="ce55">
            <text:p>6,851.624</text:p>
          </table:table-cell>
          <table:table-cell office:value-type="float" office:value="0" table:style-name="ce54">
            <text:p>0.000</text:p>
          </table:table-cell>
          <table:table-cell office:value-type="float" office:value="6851.6239999999998" table:style-name="ce55">
            <text:p>6,851.624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730.13100000000009" table:style-name="ce55">
            <text:p>730.131</text:p>
          </table:table-cell>
          <table:table-cell office:value-type="float" office:value="0" table:style-name="ce54">
            <text:p>0.000</text:p>
          </table:table-cell>
          <table:table-cell office:value-type="float" office:value="730.13100000000009" table:style-name="ce55">
            <text:p>730.131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638.01" table:style-name="ce55">
            <text:p>638.010</text:p>
          </table:table-cell>
          <table:table-cell office:value-type="float" office:value="0" table:style-name="ce54">
            <text:p>0.000</text:p>
          </table:table-cell>
          <table:table-cell office:value-type="float" office:value="638.01" table:style-name="ce55">
            <text:p>638.010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525.83900000000006" table:style-name="ce55">
            <text:p>525.839</text:p>
          </table:table-cell>
          <table:table-cell office:value-type="float" office:value="0" table:style-name="ce54">
            <text:p>0.000</text:p>
          </table:table-cell>
          <table:table-cell office:value-type="float" office:value="525.83900000000006" table:style-name="ce55">
            <text:p>525.839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65.030000000000015" table:style-name="ce55">
            <text:p>65.030</text:p>
          </table:table-cell>
          <table:table-cell office:value-type="float" office:value="0" table:style-name="ce54">
            <text:p>0.000</text:p>
          </table:table-cell>
          <table:table-cell office:value-type="float" office:value="65.030000000000015" table:style-name="ce55">
            <text:p>65.030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62.099000000000011" table:style-name="ce55">
            <text:p>62.099</text:p>
          </table:table-cell>
          <table:table-cell office:value-type="float" office:value="0" table:style-name="ce54">
            <text:p>0.000</text:p>
          </table:table-cell>
          <table:table-cell office:value-type="float" office:value="62.099000000000011" table:style-name="ce55">
            <text:p>62.099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242.49899999999997" table:style-name="ce55">
            <text:p>242.499</text:p>
          </table:table-cell>
          <table:table-cell office:value-type="float" office:value="0" table:style-name="ce54">
            <text:p>0.000</text:p>
          </table:table-cell>
          <table:table-cell office:value-type="float" office:value="242.49899999999997" table:style-name="ce55">
            <text:p>242.499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77.74900000000002" table:style-name="ce55">
            <text:p>177.749</text:p>
          </table:table-cell>
          <table:table-cell office:value-type="float" office:value="0" table:style-name="ce54">
            <text:p>0.000</text:p>
          </table:table-cell>
          <table:table-cell office:value-type="float" office:value="177.74900000000002" table:style-name="ce55">
            <text:p>177.749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4125.5420000000004" table:style-name="ce55">
            <text:p>4,125.542</text:p>
          </table:table-cell>
          <table:table-cell office:value-type="float" office:value="0" table:style-name="ce54">
            <text:p>0.000</text:p>
          </table:table-cell>
          <table:table-cell office:value-type="float" office:value="4125.5420000000004" table:style-name="ce55">
            <text:p>4,125.542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777.37" table:style-name="ce55">
            <text:p>4,777.370</text:p>
          </table:table-cell>
          <table:table-cell office:value-type="float" office:value="0" table:style-name="ce54">
            <text:p>0.000</text:p>
          </table:table-cell>
          <table:table-cell office:value-type="float" office:value="4777.37" table:style-name="ce55">
            <text:p>4,777.370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38.272000000000006" table:style-name="ce55">
            <text:p>38.272</text:p>
          </table:table-cell>
          <table:table-cell office:value-type="float" office:value="0" table:style-name="ce54">
            <text:p>0.000</text:p>
          </table:table-cell>
          <table:table-cell office:value-type="float" office:value="38.272000000000006" table:style-name="ce55">
            <text:p>38.272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55">
            <text:p>0.000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54">
            <text:p>0.000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0041.598999999998" table:style-name="ce57">
            <text:p>30,041.599</text:p>
          </table:table-cell>
          <table:table-cell office:value-type="float" office:value="93" table:style-name="ce65">
            <text:p>93.000</text:p>
          </table:table-cell>
          <table:table-cell office:value-type="float" office:value="30134.598999999998" table:style-name="ce57">
            <text:p>30,134.599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66"/>
          <table:table-cell table:number-columns-repeated="2" table:style-name="ce67"/>
          <table:table-cell table:number-columns-repeated="16379"/>
        </table:table-row>
        <table:table-row table:style-name="ro4">
          <table:table-cell office:value-type="string" table:style-name="ce3">
            <text:p>Period covered: April to June 2016</text:p>
          </table:table-cell>
          <table:table-cell table:style-name="ce1"/>
          <table:table-cell table:style-name="ce61"/>
          <table:table-cell table:number-columns-repeated="2" table:style-name="ce67"/>
          <table:table-cell table:number-columns-repeated="16379"/>
        </table:table-row>
        <table:table-row table:style-name="ro2">
          <table:table-cell office:value-type="string" table:style-name="ce3">
            <text:p>Report run on: 17/3/2017</text:p>
          </table:table-cell>
          <table:table-cell table:style-name="ce1"/>
          <table:table-cell table:style-name="ce61"/>
          <table:table-cell table:number-columns-repeated="2" table:style-name="ce67"/>
          <table:table-cell table:number-columns-repeated="16379"/>
        </table:table-row>
        <table:table-row table:style-name="ro11">
          <table:table-cell table:number-columns-repeated="2" table:style-name="ce1"/>
          <table:table-cell table:style-name="ce61"/>
          <table:table-cell table:number-columns-repeated="2" table:style-name="ce67"/>
          <table:table-cell table:number-columns-repeated="16379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64">
            <text:p>Non-Obligated WEEE Received</text:p>
            <text:p>(tonnes)</text:p>
          </table:table-cell>
          <table:table-cell office:value-type="string" table:style-name="ce64">
            <text:p>Non-Obligated WEEE Received from DCFs</text:p>
            <text:p>(tonnes)</text:p>
          </table:table-cell>
          <table:table-cell office:value-type="string" table:style-name="ce64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2460.023999999999" table:style-name="ce55">
            <text:p>12,460.024</text:p>
          </table:table-cell>
          <table:table-cell office:value-type="float" office:value="101.42" table:style-name="ce54">
            <text:p>101.420</text:p>
          </table:table-cell>
          <table:table-cell office:value-type="float" office:value="12561.444" table:style-name="ce55">
            <text:p>12,561.444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502.8869999999999" table:style-name="ce55">
            <text:p>1,502.887</text:p>
          </table:table-cell>
          <table:table-cell office:value-type="float" office:value="2" table:style-name="ce54">
            <text:p>2.000</text:p>
          </table:table-cell>
          <table:table-cell office:value-type="float" office:value="1504.8869999999999" table:style-name="ce55">
            <text:p>1,504.887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8990.0110000000004" table:style-name="ce55">
            <text:p>8,990.011</text:p>
          </table:table-cell>
          <table:table-cell office:value-type="float" office:value="0" table:style-name="ce54">
            <text:p>0.000</text:p>
          </table:table-cell>
          <table:table-cell office:value-type="float" office:value="8990.0110000000004" table:style-name="ce55">
            <text:p>8,990.011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400.3790000000001" table:style-name="ce55">
            <text:p>1,400.379</text:p>
          </table:table-cell>
          <table:table-cell office:value-type="float" office:value="0" table:style-name="ce54">
            <text:p>0.000</text:p>
          </table:table-cell>
          <table:table-cell office:value-type="float" office:value="1400.3790000000001" table:style-name="ce55">
            <text:p>1,400.379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260.90199999999999" table:style-name="ce55">
            <text:p>260.902</text:p>
          </table:table-cell>
          <table:table-cell office:value-type="float" office:value="0" table:style-name="ce54">
            <text:p>0.000</text:p>
          </table:table-cell>
          <table:table-cell office:value-type="float" office:value="260.90199999999999" table:style-name="ce55">
            <text:p>260.902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930.28499999999997" table:style-name="ce55">
            <text:p>930.285</text:p>
          </table:table-cell>
          <table:table-cell office:value-type="float" office:value="0" table:style-name="ce54">
            <text:p>0.000</text:p>
          </table:table-cell>
          <table:table-cell office:value-type="float" office:value="930.28499999999997" table:style-name="ce55">
            <text:p>930.285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88.938000000000017" table:style-name="ce55">
            <text:p>88.938</text:p>
          </table:table-cell>
          <table:table-cell office:value-type="float" office:value="0" table:style-name="ce54">
            <text:p>0.000</text:p>
          </table:table-cell>
          <table:table-cell office:value-type="float" office:value="88.938000000000017" table:style-name="ce55">
            <text:p>88.938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44.776000000000003" table:style-name="ce55">
            <text:p>44.776</text:p>
          </table:table-cell>
          <table:table-cell office:value-type="float" office:value="0" table:style-name="ce54">
            <text:p>0.000</text:p>
          </table:table-cell>
          <table:table-cell office:value-type="float" office:value="44.776000000000003" table:style-name="ce55">
            <text:p>44.776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200.94500000000005" table:style-name="ce55">
            <text:p>200.945</text:p>
          </table:table-cell>
          <table:table-cell office:value-type="float" office:value="0" table:style-name="ce54">
            <text:p>0.000</text:p>
          </table:table-cell>
          <table:table-cell office:value-type="float" office:value="200.94500000000005" table:style-name="ce55">
            <text:p>200.945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16.501" table:style-name="ce55">
            <text:p>116.501</text:p>
          </table:table-cell>
          <table:table-cell office:value-type="float" office:value="0" table:style-name="ce54">
            <text:p>0.000</text:p>
          </table:table-cell>
          <table:table-cell office:value-type="float" office:value="116.501" table:style-name="ce55">
            <text:p>116.501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3871.9059999999981" table:style-name="ce55">
            <text:p>3,871.906</text:p>
          </table:table-cell>
          <table:table-cell office:value-type="float" office:value="0" table:style-name="ce54">
            <text:p>0.000</text:p>
          </table:table-cell>
          <table:table-cell office:value-type="float" office:value="3871.9059999999981" table:style-name="ce55">
            <text:p>3,871.906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5635.902" table:style-name="ce55">
            <text:p>5,635.902</text:p>
          </table:table-cell>
          <table:table-cell office:value-type="float" office:value="0" table:style-name="ce54">
            <text:p>0.000</text:p>
          </table:table-cell>
          <table:table-cell office:value-type="float" office:value="5635.902" table:style-name="ce55">
            <text:p>5,635.902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59.351999999999997" table:style-name="ce55">
            <text:p>59.352</text:p>
          </table:table-cell>
          <table:table-cell office:value-type="float" office:value="0" table:style-name="ce54">
            <text:p>0.000</text:p>
          </table:table-cell>
          <table:table-cell office:value-type="float" office:value="59.351999999999997" table:style-name="ce55">
            <text:p>59.352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4.2539999999999996" table:style-name="ce54">
            <text:p>4.254</text:p>
          </table:table-cell>
          <table:table-cell office:value-type="float" office:value="0" table:style-name="ce54">
            <text:p>0.000</text:p>
          </table:table-cell>
          <table:table-cell office:value-type="float" office:value="4.2539999999999996" table:style-name="ce54">
            <text:p>4.254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5567.062000000005" table:style-name="ce57">
            <text:p>35,567.062</text:p>
          </table:table-cell>
          <table:table-cell office:value-type="float" office:value="103.42" table:style-name="ce65">
            <text:p>103.420</text:p>
          </table:table-cell>
          <table:table-cell office:value-type="float" office:value="35670.482000000004" table:style-name="ce57">
            <text:p>35,670.482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8"/>
          <table:table-cell table:style-name="ce66"/>
          <table:table-cell table:number-columns-repeated="2" table:style-name="ce67"/>
          <table:table-cell table:number-columns-repeated="16379"/>
        </table:table-row>
        <table:table-row table:style-name="ro4">
          <table:table-cell office:value-type="string" table:style-name="ce3">
            <text:p>Period covered: July to September 2016</text:p>
          </table:table-cell>
          <table:table-cell table:style-name="ce1"/>
          <table:table-cell table:style-name="ce61"/>
          <table:table-cell table:number-columns-repeated="2" table:style-name="ce67"/>
          <table:table-cell table:number-columns-repeated="16379"/>
        </table:table-row>
        <table:table-row table:style-name="ro4">
          <table:table-cell office:value-type="string" table:style-name="ce3">
            <text:p>Report run on: 17/3/2017</text:p>
          </table:table-cell>
          <table:table-cell table:style-name="ce1"/>
          <table:table-cell table:style-name="ce61"/>
          <table:table-cell table:number-columns-repeated="2" table:style-name="ce67"/>
          <table:table-cell table:number-columns-repeated="16379"/>
        </table:table-row>
        <table:table-row table:style-name="ro5">
          <table:table-cell table:number-columns-repeated="2" table:style-name="ce1"/>
          <table:table-cell table:style-name="ce61"/>
          <table:table-cell table:number-columns-repeated="2" table:style-name="ce67"/>
          <table:table-cell table:number-columns-repeated="16379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64">
            <text:p>Non-Obligated WEEE Received</text:p>
            <text:p>(tonnes)</text:p>
          </table:table-cell>
          <table:table-cell office:value-type="string" table:style-name="ce64">
            <text:p>Non-Obligated WEEE Received from DCFs</text:p>
            <text:p>(tonnes)</text:p>
          </table:table-cell>
          <table:table-cell office:value-type="string" table:style-name="ce64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0636.085000000003" table:style-name="ce55">
            <text:p>10,636.085</text:p>
          </table:table-cell>
          <table:table-cell office:value-type="float" office:value="100.76" table:style-name="ce54">
            <text:p>100.760</text:p>
          </table:table-cell>
          <table:table-cell office:value-type="float" office:value="10736.845000000003" table:style-name="ce55">
            <text:p>10,736.84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148.6109999999999" table:style-name="ce55">
            <text:p>1,148.611</text:p>
          </table:table-cell>
          <table:table-cell office:value-type="float" office:value="0" table:style-name="ce54">
            <text:p>0.000</text:p>
          </table:table-cell>
          <table:table-cell office:value-type="float" office:value="1148.6109999999999" table:style-name="ce55">
            <text:p>1,148.611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7699.6200000000017" table:style-name="ce55">
            <text:p>7,699.620</text:p>
          </table:table-cell>
          <table:table-cell office:value-type="float" office:value="0" table:style-name="ce54">
            <text:p>0.000</text:p>
          </table:table-cell>
          <table:table-cell office:value-type="float" office:value="7699.6200000000017" table:style-name="ce55">
            <text:p>7,699.62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210.58" table:style-name="ce55">
            <text:p>1,210.580</text:p>
          </table:table-cell>
          <table:table-cell office:value-type="float" office:value="0" table:style-name="ce54">
            <text:p>0.000</text:p>
          </table:table-cell>
          <table:table-cell office:value-type="float" office:value="1210.58" table:style-name="ce55">
            <text:p>1,210.58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89.69700000000006" table:style-name="ce55">
            <text:p>189.697</text:p>
          </table:table-cell>
          <table:table-cell office:value-type="float" office:value="0" table:style-name="ce54">
            <text:p>0.000</text:p>
          </table:table-cell>
          <table:table-cell office:value-type="float" office:value="189.69700000000006" table:style-name="ce55">
            <text:p>189.69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675.25100000000009" table:style-name="ce55">
            <text:p>675.251</text:p>
          </table:table-cell>
          <table:table-cell office:value-type="float" office:value="0" table:style-name="ce54">
            <text:p>0.000</text:p>
          </table:table-cell>
          <table:table-cell office:value-type="float" office:value="675.25100000000009" table:style-name="ce55">
            <text:p>675.25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55.218999999999994" table:style-name="ce55">
            <text:p>55.219</text:p>
          </table:table-cell>
          <table:table-cell office:value-type="float" office:value="0" table:style-name="ce54">
            <text:p>0.000</text:p>
          </table:table-cell>
          <table:table-cell office:value-type="float" office:value="55.218999999999994" table:style-name="ce55">
            <text:p>55.21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27.927" table:style-name="ce55">
            <text:p>27.927</text:p>
          </table:table-cell>
          <table:table-cell office:value-type="float" office:value="0" table:style-name="ce54">
            <text:p>0.000</text:p>
          </table:table-cell>
          <table:table-cell office:value-type="float" office:value="27.927" table:style-name="ce55">
            <text:p>27.92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220.40099999999995" table:style-name="ce55">
            <text:p>220.401</text:p>
          </table:table-cell>
          <table:table-cell office:value-type="float" office:value="0" table:style-name="ce54">
            <text:p>0.000</text:p>
          </table:table-cell>
          <table:table-cell office:value-type="float" office:value="220.40099999999995" table:style-name="ce55">
            <text:p>220.40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87.897999999999996" table:style-name="ce55">
            <text:p>87.898</text:p>
          </table:table-cell>
          <table:table-cell office:value-type="float" office:value="0" table:style-name="ce54">
            <text:p>0.000</text:p>
          </table:table-cell>
          <table:table-cell office:value-type="float" office:value="87.897999999999996" table:style-name="ce55">
            <text:p>87.89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341.6239999999998" table:style-name="ce55">
            <text:p>2,341.624</text:p>
          </table:table-cell>
          <table:table-cell office:value-type="float" office:value="0" table:style-name="ce54">
            <text:p>0.000</text:p>
          </table:table-cell>
          <table:table-cell office:value-type="float" office:value="2341.6239999999998" table:style-name="ce55">
            <text:p>2,341.62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6366.648000000001" table:style-name="ce55">
            <text:p>6,366.648</text:p>
          </table:table-cell>
          <table:table-cell office:value-type="float" office:value="0" table:style-name="ce54">
            <text:p>0.000</text:p>
          </table:table-cell>
          <table:table-cell office:value-type="float" office:value="6366.648000000001" table:style-name="ce55">
            <text:p>6,366.64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31.590000000000003" table:style-name="ce55">
            <text:p>31.590</text:p>
          </table:table-cell>
          <table:table-cell office:value-type="float" office:value="0" table:style-name="ce54">
            <text:p>0.000</text:p>
          </table:table-cell>
          <table:table-cell office:value-type="float" office:value="31.590000000000003" table:style-name="ce55">
            <text:p>31.59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54">
            <text:p>0.00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0691.151000000005" table:style-name="ce57">
            <text:p>30,691.151</text:p>
          </table:table-cell>
          <table:table-cell office:value-type="float" office:value="100.76" table:style-name="ce65">
            <text:p>100.760</text:p>
          </table:table-cell>
          <table:table-cell office:value-type="float" office:value="30791.911000000004" table:style-name="ce57">
            <text:p>30,791.91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58"/>
          <table:table-cell table:style-name="ce68"/>
          <table:table-cell table:number-columns-repeated="2" table:style-name="ce69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Period covered: October to December 2016</text:p>
          </table:table-cell>
          <table:table-cell table:style-name="ce1"/>
          <table:table-cell table:style-name="ce61"/>
          <table:table-cell table:number-columns-repeated="2" table:style-name="ce67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Report run on: 17/3/2017</text:p>
          </table:table-cell>
          <table:table-cell table:style-name="ce1"/>
          <table:table-cell table:number-columns-repeated="3" table:style-name="ce61"/>
          <table:table-cell table:style-name="ce1"/>
          <table:table-cell table:number-columns-repeated="16378" table:style-name="ce2"/>
        </table:table-row>
        <table:table-row table:style-name="ro11">
          <table:table-cell table:number-columns-repeated="2" table:style-name="ce1"/>
          <table:table-cell table:number-columns-repeated="3" table:style-name="ce61"/>
          <table:table-cell table:style-name="ce1"/>
          <table:table-cell table:number-columns-repeated="16378" table:style-name="ce2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64">
            <text:p>Non-Obligated WEEE Received</text:p>
            <text:p>(tonnes)</text:p>
          </table:table-cell>
          <table:table-cell office:value-type="string" table:style-name="ce64">
            <text:p>Non-Obligated WEEE Received from DCFs</text:p>
            <text:p>(tonnes)</text:p>
          </table:table-cell>
          <table:table-cell office:value-type="string" table:style-name="ce64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9888.0269999999946" table:style-name="ce55">
            <text:p>9,888.027</text:p>
          </table:table-cell>
          <table:table-cell office:value-type="float" office:value="101.42" table:style-name="ce54">
            <text:p>101.420</text:p>
          </table:table-cell>
          <table:table-cell office:value-type="float" office:value="9989.4469999999947" table:style-name="ce55">
            <text:p>9,989.44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508.0800000000006" table:style-name="ce55">
            <text:p>1,508.080</text:p>
          </table:table-cell>
          <table:table-cell office:value-type="float" office:value="0" table:style-name="ce54">
            <text:p>0.000</text:p>
          </table:table-cell>
          <table:table-cell office:value-type="float" office:value="1508.0800000000006" table:style-name="ce55">
            <text:p>1,508.08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7152.6490000000022" table:style-name="ce55">
            <text:p>7,152.649</text:p>
          </table:table-cell>
          <table:table-cell office:value-type="float" office:value="0" table:style-name="ce54">
            <text:p>0.000</text:p>
          </table:table-cell>
          <table:table-cell office:value-type="float" office:value="7152.6490000000022" table:style-name="ce55">
            <text:p>7,152.64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095.7349999999999" table:style-name="ce55">
            <text:p>1,095.735</text:p>
          </table:table-cell>
          <table:table-cell office:value-type="float" office:value="0" table:style-name="ce54">
            <text:p>0.000</text:p>
          </table:table-cell>
          <table:table-cell office:value-type="float" office:value="1095.7349999999999" table:style-name="ce55">
            <text:p>1,095.73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285.54000000000002" table:style-name="ce55">
            <text:p>285.540</text:p>
          </table:table-cell>
          <table:table-cell office:value-type="float" office:value="0" table:style-name="ce54">
            <text:p>0.000</text:p>
          </table:table-cell>
          <table:table-cell office:value-type="float" office:value="285.54000000000002" table:style-name="ce55">
            <text:p>285.54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699.06700000000001" table:style-name="ce55">
            <text:p>699.067</text:p>
          </table:table-cell>
          <table:table-cell office:value-type="float" office:value="0" table:style-name="ce54">
            <text:p>0.000</text:p>
          </table:table-cell>
          <table:table-cell office:value-type="float" office:value="699.06700000000001" table:style-name="ce55">
            <text:p>699.06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71.788999999999987" table:style-name="ce55">
            <text:p>71.789</text:p>
          </table:table-cell>
          <table:table-cell office:value-type="float" office:value="0" table:style-name="ce54">
            <text:p>0.000</text:p>
          </table:table-cell>
          <table:table-cell office:value-type="float" office:value="71.788999999999987" table:style-name="ce55">
            <text:p>71.78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91.203000000000003" table:style-name="ce55">
            <text:p>91.203</text:p>
          </table:table-cell>
          <table:table-cell office:value-type="float" office:value="0" table:style-name="ce54">
            <text:p>0.000</text:p>
          </table:table-cell>
          <table:table-cell office:value-type="float" office:value="91.203000000000003" table:style-name="ce55">
            <text:p>91.20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69.72899999999998" table:style-name="ce55">
            <text:p>169.729</text:p>
          </table:table-cell>
          <table:table-cell office:value-type="float" office:value="0" table:style-name="ce54">
            <text:p>0.000</text:p>
          </table:table-cell>
          <table:table-cell office:value-type="float" office:value="169.72899999999998" table:style-name="ce55">
            <text:p>169.72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98.968000000000004" table:style-name="ce55">
            <text:p>98.968</text:p>
          </table:table-cell>
          <table:table-cell office:value-type="float" office:value="0" table:style-name="ce54">
            <text:p>0.000</text:p>
          </table:table-cell>
          <table:table-cell office:value-type="float" office:value="98.968000000000004" table:style-name="ce55">
            <text:p>98.96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539.1999999999998" table:style-name="ce55">
            <text:p>2,539.200</text:p>
          </table:table-cell>
          <table:table-cell office:value-type="float" office:value="0" table:style-name="ce54">
            <text:p>0.000</text:p>
          </table:table-cell>
          <table:table-cell office:value-type="float" office:value="2539.1999999999998" table:style-name="ce55">
            <text:p>2,539.20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6657.0370000000021" table:style-name="ce55">
            <text:p>6,657.037</text:p>
          </table:table-cell>
          <table:table-cell office:value-type="float" office:value="0" table:style-name="ce54">
            <text:p>0.000</text:p>
          </table:table-cell>
          <table:table-cell office:value-type="float" office:value="6657.0370000000021" table:style-name="ce55">
            <text:p>6,657.03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43.586000000000006" table:style-name="ce55">
            <text:p>43.586</text:p>
          </table:table-cell>
          <table:table-cell office:value-type="float" office:value="0" table:style-name="ce54">
            <text:p>0.000</text:p>
          </table:table-cell>
          <table:table-cell office:value-type="float" office:value="43.586000000000006" table:style-name="ce55">
            <text:p>43.586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54">
            <text:p>0.000</text:p>
          </table:table-cell>
          <table:table-cell office:value-type="float" office:value="0" table:style-name="ce54">
            <text:p>0.000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0300.610000000008" table:style-name="ce57">
            <text:p>30,300.610</text:p>
          </table:table-cell>
          <table:table-cell office:value-type="float" office:value="101.42" table:style-name="ce65">
            <text:p>101.420</text:p>
          </table:table-cell>
          <table:table-cell office:value-type="float" office:value="30402.030000000006" table:style-name="ce57">
            <text:p>30,402.030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58"/>
          <table:table-cell table:style-name="ce68"/>
          <table:table-cell table:number-columns-repeated="2" table:style-name="ce69"/>
          <table:table-cell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December 2016</text:p>
          </table:table-cell>
          <table:table-cell table:style-name="ce1"/>
          <table:table-cell table:style-name="ce61"/>
          <table:table-cell table:number-columns-repeated="2" table:style-name="ce67"/>
          <table:table-cell table:style-name="ce1"/>
          <table:table-cell table:number-columns-repeated="16378"/>
        </table:table-row>
        <table:table-row table:style-name="ro4">
          <table:table-cell office:value-type="string" table:style-name="ce3">
            <text:p>Report run on: 17/3/2017</text:p>
          </table:table-cell>
          <table:table-cell table:style-name="ce1"/>
          <table:table-cell table:number-columns-repeated="3" table:style-name="ce61"/>
          <table:table-cell table:style-name="ce1"/>
          <table:table-cell table:number-columns-repeated="16378" table:style-name="ce2"/>
        </table:table-row>
        <table:table-row table:style-name="ro5">
          <table:table-cell table:number-columns-repeated="2" table:style-name="ce1"/>
          <table:table-cell table:number-columns-repeated="3" table:style-name="ce61"/>
          <table:table-cell table:style-name="ce1"/>
          <table:table-cell table:number-columns-repeated="16378" table:style-name="ce2"/>
        </table:table-row>
        <table:table-row table:style-name="ro9">
          <table:table-cell table:style-name="ce6"/>
          <table:table-cell office:value-type="string" table:style-name="ce7">
            <text:p>Category</text:p>
          </table:table-cell>
          <table:table-cell office:value-type="string" table:style-name="ce64">
            <text:p>Non-Obligated WEEE Received</text:p>
            <text:p>(tonnes)</text:p>
          </table:table-cell>
          <table:table-cell office:value-type="string" table:style-name="ce64">
            <text:p>Non-Obligated WEEE Received from DCFs</text:p>
            <text:p>(tonnes)</text:p>
          </table:table-cell>
          <table:table-cell office:value-type="string" table:style-name="ce64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43932.133999999998" table:style-name="ce55">
            <text:p>43,932.134</text:p>
          </table:table-cell>
          <table:table-cell office:value-type="float" office:value="396.6" table:style-name="ce54">
            <text:p>396.600</text:p>
          </table:table-cell>
          <table:table-cell office:value-type="float" office:value="44328.734000000004" table:style-name="ce54">
            <text:p>44,328.73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5019.0140000000001" table:style-name="ce55">
            <text:p>5,019.014</text:p>
          </table:table-cell>
          <table:table-cell office:value-type="float" office:value="2" table:style-name="ce54">
            <text:p>2.000</text:p>
          </table:table-cell>
          <table:table-cell office:value-type="float" office:value="5021.0140000000001" table:style-name="ce54">
            <text:p>5,021.01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30693.904000000002" table:style-name="ce55">
            <text:p>30,693.904</text:p>
          </table:table-cell>
          <table:table-cell office:value-type="float" office:value="0" table:style-name="ce54">
            <text:p>0.000</text:p>
          </table:table-cell>
          <table:table-cell office:value-type="float" office:value="30693.904000000006" table:style-name="ce54">
            <text:p>30,693.90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4436.8249999999998" table:style-name="ce55">
            <text:p>4,436.825</text:p>
          </table:table-cell>
          <table:table-cell office:value-type="float" office:value="0" table:style-name="ce54">
            <text:p>0.000</text:p>
          </table:table-cell>
          <table:table-cell office:value-type="float" office:value="4436.8249999999998" table:style-name="ce54">
            <text:p>4,436.825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374.1490000000001" table:style-name="ce55">
            <text:p>1,374.149</text:p>
          </table:table-cell>
          <table:table-cell office:value-type="float" office:value="0" table:style-name="ce54">
            <text:p>0.000</text:p>
          </table:table-cell>
          <table:table-cell office:value-type="float" office:value="1374.1490000000001" table:style-name="ce54">
            <text:p>1,374.14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2830.442" table:style-name="ce55">
            <text:p>2,830.442</text:p>
          </table:table-cell>
          <table:table-cell office:value-type="float" office:value="0" table:style-name="ce54">
            <text:p>0.000</text:p>
          </table:table-cell>
          <table:table-cell office:value-type="float" office:value="2830.442" table:style-name="ce54">
            <text:p>2,830.44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280.976" table:style-name="ce55">
            <text:p>280.976</text:p>
          </table:table-cell>
          <table:table-cell office:value-type="float" office:value="0" table:style-name="ce54">
            <text:p>0.000</text:p>
          </table:table-cell>
          <table:table-cell office:value-type="float" office:value="280.976" table:style-name="ce54">
            <text:p>280.97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226.00500000000002" table:style-name="ce55">
            <text:p>226.005</text:p>
          </table:table-cell>
          <table:table-cell office:value-type="float" office:value="0" table:style-name="ce54">
            <text:p>0.000</text:p>
          </table:table-cell>
          <table:table-cell office:value-type="float" office:value="226.00500000000002" table:style-name="ce54">
            <text:p>226.005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833.57400000000007" table:style-name="ce55">
            <text:p>833.574</text:p>
          </table:table-cell>
          <table:table-cell office:value-type="float" office:value="0" table:style-name="ce54">
            <text:p>0.000</text:p>
          </table:table-cell>
          <table:table-cell office:value-type="float" office:value="833.57400000000007" table:style-name="ce54">
            <text:p>833.57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481.11600000000004" table:style-name="ce55">
            <text:p>481.116</text:p>
          </table:table-cell>
          <table:table-cell office:value-type="float" office:value="0" table:style-name="ce54">
            <text:p>0.000</text:p>
          </table:table-cell>
          <table:table-cell office:value-type="float" office:value="481.11599999999999" table:style-name="ce54">
            <text:p>481.11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2878.271999999997" table:style-name="ce55">
            <text:p>12,878.272</text:p>
          </table:table-cell>
          <table:table-cell office:value-type="float" office:value="0" table:style-name="ce54">
            <text:p>0.000</text:p>
          </table:table-cell>
          <table:table-cell office:value-type="float" office:value="12878.271999999997" table:style-name="ce54">
            <text:p>12,878.27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23436.957000000002" table:style-name="ce55">
            <text:p>23,436.957</text:p>
          </table:table-cell>
          <table:table-cell office:value-type="float" office:value="0" table:style-name="ce54">
            <text:p>0.000</text:p>
          </table:table-cell>
          <table:table-cell office:value-type="float" office:value="23436.957000000002" table:style-name="ce54">
            <text:p>23,436.95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172.8" table:style-name="ce55">
            <text:p>172.800</text:p>
          </table:table-cell>
          <table:table-cell office:value-type="float" office:value="0" table:style-name="ce54">
            <text:p>0.000</text:p>
          </table:table-cell>
          <table:table-cell office:value-type="float" office:value="172.8" table:style-name="ce54">
            <text:p>172.80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4.2539999999999996" table:style-name="ce55">
            <text:p>4.254</text:p>
          </table:table-cell>
          <table:table-cell office:value-type="float" office:value="0" table:style-name="ce55">
            <text:p>0.000</text:p>
          </table:table-cell>
          <table:table-cell office:value-type="float" office:value="4.2539999999999996" table:style-name="ce55">
            <text:p>4.25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26600.42200000002" table:style-name="ce57">
            <text:p>126,600.422</text:p>
          </table:table-cell>
          <table:table-cell office:value-type="float" office:value="398.6" table:style-name="ce65">
            <text:p>398.600</text:p>
          </table:table-cell>
          <table:table-cell office:value-type="float" office:value="126999.02200000001" table:style-name="ce65">
            <text:p>126,999.022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17"/>
          <table:table-cell table:style-name="ce66"/>
          <table:table-cell table:number-columns-repeated="2" table:style-name="ce61"/>
          <table:table-cell table:style-name="ce1"/>
          <table:table-cell table:number-columns-repeated="16378"/>
        </table:table-row>
        <table:table-row table:style-name="ro4">
          <table:table-cell office:value-type="string" table:style-name="ce3">
            <text:p>KEY</text:p>
          </table:table-cell>
          <table:table-cell table:style-name="ce1"/>
          <table:table-cell table:number-columns-repeated="3" table:style-name="ce61"/>
          <table:table-cell table:style-name="ce1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59">
            <text:p>Non-obligated WEEE Received</text:p>
          </table:table-cell>
          <table:covered-table-cell/>
          <table:table-cell office:value-type="string" table:number-columns-spanned="3" table:number-rows-spanned="1" table:style-name="ce70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60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70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3" table:style-name="ce61"/>
          <table:table-cell table:style-name="ce1"/>
          <table:table-cell table:number-columns-repeated="16378"/>
        </table:table-row>
        <table:table-row table:style-name="ro4">
          <table:table-cell office:value-type="string" table:style-name="ce3">
            <text:p>© Environment Agency copyright and database right 2017. All rights reserved.<text:s text:c="2"/></text:p>
          </table:table-cell>
          <table:table-cell table:style-name="ce1"/>
          <table:table-cell table:number-columns-repeated="3" table:style-name="ce61"/>
          <table:table-cell table:style-name="ce1"/>
          <table:table-cell table:number-columns-repeated="16378"/>
        </table:table-row>
        <table:table-row table:number-rows-repeated="1048467" table:style-name="ro5">
          <table:table-cell table:number-columns-repeated="16384"/>
        </table:table-row>
      </table:table>
      <table:table table:name="2015_Quarter_1-4" table:style-name="ta4">
        <table:table-column table:style-name="co1" table:default-cell-style-name="ce1"/>
        <table:table-column table:style-name="co2" table:default-cell-style-name="ce1"/>
        <table:table-column table:style-name="co15" table:number-columns-repeated="3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9" draw:style-name="a9" draw:name="Picture 2" svg:x="0.05in" svg:y="0.05in" svg:width="2.17969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21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March 2015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Report run on: 23/3/2016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1072.101000000001" table:style-name="ce11">
            <text:p>11,072.101</text:p>
          </table:table-cell>
          <table:table-cell office:value-type="float" office:value="84.32" table:style-name="ce49">
            <text:p>84.320</text:p>
          </table:table-cell>
          <table:table-cell office:value-type="float" office:value="11156.421" table:style-name="ce11">
            <text:p>11,156.421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219.0210000000009" table:style-name="ce11">
            <text:p>1,219.021</text:p>
          </table:table-cell>
          <table:table-cell office:value-type="float" office:value="0" table:style-name="ce49">
            <text:p>0.000</text:p>
          </table:table-cell>
          <table:table-cell office:value-type="float" office:value="1219.0210000000009" table:style-name="ce11">
            <text:p>1,219.021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9137.4089999999978" table:style-name="ce11">
            <text:p>9,137.409</text:p>
          </table:table-cell>
          <table:table-cell office:value-type="float" office:value="0" table:style-name="ce49">
            <text:p>0.000</text:p>
          </table:table-cell>
          <table:table-cell office:value-type="float" office:value="9137.4089999999978" table:style-name="ce11">
            <text:p>9,137.409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306.7500000000002" table:style-name="ce11">
            <text:p>1,306.750</text:p>
          </table:table-cell>
          <table:table-cell office:value-type="float" office:value="0" table:style-name="ce49">
            <text:p>0.000</text:p>
          </table:table-cell>
          <table:table-cell office:value-type="float" office:value="1306.7500000000002" table:style-name="ce11">
            <text:p>1,306.750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209.666" table:style-name="ce11">
            <text:p>209.666</text:p>
          </table:table-cell>
          <table:table-cell office:value-type="float" office:value="0" table:style-name="ce49">
            <text:p>0.000</text:p>
          </table:table-cell>
          <table:table-cell office:value-type="float" office:value="209.666" table:style-name="ce11">
            <text:p>209.666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533.62099999999998" table:style-name="ce11">
            <text:p>533.621</text:p>
          </table:table-cell>
          <table:table-cell office:value-type="float" office:value="0" table:style-name="ce49">
            <text:p>0.000</text:p>
          </table:table-cell>
          <table:table-cell office:value-type="float" office:value="533.62099999999998" table:style-name="ce11">
            <text:p>533.621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117.80000000000004" table:style-name="ce11">
            <text:p>117.800</text:p>
          </table:table-cell>
          <table:table-cell office:value-type="float" office:value="0" table:style-name="ce49">
            <text:p>0.000</text:p>
          </table:table-cell>
          <table:table-cell office:value-type="float" office:value="117.80000000000004" table:style-name="ce11">
            <text:p>117.800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59.777999999999999" table:style-name="ce11">
            <text:p>59.778</text:p>
          </table:table-cell>
          <table:table-cell office:value-type="float" office:value="0" table:style-name="ce49">
            <text:p>0.000</text:p>
          </table:table-cell>
          <table:table-cell office:value-type="float" office:value="59.777999999999999" table:style-name="ce11">
            <text:p>59.778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32.828" table:style-name="ce11">
            <text:p>132.828</text:p>
          </table:table-cell>
          <table:table-cell office:value-type="float" office:value="0" table:style-name="ce49">
            <text:p>0.000</text:p>
          </table:table-cell>
          <table:table-cell office:value-type="float" office:value="132.828" table:style-name="ce11">
            <text:p>132.828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37.447000000000003" table:style-name="ce11">
            <text:p>37.447</text:p>
          </table:table-cell>
          <table:table-cell office:value-type="float" office:value="0" table:style-name="ce49">
            <text:p>0.000</text:p>
          </table:table-cell>
          <table:table-cell office:value-type="float" office:value="37.447000000000003" table:style-name="ce11">
            <text:p>37.447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4086.3760000000007" table:style-name="ce11">
            <text:p>4,086.376</text:p>
          </table:table-cell>
          <table:table-cell office:value-type="float" office:value="0" table:style-name="ce49">
            <text:p>0.000</text:p>
          </table:table-cell>
          <table:table-cell office:value-type="float" office:value="4086.3760000000007" table:style-name="ce11">
            <text:p>4,086.376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708.1360000000004" table:style-name="ce11">
            <text:p>4,708.136</text:p>
          </table:table-cell>
          <table:table-cell office:value-type="float" office:value="0" table:style-name="ce49">
            <text:p>0.000</text:p>
          </table:table-cell>
          <table:table-cell office:value-type="float" office:value="4708.1360000000004" table:style-name="ce11">
            <text:p>4,708.136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427.58800000000002" table:style-name="ce11">
            <text:p>427.588</text:p>
          </table:table-cell>
          <table:table-cell office:value-type="float" office:value="0" table:style-name="ce49">
            <text:p>0.000</text:p>
          </table:table-cell>
          <table:table-cell office:value-type="float" office:value="427.58800000000002" table:style-name="ce11">
            <text:p>427.588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3.3519999999999999" table:style-name="ce11">
            <text:p>3.352</text:p>
          </table:table-cell>
          <table:table-cell office:value-type="float" office:value="0" table:style-name="ce49">
            <text:p>0.000</text:p>
          </table:table-cell>
          <table:table-cell office:value-type="float" office:value="3.3519999999999999" table:style-name="ce49">
            <text:p>3.352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3051.873" table:style-name="ce11">
            <text:p>33,051.873</text:p>
          </table:table-cell>
          <table:table-cell office:value-type="float" office:value="84.32" table:style-name="ce49">
            <text:p>84.320</text:p>
          </table:table-cell>
          <table:table-cell office:value-type="float" office:value="33136.192999999999" table:style-name="ce11">
            <text:p>33,136.193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April to June 2015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3">
            <text:p>Report run on: 23/3/2016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11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1634.796" table:style-name="ce11">
            <text:p>11,634.796</text:p>
          </table:table-cell>
          <table:table-cell office:value-type="float" office:value="72.87" table:style-name="ce49">
            <text:p>72.870</text:p>
          </table:table-cell>
          <table:table-cell office:value-type="float" office:value="11707.666000000001" table:style-name="ce11">
            <text:p>11,707.666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657.2120000000004" table:style-name="ce11">
            <text:p>1,657.212</text:p>
          </table:table-cell>
          <table:table-cell office:value-type="float" office:value="0" table:style-name="ce49">
            <text:p>0.000</text:p>
          </table:table-cell>
          <table:table-cell office:value-type="float" office:value="1657.2120000000004" table:style-name="ce11">
            <text:p>1,657.212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8687.0980000000036" table:style-name="ce11">
            <text:p>8,687.098</text:p>
          </table:table-cell>
          <table:table-cell office:value-type="float" office:value="0" table:style-name="ce49">
            <text:p>0.000</text:p>
          </table:table-cell>
          <table:table-cell office:value-type="float" office:value="8687.0980000000036" table:style-name="ce11">
            <text:p>8,687.098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852.33599999999979" table:style-name="ce11">
            <text:p>852.336</text:p>
          </table:table-cell>
          <table:table-cell office:value-type="float" office:value="0" table:style-name="ce49">
            <text:p>0.000</text:p>
          </table:table-cell>
          <table:table-cell office:value-type="float" office:value="852.33599999999979" table:style-name="ce11">
            <text:p>852.336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10.64600000000002" table:style-name="ce11">
            <text:p>110.646</text:p>
          </table:table-cell>
          <table:table-cell office:value-type="float" office:value="0" table:style-name="ce49">
            <text:p>0.000</text:p>
          </table:table-cell>
          <table:table-cell office:value-type="float" office:value="110.64600000000002" table:style-name="ce11">
            <text:p>110.646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398.51" table:style-name="ce11">
            <text:p>398.510</text:p>
          </table:table-cell>
          <table:table-cell office:value-type="float" office:value="0" table:style-name="ce49">
            <text:p>0.000</text:p>
          </table:table-cell>
          <table:table-cell office:value-type="float" office:value="398.51" table:style-name="ce11">
            <text:p>398.510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84.309000000000012" table:style-name="ce11">
            <text:p>84.309</text:p>
          </table:table-cell>
          <table:table-cell office:value-type="float" office:value="0" table:style-name="ce49">
            <text:p>0.000</text:p>
          </table:table-cell>
          <table:table-cell office:value-type="float" office:value="84.309000000000012" table:style-name="ce11">
            <text:p>84.309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68.164000000000001" table:style-name="ce11">
            <text:p>68.164</text:p>
          </table:table-cell>
          <table:table-cell office:value-type="float" office:value="0" table:style-name="ce49">
            <text:p>0.000</text:p>
          </table:table-cell>
          <table:table-cell office:value-type="float" office:value="68.164000000000001" table:style-name="ce11">
            <text:p>68.164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75.59600000000003" table:style-name="ce11">
            <text:p>175.596</text:p>
          </table:table-cell>
          <table:table-cell office:value-type="float" office:value="0" table:style-name="ce49">
            <text:p>0.000</text:p>
          </table:table-cell>
          <table:table-cell office:value-type="float" office:value="175.59600000000003" table:style-name="ce11">
            <text:p>175.596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234.06" table:style-name="ce11">
            <text:p>234.060</text:p>
          </table:table-cell>
          <table:table-cell office:value-type="float" office:value="0" table:style-name="ce49">
            <text:p>0.000</text:p>
          </table:table-cell>
          <table:table-cell office:value-type="float" office:value="234.06" table:style-name="ce11">
            <text:p>234.060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3772.7400000000007" table:style-name="ce11">
            <text:p>3,772.740</text:p>
          </table:table-cell>
          <table:table-cell office:value-type="float" office:value="0" table:style-name="ce49">
            <text:p>0.000</text:p>
          </table:table-cell>
          <table:table-cell office:value-type="float" office:value="3772.7400000000007" table:style-name="ce11">
            <text:p>3,772.740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519.4800000000014" table:style-name="ce11">
            <text:p>4,519.480</text:p>
          </table:table-cell>
          <table:table-cell office:value-type="float" office:value="0" table:style-name="ce49">
            <text:p>0.000</text:p>
          </table:table-cell>
          <table:table-cell office:value-type="float" office:value="4519.4800000000014" table:style-name="ce11">
            <text:p>4,519.480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572.38999999999987" table:style-name="ce11">
            <text:p>572.390</text:p>
          </table:table-cell>
          <table:table-cell office:value-type="float" office:value="0" table:style-name="ce49">
            <text:p>0.000</text:p>
          </table:table-cell>
          <table:table-cell office:value-type="float" office:value="572.38999999999987" table:style-name="ce11">
            <text:p>572.390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1.6459999999999999" table:style-name="ce49">
            <text:p>1.646</text:p>
          </table:table-cell>
          <table:table-cell office:value-type="float" office:value="0" table:style-name="ce49">
            <text:p>0.000</text:p>
          </table:table-cell>
          <table:table-cell office:value-type="float" office:value="1.6459999999999999" table:style-name="ce49">
            <text:p>1.646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2768.983000000007" table:style-name="ce11">
            <text:p>32,768.983</text:p>
          </table:table-cell>
          <table:table-cell office:value-type="float" office:value="72.87" table:style-name="ce49">
            <text:p>72.870</text:p>
          </table:table-cell>
          <table:table-cell office:value-type="float" office:value="32841.85300000001" table:style-name="ce11">
            <text:p>32,841.853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8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July to September 2015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23/3/2016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2920.307999999999" table:style-name="ce11">
            <text:p>12,920.308</text:p>
          </table:table-cell>
          <table:table-cell office:value-type="float" office:value="79.59" table:style-name="ce49">
            <text:p>79.590</text:p>
          </table:table-cell>
          <table:table-cell office:value-type="float" office:value="12999.897999999999" table:style-name="ce11">
            <text:p>12,999.89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921.40200000000016" table:style-name="ce11">
            <text:p>921.402</text:p>
          </table:table-cell>
          <table:table-cell office:value-type="float" office:value="0" table:style-name="ce49">
            <text:p>0.000</text:p>
          </table:table-cell>
          <table:table-cell office:value-type="float" office:value="921.40200000000016" table:style-name="ce11">
            <text:p>921.40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10341.837999999998" table:style-name="ce11">
            <text:p>10,341.838</text:p>
          </table:table-cell>
          <table:table-cell office:value-type="float" office:value="0" table:style-name="ce49">
            <text:p>0.000</text:p>
          </table:table-cell>
          <table:table-cell office:value-type="float" office:value="10341.837999999998" table:style-name="ce11">
            <text:p>10,341.83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849.27" table:style-name="ce11">
            <text:p>849.270</text:p>
          </table:table-cell>
          <table:table-cell office:value-type="float" office:value="0" table:style-name="ce49">
            <text:p>0.000</text:p>
          </table:table-cell>
          <table:table-cell office:value-type="float" office:value="849.27" table:style-name="ce11">
            <text:p>849.27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562.05600000000004" table:style-name="ce11">
            <text:p>562.056</text:p>
          </table:table-cell>
          <table:table-cell office:value-type="float" office:value="0" table:style-name="ce49">
            <text:p>0.000</text:p>
          </table:table-cell>
          <table:table-cell office:value-type="float" office:value="562.05600000000004" table:style-name="ce11">
            <text:p>562.05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993.29399999999987" table:style-name="ce11">
            <text:p>993.294</text:p>
          </table:table-cell>
          <table:table-cell office:value-type="float" office:value="0" table:style-name="ce49">
            <text:p>0.000</text:p>
          </table:table-cell>
          <table:table-cell office:value-type="float" office:value="993.29399999999987" table:style-name="ce11">
            <text:p>993.29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92.169000000000011" table:style-name="ce11">
            <text:p>92.169</text:p>
          </table:table-cell>
          <table:table-cell office:value-type="float" office:value="0" table:style-name="ce49">
            <text:p>0.000</text:p>
          </table:table-cell>
          <table:table-cell office:value-type="float" office:value="92.169000000000011" table:style-name="ce11">
            <text:p>92.16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77.131" table:style-name="ce11">
            <text:p>77.131</text:p>
          </table:table-cell>
          <table:table-cell office:value-type="float" office:value="0" table:style-name="ce49">
            <text:p>0.000</text:p>
          </table:table-cell>
          <table:table-cell office:value-type="float" office:value="77.131" table:style-name="ce11">
            <text:p>77.13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52.02000000000001" table:style-name="ce11">
            <text:p>152.020</text:p>
          </table:table-cell>
          <table:table-cell office:value-type="float" office:value="0" table:style-name="ce49">
            <text:p>0.000</text:p>
          </table:table-cell>
          <table:table-cell office:value-type="float" office:value="152.02000000000001" table:style-name="ce11">
            <text:p>152.02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40.24499999999998" table:style-name="ce11">
            <text:p>140.245</text:p>
          </table:table-cell>
          <table:table-cell office:value-type="float" office:value="0" table:style-name="ce49">
            <text:p>0.000</text:p>
          </table:table-cell>
          <table:table-cell office:value-type="float" office:value="140.24499999999998" table:style-name="ce11">
            <text:p>140.245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4302.4720000000007" table:style-name="ce11">
            <text:p>4,302.472</text:p>
          </table:table-cell>
          <table:table-cell office:value-type="float" office:value="0" table:style-name="ce49">
            <text:p>0.000</text:p>
          </table:table-cell>
          <table:table-cell office:value-type="float" office:value="4302.4720000000007" table:style-name="ce11">
            <text:p>4,302.47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3947.8400000000006" table:style-name="ce11">
            <text:p>3,947.840</text:p>
          </table:table-cell>
          <table:table-cell office:value-type="float" office:value="0" table:style-name="ce49">
            <text:p>0.000</text:p>
          </table:table-cell>
          <table:table-cell office:value-type="float" office:value="3947.8400000000006" table:style-name="ce11">
            <text:p>3,947.84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437.53100000000001" table:style-name="ce11">
            <text:p>437.531</text:p>
          </table:table-cell>
          <table:table-cell office:value-type="float" office:value="0" table:style-name="ce49">
            <text:p>0.000</text:p>
          </table:table-cell>
          <table:table-cell office:value-type="float" office:value="437.53100000000001" table:style-name="ce11">
            <text:p>437.53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41.768000000000001" table:style-name="ce49">
            <text:p>41.768</text:p>
          </table:table-cell>
          <table:table-cell office:value-type="float" office:value="0" table:style-name="ce49">
            <text:p>0.000</text:p>
          </table:table-cell>
          <table:table-cell office:value-type="float" office:value="41.768000000000001" table:style-name="ce49">
            <text:p>41.76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5779.344000000012" table:style-name="ce11">
            <text:p>35,779.344</text:p>
          </table:table-cell>
          <table:table-cell office:value-type="float" office:value="79.59" table:style-name="ce49">
            <text:p>79.590</text:p>
          </table:table-cell>
          <table:table-cell office:value-type="float" office:value="35858.934000000008" table:style-name="ce11">
            <text:p>35,858.93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58"/>
          <table:table-cell table:style-name="ce12"/>
          <table:table-cell table:number-columns-repeated="2" table:style-name="ce13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Period covered: October to December 2015</text:p>
          </table:table-cell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Report run on: 23/3/2016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11">
          <table:table-cell table:number-columns-repeated="6" table:style-name="ce1"/>
          <table:table-cell table:number-columns-repeated="16378" table:style-name="ce2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9188.362000000001" table:style-name="ce11">
            <text:p>9,188.362</text:p>
          </table:table-cell>
          <table:table-cell office:value-type="float" office:value="88.15" table:style-name="ce49">
            <text:p>88.150</text:p>
          </table:table-cell>
          <table:table-cell office:value-type="float" office:value="9276.5120000000006" table:style-name="ce11">
            <text:p>9,276.51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984.33699999999999" table:style-name="ce11">
            <text:p>984.337</text:p>
          </table:table-cell>
          <table:table-cell office:value-type="float" office:value="0" table:style-name="ce49">
            <text:p>0.000</text:p>
          </table:table-cell>
          <table:table-cell office:value-type="float" office:value="984.33699999999999" table:style-name="ce11">
            <text:p>984.33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7683.1929999999975" table:style-name="ce11">
            <text:p>7,683.193</text:p>
          </table:table-cell>
          <table:table-cell office:value-type="float" office:value="0" table:style-name="ce49">
            <text:p>0.000</text:p>
          </table:table-cell>
          <table:table-cell office:value-type="float" office:value="7683.1929999999975" table:style-name="ce11">
            <text:p>7,683.19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016.8460000000001" table:style-name="ce11">
            <text:p>1,016.846</text:p>
          </table:table-cell>
          <table:table-cell office:value-type="float" office:value="0" table:style-name="ce49">
            <text:p>0.000</text:p>
          </table:table-cell>
          <table:table-cell office:value-type="float" office:value="1016.8460000000001" table:style-name="ce11">
            <text:p>1,016.846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406.45699999999999" table:style-name="ce11">
            <text:p>406.457</text:p>
          </table:table-cell>
          <table:table-cell office:value-type="float" office:value="0" table:style-name="ce49">
            <text:p>0.000</text:p>
          </table:table-cell>
          <table:table-cell office:value-type="float" office:value="406.45699999999999" table:style-name="ce11">
            <text:p>406.45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700.21899999999982" table:style-name="ce11">
            <text:p>700.219</text:p>
          </table:table-cell>
          <table:table-cell office:value-type="float" office:value="0" table:style-name="ce49">
            <text:p>0.000</text:p>
          </table:table-cell>
          <table:table-cell office:value-type="float" office:value="700.21899999999982" table:style-name="ce11">
            <text:p>700.21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98.875000000000014" table:style-name="ce11">
            <text:p>98.875</text:p>
          </table:table-cell>
          <table:table-cell office:value-type="float" office:value="0" table:style-name="ce49">
            <text:p>0.000</text:p>
          </table:table-cell>
          <table:table-cell office:value-type="float" office:value="98.875000000000014" table:style-name="ce11">
            <text:p>98.87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63.990000000000016" table:style-name="ce11">
            <text:p>63.990</text:p>
          </table:table-cell>
          <table:table-cell office:value-type="float" office:value="0" table:style-name="ce49">
            <text:p>0.000</text:p>
          </table:table-cell>
          <table:table-cell office:value-type="float" office:value="63.990000000000016" table:style-name="ce11">
            <text:p>63.99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69.94000000000003" table:style-name="ce11">
            <text:p>169.940</text:p>
          </table:table-cell>
          <table:table-cell office:value-type="float" office:value="0" table:style-name="ce49">
            <text:p>0.000</text:p>
          </table:table-cell>
          <table:table-cell office:value-type="float" office:value="169.94000000000003" table:style-name="ce11">
            <text:p>169.94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39.24199999999999" table:style-name="ce11">
            <text:p>139.242</text:p>
          </table:table-cell>
          <table:table-cell office:value-type="float" office:value="0" table:style-name="ce49">
            <text:p>0.000</text:p>
          </table:table-cell>
          <table:table-cell office:value-type="float" office:value="139.24199999999999" table:style-name="ce11">
            <text:p>139.24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3658.1869999999999" table:style-name="ce11">
            <text:p>3,658.187</text:p>
          </table:table-cell>
          <table:table-cell office:value-type="float" office:value="0" table:style-name="ce49">
            <text:p>0.000</text:p>
          </table:table-cell>
          <table:table-cell office:value-type="float" office:value="3658.1869999999999" table:style-name="ce11">
            <text:p>3,658.187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5590.1679999999978" table:style-name="ce11">
            <text:p>5,590.168</text:p>
          </table:table-cell>
          <table:table-cell office:value-type="float" office:value="0" table:style-name="ce49">
            <text:p>0.000</text:p>
          </table:table-cell>
          <table:table-cell office:value-type="float" office:value="5590.1679999999978" table:style-name="ce11">
            <text:p>5,590.16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439.21400000000006" table:style-name="ce11">
            <text:p>439.214</text:p>
          </table:table-cell>
          <table:table-cell office:value-type="float" office:value="0" table:style-name="ce49">
            <text:p>0.000</text:p>
          </table:table-cell>
          <table:table-cell office:value-type="float" office:value="439.21400000000006" table:style-name="ce11">
            <text:p>439.214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5.1609999999999996" table:style-name="ce49">
            <text:p>5.161</text:p>
          </table:table-cell>
          <table:table-cell office:value-type="float" office:value="0" table:style-name="ce49">
            <text:p>0.000</text:p>
          </table:table-cell>
          <table:table-cell office:value-type="float" office:value="5.1609999999999996" table:style-name="ce49">
            <text:p>5.161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0144.190999999992" table:style-name="ce11">
            <text:p>30,144.191</text:p>
          </table:table-cell>
          <table:table-cell office:value-type="float" office:value="88.15" table:style-name="ce49">
            <text:p>88.150</text:p>
          </table:table-cell>
          <table:table-cell office:value-type="float" office:value="30232.340999999993" table:style-name="ce11">
            <text:p>30,232.341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58"/>
          <table:table-cell table:style-name="ce12"/>
          <table:table-cell table:number-columns-repeated="2" table:style-name="ce13"/>
          <table:table-cell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December 2015</text:p>
          </table:table-cell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16378"/>
        </table:table-row>
        <table:table-row table:style-name="ro4">
          <table:table-cell office:value-type="string" table:style-name="ce3">
            <text:p>Report run on: 23/3/2016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5">
          <table:table-cell table:number-columns-repeated="6" table:style-name="ce1"/>
          <table:table-cell table:number-columns-repeated="16378" table:style-name="ce2"/>
        </table:table-row>
        <table:table-row table:style-name="ro9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44815.567000000003" table:style-name="ce11">
            <text:p>44,815.567</text:p>
          </table:table-cell>
          <table:table-cell office:value-type="float" office:value="324.93" table:style-name="ce49">
            <text:p>324.930</text:p>
          </table:table-cell>
          <table:table-cell office:value-type="float" office:value="45140.497000000003" table:style-name="ce49">
            <text:p>45,140.49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4781.9720000000016" table:style-name="ce11">
            <text:p>4,781.972</text:p>
          </table:table-cell>
          <table:table-cell office:value-type="float" office:value="0" table:style-name="ce49">
            <text:p>0.000</text:p>
          </table:table-cell>
          <table:table-cell office:value-type="float" office:value="4781.9720000000016" table:style-name="ce49">
            <text:p>4,781.97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35849.538" table:style-name="ce11">
            <text:p>35,849.538</text:p>
          </table:table-cell>
          <table:table-cell office:value-type="float" office:value="0" table:style-name="ce49">
            <text:p>0.000</text:p>
          </table:table-cell>
          <table:table-cell office:value-type="float" office:value="35849.538" table:style-name="ce49">
            <text:p>35,849.53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4025.2020000000002" table:style-name="ce11">
            <text:p>4,025.202</text:p>
          </table:table-cell>
          <table:table-cell office:value-type="float" office:value="0" table:style-name="ce49">
            <text:p>0.000</text:p>
          </table:table-cell>
          <table:table-cell office:value-type="float" office:value="4025.2020000000002" table:style-name="ce49">
            <text:p>4,025.20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288.825" table:style-name="ce11">
            <text:p>1,288.825</text:p>
          </table:table-cell>
          <table:table-cell office:value-type="float" office:value="0" table:style-name="ce49">
            <text:p>0.000</text:p>
          </table:table-cell>
          <table:table-cell office:value-type="float" office:value="1288.825" table:style-name="ce49">
            <text:p>1,288.825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2625.6439999999993" table:style-name="ce11">
            <text:p>2,625.644</text:p>
          </table:table-cell>
          <table:table-cell office:value-type="float" office:value="0" table:style-name="ce49">
            <text:p>0.000</text:p>
          </table:table-cell>
          <table:table-cell office:value-type="float" office:value="2625.6439999999998" table:style-name="ce49">
            <text:p>2,625.64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393.15300000000002" table:style-name="ce11">
            <text:p>393.153</text:p>
          </table:table-cell>
          <table:table-cell office:value-type="float" office:value="0" table:style-name="ce49">
            <text:p>0.000</text:p>
          </table:table-cell>
          <table:table-cell office:value-type="float" office:value="393.15300000000013" table:style-name="ce49">
            <text:p>393.15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269.06300000000005" table:style-name="ce11">
            <text:p>269.063</text:p>
          </table:table-cell>
          <table:table-cell office:value-type="float" office:value="0" table:style-name="ce49">
            <text:p>0.000</text:p>
          </table:table-cell>
          <table:table-cell office:value-type="float" office:value="269.06300000000005" table:style-name="ce49">
            <text:p>269.06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630.38400000000013" table:style-name="ce11">
            <text:p>630.384</text:p>
          </table:table-cell>
          <table:table-cell office:value-type="float" office:value="0" table:style-name="ce49">
            <text:p>0.000</text:p>
          </table:table-cell>
          <table:table-cell office:value-type="float" office:value="630.38400000000001" table:style-name="ce49">
            <text:p>630.38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550.99399999999991" table:style-name="ce11">
            <text:p>550.994</text:p>
          </table:table-cell>
          <table:table-cell office:value-type="float" office:value="0" table:style-name="ce49">
            <text:p>0.000</text:p>
          </table:table-cell>
          <table:table-cell office:value-type="float" office:value="550.99400000000003" table:style-name="ce49">
            <text:p>550.99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5819.775000000003" table:style-name="ce11">
            <text:p>15,819.775</text:p>
          </table:table-cell>
          <table:table-cell office:value-type="float" office:value="0" table:style-name="ce49">
            <text:p>0.000</text:p>
          </table:table-cell>
          <table:table-cell office:value-type="float" office:value="15819.775000000001" table:style-name="ce49">
            <text:p>15,819.775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18765.624" table:style-name="ce11">
            <text:p>18,765.624</text:p>
          </table:table-cell>
          <table:table-cell office:value-type="float" office:value="0" table:style-name="ce49">
            <text:p>0.000</text:p>
          </table:table-cell>
          <table:table-cell office:value-type="float" office:value="18765.624" table:style-name="ce49">
            <text:p>18,765.62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1876.723" table:style-name="ce11">
            <text:p>1,876.723</text:p>
          </table:table-cell>
          <table:table-cell office:value-type="float" office:value="0" table:style-name="ce49">
            <text:p>0.000</text:p>
          </table:table-cell>
          <table:table-cell office:value-type="float" office:value="1876.723" table:style-name="ce49">
            <text:p>1,876.72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51.927" table:style-name="ce11">
            <text:p>51.927</text:p>
          </table:table-cell>
          <table:table-cell office:value-type="float" office:value="0" table:style-name="ce11">
            <text:p>0.000</text:p>
          </table:table-cell>
          <table:table-cell office:value-type="float" office:value="51.927" table:style-name="ce11">
            <text:p>51.92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31744.391" table:style-name="ce11">
            <text:p>131,744.391</text:p>
          </table:table-cell>
          <table:table-cell office:value-type="float" office:value="324.93" table:style-name="ce49">
            <text:p>324.930</text:p>
          </table:table-cell>
          <table:table-cell office:value-type="float" office:value="132069.321" table:style-name="ce49">
            <text:p>132,069.321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3">
            <text:p>KEY</text:p>
          </table:table-cell>
          <table:table-cell table:number-columns-repeated="5" table:style-name="ce1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59">
            <text:p>Non-obligated WEEE Received</text:p>
          </table:table-cell>
          <table:covered-table-cell/>
          <table:table-cell office:value-type="string" table:number-columns-spanned="3" table:number-rows-spanned="1" table:style-name="ce60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12">
          <table:table-cell office:value-type="string" table:number-columns-spanned="2" table:number-rows-spanned="1" table:style-name="ce60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60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number-columns-repeated="16378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3">
            <text:p>© Environment Agency copyright and database right 2016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67" table:style-name="ro5">
          <table:table-cell table:number-columns-repeated="16384"/>
        </table:table-row>
      </table:table>
      <table:table table:name="2014_Quarter_1_-_4" table:style-name="ta5">
        <table:table-column table:style-name="co1" table:default-cell-style-name="ce1"/>
        <table:table-column table:style-name="co2" table:default-cell-style-name="ce1"/>
        <table:table-column table:style-name="co15" table:number-columns-repeated="3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16377" table:default-cell-style-name="ce1"/>
        <table:table-row table:style-name="ro1">
          <table:table-cell table:style-name="ce1">
            <draw:frame draw:z-index="1" draw:id="id10" draw:style-name="a10" draw:name="Picture 2" svg:x="0.05in" svg:y="0.05in" svg:width="2.66302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1" draw:style-name="a11" draw:name="Picture 2" svg:x="0.05in" svg:y="0.05in" svg:width="2.66302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21">
            <text:p>Non-Obligated Waste Electrical and electronic Equipment (WEEE) received at Approved Authorised Treatment Facilities (AATFs) &amp; Approved Exporters (AE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March 2014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Report run on: 31/3/2015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3655.325000000001" table:style-name="ce11">
            <text:p>13,655.325</text:p>
          </table:table-cell>
          <table:table-cell office:value-type="float" office:value="23.87" table:style-name="ce71">
            <text:p>23.870</text:p>
          </table:table-cell>
          <table:table-cell office:value-type="float" office:value="13679.195000000002" table:style-name="ce11">
            <text:p>13,679.195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511.923" table:style-name="ce11">
            <text:p>1,511.923</text:p>
          </table:table-cell>
          <table:table-cell office:value-type="float" office:value="0" table:style-name="ce72">
            <text:p>0.000</text:p>
          </table:table-cell>
          <table:table-cell office:value-type="float" office:value="1511.923" table:style-name="ce11">
            <text:p>1,511.923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9682.9820000000054" table:style-name="ce11">
            <text:p>9,682.982</text:p>
          </table:table-cell>
          <table:table-cell office:value-type="float" office:value="0" table:style-name="ce72">
            <text:p>0.000</text:p>
          </table:table-cell>
          <table:table-cell office:value-type="float" office:value="9682.9820000000054" table:style-name="ce11">
            <text:p>9,682.982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188.4709999999998" table:style-name="ce11">
            <text:p>1,188.471</text:p>
          </table:table-cell>
          <table:table-cell office:value-type="float" office:value="0" table:style-name="ce72">
            <text:p>0.000</text:p>
          </table:table-cell>
          <table:table-cell office:value-type="float" office:value="1188.4709999999998" table:style-name="ce11">
            <text:p>1,188.471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53.14399999999998" table:style-name="ce11">
            <text:p>153.144</text:p>
          </table:table-cell>
          <table:table-cell office:value-type="float" office:value="0" table:style-name="ce72">
            <text:p>0.000</text:p>
          </table:table-cell>
          <table:table-cell office:value-type="float" office:value="153.14399999999998" table:style-name="ce11">
            <text:p>153.144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443.23099999999999" table:style-name="ce11">
            <text:p>443.231</text:p>
          </table:table-cell>
          <table:table-cell office:value-type="float" office:value="0" table:style-name="ce72">
            <text:p>0.000</text:p>
          </table:table-cell>
          <table:table-cell office:value-type="float" office:value="443.23099999999999" table:style-name="ce11">
            <text:p>443.231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76.167000000000002" table:style-name="ce11">
            <text:p>76.167</text:p>
          </table:table-cell>
          <table:table-cell office:value-type="float" office:value="0" table:style-name="ce72">
            <text:p>0.000</text:p>
          </table:table-cell>
          <table:table-cell office:value-type="float" office:value="76.167000000000002" table:style-name="ce11">
            <text:p>76.167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78.66500000000002" table:style-name="ce11">
            <text:p>78.665</text:p>
          </table:table-cell>
          <table:table-cell office:value-type="float" office:value="0" table:style-name="ce72">
            <text:p>0.000</text:p>
          </table:table-cell>
          <table:table-cell office:value-type="float" office:value="78.66500000000002" table:style-name="ce11">
            <text:p>78.665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82.435" table:style-name="ce11">
            <text:p>182.435</text:p>
          </table:table-cell>
          <table:table-cell office:value-type="float" office:value="0" table:style-name="ce72">
            <text:p>0.000</text:p>
          </table:table-cell>
          <table:table-cell office:value-type="float" office:value="182.435" table:style-name="ce11">
            <text:p>182.435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634.04200000000014" table:style-name="ce11">
            <text:p>634.042</text:p>
          </table:table-cell>
          <table:table-cell office:value-type="float" office:value="0" table:style-name="ce72">
            <text:p>0.000</text:p>
          </table:table-cell>
          <table:table-cell office:value-type="float" office:value="634.04200000000014" table:style-name="ce11">
            <text:p>634.042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4276.1539999999977" table:style-name="ce11">
            <text:p>4,276.154</text:p>
          </table:table-cell>
          <table:table-cell office:value-type="float" office:value="0" table:style-name="ce72">
            <text:p>0.000</text:p>
          </table:table-cell>
          <table:table-cell office:value-type="float" office:value="4276.1539999999977" table:style-name="ce11">
            <text:p>4,276.154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3960.3159999999998" table:style-name="ce11">
            <text:p>3,960.316</text:p>
          </table:table-cell>
          <table:table-cell office:value-type="float" office:value="0" table:style-name="ce72">
            <text:p>0.000</text:p>
          </table:table-cell>
          <table:table-cell office:value-type="float" office:value="3960.3159999999998" table:style-name="ce11">
            <text:p>3,960.316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487.18099999999998" table:style-name="ce11">
            <text:p>487.181</text:p>
          </table:table-cell>
          <table:table-cell office:value-type="float" office:value="0" table:style-name="ce72">
            <text:p>0.000</text:p>
          </table:table-cell>
          <table:table-cell office:value-type="float" office:value="487.18099999999998" table:style-name="ce11">
            <text:p>487.181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5.5549999999999997" table:style-name="ce11">
            <text:p>5.555</text:p>
          </table:table-cell>
          <table:table-cell office:value-type="float" office:value="0" table:style-name="ce72">
            <text:p>0.000</text:p>
          </table:table-cell>
          <table:table-cell office:value-type="float" office:value="5.5549999999999997" table:style-name="ce11">
            <text:p>5.555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6335.591" table:style-name="ce14">
            <text:p>36,335.591</text:p>
          </table:table-cell>
          <table:table-cell office:value-type="float" office:value="23.87" table:style-name="ce15">
            <text:p>23.870</text:p>
          </table:table-cell>
          <table:table-cell office:value-type="float" office:value="36359.461000000003" table:style-name="ce14">
            <text:p>36,359.461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April to June 2014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3">
            <text:p>Report run on: 31/3/2015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11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2834.954000000002" table:style-name="ce11">
            <text:p>12,834.954</text:p>
          </table:table-cell>
          <table:table-cell office:value-type="float" office:value="52.647000000000006" table:style-name="ce71">
            <text:p>52.647</text:p>
          </table:table-cell>
          <table:table-cell office:value-type="float" office:value="12887.601000000002" table:style-name="ce11">
            <text:p>12,887.601</text:p>
          </table:table-cell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299.5709999999999" table:style-name="ce11">
            <text:p>1,299.571</text:p>
          </table:table-cell>
          <table:table-cell office:value-type="float" office:value="0" table:style-name="ce71">
            <text:p>0.000</text:p>
          </table:table-cell>
          <table:table-cell office:value-type="float" office:value="1299.5709999999999" table:style-name="ce11">
            <text:p>1,299.571</text:p>
          </table:table-cell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9568.5280000000021" table:style-name="ce11">
            <text:p>9,568.528</text:p>
          </table:table-cell>
          <table:table-cell office:value-type="float" office:value="0" table:style-name="ce71">
            <text:p>0.000</text:p>
          </table:table-cell>
          <table:table-cell office:value-type="float" office:value="9568.5280000000021" table:style-name="ce11">
            <text:p>9,568.528</text:p>
          </table:table-cell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515.5550000000001" table:style-name="ce11">
            <text:p>1,515.555</text:p>
          </table:table-cell>
          <table:table-cell office:value-type="float" office:value="0" table:style-name="ce71">
            <text:p>0.000</text:p>
          </table:table-cell>
          <table:table-cell office:value-type="float" office:value="1515.5550000000001" table:style-name="ce11">
            <text:p>1,515.555</text:p>
          </table:table-cell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206.38200000000003" table:style-name="ce11">
            <text:p>206.382</text:p>
          </table:table-cell>
          <table:table-cell office:value-type="float" office:value="0" table:style-name="ce71">
            <text:p>0.000</text:p>
          </table:table-cell>
          <table:table-cell office:value-type="float" office:value="206.38200000000003" table:style-name="ce11">
            <text:p>206.382</text:p>
          </table:table-cell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496.9910000000001" table:style-name="ce11">
            <text:p>496.991</text:p>
          </table:table-cell>
          <table:table-cell office:value-type="float" office:value="0" table:style-name="ce71">
            <text:p>0.000</text:p>
          </table:table-cell>
          <table:table-cell office:value-type="float" office:value="496.9910000000001" table:style-name="ce11">
            <text:p>496.991</text:p>
          </table:table-cell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93.359000000000009" table:style-name="ce11">
            <text:p>93.359</text:p>
          </table:table-cell>
          <table:table-cell office:value-type="float" office:value="0" table:style-name="ce71">
            <text:p>0.000</text:p>
          </table:table-cell>
          <table:table-cell office:value-type="float" office:value="93.359000000000009" table:style-name="ce11">
            <text:p>93.359</text:p>
          </table:table-cell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87.010000000000019" table:style-name="ce11">
            <text:p>87.010</text:p>
          </table:table-cell>
          <table:table-cell office:value-type="float" office:value="0" table:style-name="ce71">
            <text:p>0.000</text:p>
          </table:table-cell>
          <table:table-cell office:value-type="float" office:value="87.010000000000019" table:style-name="ce11">
            <text:p>87.010</text:p>
          </table:table-cell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93.68899999999996" table:style-name="ce11">
            <text:p>193.689</text:p>
          </table:table-cell>
          <table:table-cell office:value-type="float" office:value="0" table:style-name="ce71">
            <text:p>0.000</text:p>
          </table:table-cell>
          <table:table-cell office:value-type="float" office:value="193.68899999999996" table:style-name="ce11">
            <text:p>193.689</text:p>
          </table:table-cell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58.238" table:style-name="ce11">
            <text:p>158.238</text:p>
          </table:table-cell>
          <table:table-cell office:value-type="float" office:value="0" table:style-name="ce71">
            <text:p>0.000</text:p>
          </table:table-cell>
          <table:table-cell office:value-type="float" office:value="158.238" table:style-name="ce11">
            <text:p>158.238</text:p>
          </table:table-cell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3536.1010000000006" table:style-name="ce11">
            <text:p>3,536.101</text:p>
          </table:table-cell>
          <table:table-cell office:value-type="float" office:value="0" table:style-name="ce71">
            <text:p>0.000</text:p>
          </table:table-cell>
          <table:table-cell office:value-type="float" office:value="3536.1010000000006" table:style-name="ce11">
            <text:p>3,536.101</text:p>
          </table:table-cell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3513.8510000000006" table:style-name="ce11">
            <text:p>3,513.851</text:p>
          </table:table-cell>
          <table:table-cell office:value-type="float" office:value="0.25" table:style-name="ce71">
            <text:p>0.250</text:p>
          </table:table-cell>
          <table:table-cell office:value-type="float" office:value="3514.1010000000006" table:style-name="ce11">
            <text:p>3,514.101</text:p>
          </table:table-cell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255.98800000000006" table:style-name="ce11">
            <text:p>255.988</text:p>
          </table:table-cell>
          <table:table-cell office:value-type="float" office:value="0" table:style-name="ce72">
            <text:p>0.000</text:p>
          </table:table-cell>
          <table:table-cell office:value-type="float" office:value="255.98800000000006" table:style-name="ce11">
            <text:p>255.988</text:p>
          </table:table-cell>
          <table:table-cell table:number-columns-repeated="16379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7.5090000000000003" table:style-name="ce72">
            <text:p>7.509</text:p>
          </table:table-cell>
          <table:table-cell office:value-type="float" office:value="0" table:style-name="ce72">
            <text:p>0.000</text:p>
          </table:table-cell>
          <table:table-cell office:value-type="float" office:value="7.5090000000000003" table:style-name="ce72">
            <text:p>7.509</text:p>
          </table:table-cell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3767.72600000001" table:style-name="ce14">
            <text:p>33,767.726</text:p>
          </table:table-cell>
          <table:table-cell office:value-type="float" office:value="52.897000000000006" table:style-name="ce15">
            <text:p>52.897</text:p>
          </table:table-cell>
          <table:table-cell office:value-type="float" office:value="33820.623000000007" table:style-name="ce14">
            <text:p>33,820.623</text:p>
          </table:table-cell>
          <table:table-cell table:number-columns-repeated="16379"/>
        </table:table-row>
        <table:table-row table:style-name="ro5">
          <table:table-cell table:style-name="ce1"/>
          <table:table-cell table:style-name="ce58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July to September 2014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31/3/2015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2121.027000000007" table:style-name="ce11">
            <text:p>12,121.027</text:p>
          </table:table-cell>
          <table:table-cell office:value-type="float" office:value="79.093999999999994" table:style-name="ce71">
            <text:p>79.094</text:p>
          </table:table-cell>
          <table:table-cell office:value-type="float" office:value="12200.121000000006" table:style-name="ce11">
            <text:p>12,200.121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077.4150000000004" table:style-name="ce11">
            <text:p>1,077.415</text:p>
          </table:table-cell>
          <table:table-cell office:value-type="float" office:value="0" table:style-name="ce71">
            <text:p>0.000</text:p>
          </table:table-cell>
          <table:table-cell office:value-type="float" office:value="1077.4150000000004" table:style-name="ce11">
            <text:p>1,077.41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10103.627999999997" table:style-name="ce11">
            <text:p>10,103.628</text:p>
          </table:table-cell>
          <table:table-cell office:value-type="float" office:value="0" table:style-name="ce71">
            <text:p>0.000</text:p>
          </table:table-cell>
          <table:table-cell office:value-type="float" office:value="10103.627999999997" table:style-name="ce11">
            <text:p>10,103.62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452.3329999999994" table:style-name="ce11">
            <text:p>1,452.333</text:p>
          </table:table-cell>
          <table:table-cell office:value-type="float" office:value="0" table:style-name="ce71">
            <text:p>0.000</text:p>
          </table:table-cell>
          <table:table-cell office:value-type="float" office:value="1452.3329999999994" table:style-name="ce11">
            <text:p>1,452.33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587.82799999999997" table:style-name="ce11">
            <text:p>587.828</text:p>
          </table:table-cell>
          <table:table-cell office:value-type="float" office:value="0" table:style-name="ce71">
            <text:p>0.000</text:p>
          </table:table-cell>
          <table:table-cell office:value-type="float" office:value="587.82799999999997" table:style-name="ce11">
            <text:p>587.82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444.49799999999988" table:style-name="ce11">
            <text:p>444.498</text:p>
          </table:table-cell>
          <table:table-cell office:value-type="float" office:value="0" table:style-name="ce71">
            <text:p>0.000</text:p>
          </table:table-cell>
          <table:table-cell office:value-type="float" office:value="444.49799999999988" table:style-name="ce11">
            <text:p>444.49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88.274000000000001" table:style-name="ce11">
            <text:p>88.274</text:p>
          </table:table-cell>
          <table:table-cell office:value-type="float" office:value="0" table:style-name="ce71">
            <text:p>0.000</text:p>
          </table:table-cell>
          <table:table-cell office:value-type="float" office:value="88.274000000000001" table:style-name="ce11">
            <text:p>88.27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51.26400000000001" table:style-name="ce11">
            <text:p>51.264</text:p>
          </table:table-cell>
          <table:table-cell office:value-type="float" office:value="0" table:style-name="ce71">
            <text:p>0.000</text:p>
          </table:table-cell>
          <table:table-cell office:value-type="float" office:value="51.26400000000001" table:style-name="ce11">
            <text:p>51.26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97.57999999999998" table:style-name="ce11">
            <text:p>197.580</text:p>
          </table:table-cell>
          <table:table-cell office:value-type="float" office:value="0" table:style-name="ce71">
            <text:p>0.000</text:p>
          </table:table-cell>
          <table:table-cell office:value-type="float" office:value="197.57999999999998" table:style-name="ce11">
            <text:p>197.58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40.65299999999999" table:style-name="ce11">
            <text:p>140.653</text:p>
          </table:table-cell>
          <table:table-cell office:value-type="float" office:value="0" table:style-name="ce71">
            <text:p>0.000</text:p>
          </table:table-cell>
          <table:table-cell office:value-type="float" office:value="140.65299999999999" table:style-name="ce11">
            <text:p>140.65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3688.6040000000003" table:style-name="ce11">
            <text:p>3,688.604</text:p>
          </table:table-cell>
          <table:table-cell office:value-type="float" office:value="0" table:style-name="ce71">
            <text:p>0.000</text:p>
          </table:table-cell>
          <table:table-cell office:value-type="float" office:value="3688.6040000000003" table:style-name="ce11">
            <text:p>3,688.604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717.4120000000021" table:style-name="ce11">
            <text:p>4,717.412</text:p>
          </table:table-cell>
          <table:table-cell office:value-type="float" office:value="4.3780000000000001" table:style-name="ce71">
            <text:p>4.378</text:p>
          </table:table-cell>
          <table:table-cell office:value-type="float" office:value="4721.7900000000018" table:style-name="ce11">
            <text:p>4,721.79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449.58499999999992" table:style-name="ce11">
            <text:p>449.585</text:p>
          </table:table-cell>
          <table:table-cell office:value-type="float" office:value="0" table:style-name="ce73">
            <text:p>0.000</text:p>
          </table:table-cell>
          <table:table-cell office:value-type="float" office:value="449.58499999999992" table:style-name="ce11">
            <text:p>449.585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12.433" table:style-name="ce74">
            <text:p>12.433</text:p>
          </table:table-cell>
          <table:table-cell office:value-type="float" office:value="0" table:style-name="ce72">
            <text:p>0.000</text:p>
          </table:table-cell>
          <table:table-cell office:value-type="float" office:value="12.433" table:style-name="ce74">
            <text:p>12.43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5132.534" table:style-name="ce14">
            <text:p>35,132.534</text:p>
          </table:table-cell>
          <table:table-cell office:value-type="float" office:value="83.471999999999994" table:style-name="ce75">
            <text:p>83.472</text:p>
          </table:table-cell>
          <table:table-cell office:value-type="float" office:value="35216.006000000001" table:style-name="ce14">
            <text:p>35,216.00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1"/>
          <table:table-cell table:style-name="ce58"/>
          <table:table-cell table:style-name="ce12"/>
          <table:table-cell table:number-columns-repeated="2" table:style-name="ce13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Period covered: October to December 2014</text:p>
          </table:table-cell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16378" table:style-name="ce2"/>
        </table:table-row>
        <table:table-row table:style-name="ro4">
          <table:table-cell office:value-type="string" table:style-name="ce3">
            <text:p>Report run on: 31/3/2015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11">
          <table:table-cell table:number-columns-repeated="6" table:style-name="ce1"/>
          <table:table-cell table:number-columns-repeated="16378" table:style-name="ce2"/>
        </table:table-row>
        <table:table-row table:style-name="ro8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9674.1620000000039" table:style-name="ce11">
            <text:p>9,674.162</text:p>
          </table:table-cell>
          <table:table-cell office:value-type="float" office:value="66.28" table:style-name="ce71">
            <text:p>66.280</text:p>
          </table:table-cell>
          <table:table-cell office:value-type="float" office:value="9740.4420000000046" table:style-name="ce11">
            <text:p>9,740.44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623.99" table:style-name="ce11">
            <text:p>623.990</text:p>
          </table:table-cell>
          <table:table-cell office:value-type="float" office:value="0" table:style-name="ce72">
            <text:p>0.000</text:p>
          </table:table-cell>
          <table:table-cell office:value-type="float" office:value="623.99" table:style-name="ce11">
            <text:p>623.99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9239.4830000000002" table:style-name="ce11">
            <text:p>9,239.483</text:p>
          </table:table-cell>
          <table:table-cell office:value-type="float" office:value="0" table:style-name="ce72">
            <text:p>0.000</text:p>
          </table:table-cell>
          <table:table-cell office:value-type="float" office:value="9239.4830000000002" table:style-name="ce11">
            <text:p>9,239.48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888.76900000000001" table:style-name="ce11">
            <text:p>888.769</text:p>
          </table:table-cell>
          <table:table-cell office:value-type="float" office:value="0" table:style-name="ce72">
            <text:p>0.000</text:p>
          </table:table-cell>
          <table:table-cell office:value-type="float" office:value="888.76900000000001" table:style-name="ce11">
            <text:p>888.76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81.41300000000001" table:style-name="ce11">
            <text:p>181.413</text:p>
          </table:table-cell>
          <table:table-cell office:value-type="float" office:value="0" table:style-name="ce72">
            <text:p>0.000</text:p>
          </table:table-cell>
          <table:table-cell office:value-type="float" office:value="181.41300000000001" table:style-name="ce11">
            <text:p>181.413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183.83600000000001" table:style-name="ce11">
            <text:p>183.836</text:p>
          </table:table-cell>
          <table:table-cell office:value-type="float" office:value="0" table:style-name="ce72">
            <text:p>0.000</text:p>
          </table:table-cell>
          <table:table-cell office:value-type="float" office:value="183.83600000000001" table:style-name="ce11">
            <text:p>183.836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65.068000000000012" table:style-name="ce11">
            <text:p>65.068</text:p>
          </table:table-cell>
          <table:table-cell office:value-type="float" office:value="0" table:style-name="ce72">
            <text:p>0.000</text:p>
          </table:table-cell>
          <table:table-cell office:value-type="float" office:value="65.068000000000012" table:style-name="ce11">
            <text:p>65.068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35.040000000000006" table:style-name="ce11">
            <text:p>35.040</text:p>
          </table:table-cell>
          <table:table-cell office:value-type="float" office:value="0" table:style-name="ce72">
            <text:p>0.000</text:p>
          </table:table-cell>
          <table:table-cell office:value-type="float" office:value="35.040000000000006" table:style-name="ce11">
            <text:p>35.040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28.77199999999999" table:style-name="ce11">
            <text:p>128.772</text:p>
          </table:table-cell>
          <table:table-cell office:value-type="float" office:value="0" table:style-name="ce72">
            <text:p>0.000</text:p>
          </table:table-cell>
          <table:table-cell office:value-type="float" office:value="128.77199999999999" table:style-name="ce11">
            <text:p>128.772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1.929" table:style-name="ce11">
            <text:p>11.929</text:p>
          </table:table-cell>
          <table:table-cell office:value-type="float" office:value="0" table:style-name="ce72">
            <text:p>0.000</text:p>
          </table:table-cell>
          <table:table-cell office:value-type="float" office:value="11.929" table:style-name="ce11">
            <text:p>11.929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980.2839999999992" table:style-name="ce11">
            <text:p>2,980.284</text:p>
          </table:table-cell>
          <table:table-cell office:value-type="float" office:value="0" table:style-name="ce72">
            <text:p>0.000</text:p>
          </table:table-cell>
          <table:table-cell office:value-type="float" office:value="2980.2839999999992" table:style-name="ce11">
            <text:p>2,980.284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5055.3050000000021" table:style-name="ce11">
            <text:p>5,055.305</text:p>
          </table:table-cell>
          <table:table-cell office:value-type="float" office:value="0" table:style-name="ce72">
            <text:p>0.000</text:p>
          </table:table-cell>
          <table:table-cell office:value-type="float" office:value="5055.3050000000021" table:style-name="ce11">
            <text:p>5,055.305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 and LED Light Sources</text:p>
          </table:table-cell>
          <table:table-cell office:value-type="float" office:value="270.30600000000004" table:style-name="ce11">
            <text:p>270.306</text:p>
          </table:table-cell>
          <table:table-cell office:value-type="float" office:value="0" table:style-name="ce72">
            <text:p>0.000</text:p>
          </table:table-cell>
          <table:table-cell office:value-type="float" office:value="270.30600000000004" table:style-name="ce11">
            <text:p>270.306</text:p>
          </table:table-cell>
          <table:table-cell table:style-name="ce1"/>
          <table:table-cell table:number-columns-repeated="16378"/>
        </table:table-row>
        <table:table-row table:style-name="ro5">
          <table:table-cell office:value-type="float" office:value="14" table:style-name="ce10">
            <text:p>14</text:p>
          </table:table-cell>
          <table:table-cell office:value-type="string" table:style-name="ce10">
            <text:p>Photovoltaic Panels</text:p>
          </table:table-cell>
          <table:table-cell office:value-type="float" office:value="10.342000000000001" table:style-name="ce74">
            <text:p>10.342</text:p>
          </table:table-cell>
          <table:table-cell office:value-type="float" office:value="0" table:style-name="ce76">
            <text:p>0.000</text:p>
          </table:table-cell>
          <table:table-cell office:value-type="float" office:value="10.342000000000001" table:style-name="ce77">
            <text:p>10.342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29348.699000000008" table:style-name="ce14">
            <text:p>29,348.699</text:p>
          </table:table-cell>
          <table:table-cell office:value-type="float" office:value="66.28" table:style-name="ce78">
            <text:p>66.280</text:p>
          </table:table-cell>
          <table:table-cell office:value-type="float" office:value="29414.979000000007" table:style-name="ce14">
            <text:p>29,414.979</text:p>
          </table:table-cell>
          <table:table-cell table:style-name="ce1"/>
          <table:table-cell table:number-columns-repeated="16378"/>
        </table:table-row>
        <table:table-row table:style-name="ro5">
          <table:table-cell table:style-name="ce1"/>
          <table:table-cell table:style-name="ce58"/>
          <table:table-cell table:style-name="ce12"/>
          <table:table-cell table:number-columns-repeated="2" table:style-name="ce13"/>
          <table:table-cell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December 2014</text:p>
          </table:table-cell>
          <table:table-cell table:number-columns-repeated="2" table:style-name="ce1"/>
          <table:table-cell table:number-columns-repeated="2" table:style-name="ce2"/>
          <table:table-cell table:style-name="ce1"/>
          <table:table-cell table:number-columns-repeated="16378"/>
        </table:table-row>
        <table:table-row table:style-name="ro4">
          <table:table-cell office:value-type="string" table:style-name="ce3">
            <text:p>Report run on: 31/3/2015</text:p>
          </table:table-cell>
          <table:table-cell table:number-columns-repeated="5" table:style-name="ce1"/>
          <table:table-cell table:number-columns-repeated="16378" table:style-name="ce2"/>
        </table:table-row>
        <table:table-row table:style-name="ro5">
          <table:table-cell table:number-columns-repeated="6" table:style-name="ce1"/>
          <table:table-cell table:number-columns-repeated="16378" table:style-name="ce2"/>
        </table:table-row>
        <table:table-row table:style-name="ro9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office:value-type="string" table:style-name="ce8">
            <text:p>Non-Obligated WEEE Received from DCFs</text:p>
            <text:p>(tonnes)</text:p>
          </table:table-cell>
          <table:table-cell office:value-type="string" table:style-name="ce8">
            <text:p>Total Non-Obligated WEEE Received (tonnes)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48285.468000000015" table:style-name="ce11">
            <text:p>48,285.468</text:p>
          </table:table-cell>
          <table:table-cell office:value-type="float" office:value="221.89100000000002" table:style-name="ce49">
            <text:p>221.891</text:p>
          </table:table-cell>
          <table:table-cell office:value-type="float" office:value="48507.359000000011" table:style-name="ce49">
            <text:p>48,507.35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4512.8990000000003" table:style-name="ce11">
            <text:p>4,512.899</text:p>
          </table:table-cell>
          <table:table-cell office:value-type="float" office:value="0" table:style-name="ce49">
            <text:p>0.000</text:p>
          </table:table-cell>
          <table:table-cell office:value-type="float" office:value="4512.8990000000003" table:style-name="ce49">
            <text:p>4,512.89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38594.621000000006" table:style-name="ce11">
            <text:p>38,594.621</text:p>
          </table:table-cell>
          <table:table-cell office:value-type="float" office:value="0" table:style-name="ce49">
            <text:p>0.000</text:p>
          </table:table-cell>
          <table:table-cell office:value-type="float" office:value="38594.621000000006" table:style-name="ce49">
            <text:p>38,594.621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5045.1279999999997" table:style-name="ce11">
            <text:p>5,045.128</text:p>
          </table:table-cell>
          <table:table-cell office:value-type="float" office:value="0" table:style-name="ce49">
            <text:p>0.000</text:p>
          </table:table-cell>
          <table:table-cell office:value-type="float" office:value="5045.1279999999988" table:style-name="ce49">
            <text:p>5,045.12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128.7670000000001" table:style-name="ce11">
            <text:p>1,128.767</text:p>
          </table:table-cell>
          <table:table-cell office:value-type="float" office:value="0" table:style-name="ce49">
            <text:p>0.000</text:p>
          </table:table-cell>
          <table:table-cell office:value-type="float" office:value="1128.7670000000001" table:style-name="ce49">
            <text:p>1,128.767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1568.556" table:style-name="ce11">
            <text:p>1,568.556</text:p>
          </table:table-cell>
          <table:table-cell office:value-type="float" office:value="0" table:style-name="ce49">
            <text:p>0.000</text:p>
          </table:table-cell>
          <table:table-cell office:value-type="float" office:value="1568.5559999999998" table:style-name="ce49">
            <text:p>1,568.55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322.86800000000005" table:style-name="ce11">
            <text:p>322.868</text:p>
          </table:table-cell>
          <table:table-cell office:value-type="float" office:value="0" table:style-name="ce49">
            <text:p>0.000</text:p>
          </table:table-cell>
          <table:table-cell office:value-type="float" office:value="322.86800000000005" table:style-name="ce49">
            <text:p>322.868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251.97900000000004" table:style-name="ce11">
            <text:p>251.979</text:p>
          </table:table-cell>
          <table:table-cell office:value-type="float" office:value="0" table:style-name="ce49">
            <text:p>0.000</text:p>
          </table:table-cell>
          <table:table-cell office:value-type="float" office:value="251.97900000000004" table:style-name="ce49">
            <text:p>251.97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702.47599999999989" table:style-name="ce11">
            <text:p>702.476</text:p>
          </table:table-cell>
          <table:table-cell office:value-type="float" office:value="0" table:style-name="ce49">
            <text:p>0.000</text:p>
          </table:table-cell>
          <table:table-cell office:value-type="float" office:value="702.47599999999989" table:style-name="ce49">
            <text:p>702.476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944.86200000000019" table:style-name="ce11">
            <text:p>944.862</text:p>
          </table:table-cell>
          <table:table-cell office:value-type="float" office:value="0" table:style-name="ce49">
            <text:p>0.000</text:p>
          </table:table-cell>
          <table:table-cell office:value-type="float" office:value="944.86200000000008" table:style-name="ce49">
            <text:p>944.86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4481.142999999998" table:style-name="ce11">
            <text:p>14,481.143</text:p>
          </table:table-cell>
          <table:table-cell office:value-type="float" office:value="0" table:style-name="ce49">
            <text:p>0.000</text:p>
          </table:table-cell>
          <table:table-cell office:value-type="float" office:value="14481.142999999996" table:style-name="ce49">
            <text:p>14,481.143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17246.884000000005" table:style-name="ce11">
            <text:p>17,246.884</text:p>
          </table:table-cell>
          <table:table-cell office:value-type="float" office:value="4.6280000000000001" table:style-name="ce49">
            <text:p>4.628</text:p>
          </table:table-cell>
          <table:table-cell office:value-type="float" office:value="17251.512000000006" table:style-name="ce49">
            <text:p>17,251.512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1463.06" table:style-name="ce11">
            <text:p>1,463.060</text:p>
          </table:table-cell>
          <table:table-cell office:value-type="float" office:value="0" table:style-name="ce49">
            <text:p>0.000</text:p>
          </table:table-cell>
          <table:table-cell office:value-type="float" office:value="1463.06" table:style-name="ce49">
            <text:p>1,463.060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number-columns-repeated="2" table:style-name="ce10"/>
          <table:table-cell office:value-type="float" office:value="35.838999999999999" table:style-name="ce11">
            <text:p>35.839</text:p>
          </table:table-cell>
          <table:table-cell office:value-type="float" office:value="0" table:style-name="ce49">
            <text:p>0.000</text:p>
          </table:table-cell>
          <table:table-cell office:value-type="float" office:value="35.838999999999999" table:style-name="ce49">
            <text:p>35.839</text:p>
          </table:table-cell>
          <table:table-cell table:style-name="ce1"/>
          <table:table-cell table:number-columns-repeated="16378" table:style-name="ce2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34584.55000000002" table:style-name="ce14">
            <text:p>134,584.550</text:p>
          </table:table-cell>
          <table:table-cell office:value-type="float" office:value="226.51900000000001" table:style-name="ce15">
            <text:p>226.519</text:p>
          </table:table-cell>
          <table:table-cell office:value-type="float" office:value="134811.06900000002" table:style-name="ce15">
            <text:p>134,811.069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3" table:style-name="ce1"/>
          <table:table-cell table:style-name="ce2"/>
          <table:table-cell table:number-columns-repeated="16377"/>
        </table:table-row>
        <table:table-row table:style-name="ro4">
          <table:table-cell office:value-type="string" table:style-name="ce79">
            <text:p>Notes</text:p>
          </table:table-cell>
          <table:table-cell table:style-name="ce17"/>
          <table:table-cell table:style-name="ce16"/>
          <table:table-cell table:number-columns-repeated="3" table:style-name="ce1"/>
          <table:table-cell table:style-name="ce2"/>
          <table:table-cell table:number-columns-repeated="16377"/>
        </table:table-row>
        <table:table-row table:style-name="ro13">
          <table:table-cell office:value-type="string" table:number-columns-spanned="5" table:number-rows-spanned="1" table:style-name="ce82">
            <text:p>There have been a number of resubmissions by AATFs and AEs of non obligated WEEE data since this report was first published last month.</text:p>
          </table:table-cell>
          <table:covered-table-cell table:number-columns-repeated="4"/>
          <table:table-cell table:style-name="ce51"/>
          <table:table-cell table:style-name="ce80"/>
          <table:table-cell table:number-columns-repeated="16377" table:style-name="ce81"/>
        </table:table-row>
        <table:table-row table:style-name="ro13">
          <table:table-cell office:value-type="string" table:number-columns-spanned="6" table:number-rows-spanned="1" table:style-name="ce83">
            <text:p>Resubmissions have resulted in significantly less category 12 and category 14 WEEE being reported in Quarter 2, and significantly less category 12 WEEE being reported in Quarter 3 than detailed in data previously reported at the end of November.</text:p>
          </table:table-cell>
          <table:covered-table-cell table:number-columns-repeated="5"/>
          <table:table-cell table:style-name="ce80"/>
          <table:table-cell table:number-columns-repeated="16377" table:style-name="ce81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3" table:style-name="ce1"/>
          <table:table-cell table:style-name="ce2"/>
          <table:table-cell table:number-columns-repeated="16377"/>
        </table:table-row>
        <table:table-row table:style-name="ro4">
          <table:table-cell office:value-type="string" table:style-name="ce3">
            <text:p>KEY</text:p>
          </table:table-cell>
          <table:table-cell table:number-columns-repeated="5" table:style-name="ce1"/>
          <table:table-cell table:style-name="ce2"/>
          <table:table-cell table:number-columns-repeated="16377"/>
        </table:table-row>
        <table:table-row table:style-name="ro12">
          <table:table-cell office:value-type="string" table:number-columns-spanned="2" table:number-rows-spanned="1" table:style-name="ce59">
            <text:p>Non-obligated WEEE Received</text:p>
          </table:table-cell>
          <table:covered-table-cell/>
          <table:table-cell office:value-type="string" table:number-columns-spanned="3" table:number-rows-spanned="1" table:style-name="ce60">
            <text:p>WEEE received by an AATF or AE other than from or on behalf of a scheme.</text:p>
          </table:table-cell>
          <table:covered-table-cell table:number-columns-repeated="2"/>
          <table:table-cell table:style-name="ce1"/>
          <table:table-cell table:style-name="ce2"/>
          <table:table-cell table:number-columns-repeated="16377"/>
        </table:table-row>
        <table:table-row table:style-name="ro12">
          <table:table-cell office:value-type="string" table:number-columns-spanned="2" table:number-rows-spanned="1" table:style-name="ce60">
            <text:p>Non-Obligated WEEE Received from DCFs</text:p>
            <text:p>(tonnes)</text:p>
          </table:table-cell>
          <table:covered-table-cell/>
          <table:table-cell office:value-type="string" table:number-columns-spanned="3" table:number-rows-spanned="1" table:style-name="ce60">
            <text:p>WEEE received by an AATF or AE that was retained by the operator of a DCF under Regulation 53</text:p>
          </table:table-cell>
          <table:covered-table-cell table:number-columns-repeated="2"/>
          <table:table-cell table:style-name="ce1"/>
          <table:table-cell table:style-name="ce2"/>
          <table:table-cell table:number-columns-repeated="16377"/>
        </table:table-row>
        <table:table-row table:style-name="ro5">
          <table:table-cell office:value-type="string" table:style-name="ce1">
            <text:p>Catalogue</text:p>
          </table:table-cell>
          <table:table-cell office:value-type="string" table:style-name="ce1">
            <text:p>LIT 7681</text:p>
          </table:table-cell>
          <table:table-cell table:number-columns-repeated="4" table:style-name="ce1"/>
          <table:table-cell table:style-name="ce2"/>
          <table:table-cell table:number-columns-repeated="16377"/>
        </table:table-row>
        <table:table-row table:style-name="ro4">
          <table:table-cell office:value-type="string" table:style-name="ce3">
            <text:p>© Environment Agency copyright and database right 2015. All rights reserved.<text:s text:c="2"/></text:p>
          </table:table-cell>
          <table:table-cell table:number-columns-repeated="16383"/>
        </table:table-row>
        <table:table-row table:number-rows-repeated="1048463" table:style-name="ro5">
          <table:table-cell table:number-columns-repeated="16384"/>
        </table:table-row>
        <table:named-expressions>
          <table:named-range table:name="Print_Area" table:cell-range-address="2014_Quarter_1_-_4.$A$1:2014_Quarter_1_-_4.$F$115" table:base-cell-address="2014_Quarter_1_-_4.$A$1"/>
        </table:named-expressions>
      </table:table>
      <table:table table:name="2013_Quarter_1_-_4" table:style-name="ta6">
        <table:table-column table:style-name="co1" table:default-cell-style-name="ce84"/>
        <table:table-column table:style-name="co16" table:default-cell-style-name="ce84"/>
        <table:table-column table:style-name="co15" table:default-cell-style-name="ce84"/>
        <table:table-column table:style-name="co17" table:default-cell-style-name="ce84"/>
        <table:table-column table:style-name="co18" table:default-cell-style-name="ce84"/>
        <table:table-column table:style-name="co5" table:default-cell-style-name="ce84"/>
        <table:table-column table:style-name="co6" table:default-cell-style-name="ce85"/>
        <table:table-column table:style-name="co5" table:number-columns-repeated="16377" table:default-cell-style-name="ce84"/>
        <table:table-row table:style-name="ro1">
          <table:table-cell table:style-name="ce84">
            <draw:frame draw:z-index="1" draw:id="id12" draw:style-name="a12" draw:name="Picture 2" svg:x="0.05in" svg:y="0.05in" svg:width="2.66302in" svg:height="0.733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84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101">
            <text:p>Non-Obligated Waste Electrical and electronic Equipment (WEEE) received at Approved Authorised Treatment Facilities (AATF's) &amp; Approved Exporters (AE's)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86"/>
          <table:table-cell table:number-columns-repeated="5" table:style-name="ce84"/>
          <table:table-cell table:number-columns-repeated="16378"/>
        </table:table-row>
        <table:table-row table:style-name="ro4">
          <table:table-cell office:value-type="string" table:style-name="ce86">
            <text:p>Period covered: January to March 2013</text:p>
          </table:table-cell>
          <table:table-cell table:number-columns-repeated="5" table:style-name="ce84"/>
          <table:table-cell table:number-columns-repeated="16378"/>
        </table:table-row>
        <table:table-row table:style-name="ro4">
          <table:table-cell office:value-type="string" table:style-name="ce86">
            <text:p>Report run on: 26/3/2014</text:p>
          </table:table-cell>
          <table:table-cell table:number-columns-repeated="5" table:style-name="ce84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14">
          <table:table-cell table:style-name="ce87"/>
          <table:table-cell office:value-type="string" table:style-name="ce88">
            <text:p>Category</text:p>
          </table:table-cell>
          <table:table-cell office:value-type="string" table:style-name="ce89">
            <text:p>Non-Obligated WEEE Received</text:p>
            <text:p>(tonnes)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1" table:style-name="ce90">
            <text:p>1</text:p>
          </table:table-cell>
          <table:table-cell office:value-type="string" table:style-name="ce90">
            <text:p>Large Household Appliances</text:p>
          </table:table-cell>
          <table:table-cell office:value-type="float" office:value="25582.325000000004" table:style-name="ce91">
            <text:p><text:s/>25,582.325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2" table:style-name="ce90">
            <text:p>2</text:p>
          </table:table-cell>
          <table:table-cell office:value-type="string" table:style-name="ce90">
            <text:p>Small Household Appliances</text:p>
          </table:table-cell>
          <table:table-cell office:value-type="float" office:value="1785.9490000000001" table:style-name="ce91">
            <text:p><text:s/>1,785.949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3" table:style-name="ce90">
            <text:p>3</text:p>
          </table:table-cell>
          <table:table-cell office:value-type="string" table:style-name="ce90">
            <text:p>IT and Telcomms Equipment</text:p>
          </table:table-cell>
          <table:table-cell office:value-type="float" office:value="9973.6320000000014" table:style-name="ce91">
            <text:p><text:s/>9,973.632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4" table:style-name="ce90">
            <text:p>4</text:p>
          </table:table-cell>
          <table:table-cell office:value-type="string" table:style-name="ce90">
            <text:p>Consumer Equipment</text:p>
          </table:table-cell>
          <table:table-cell office:value-type="float" office:value="1599.6500000000005" table:style-name="ce91">
            <text:p><text:s/>1,599.650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5" table:style-name="ce90">
            <text:p>5</text:p>
          </table:table-cell>
          <table:table-cell office:value-type="string" table:style-name="ce90">
            <text:p>Lighting Equipment</text:p>
          </table:table-cell>
          <table:table-cell office:value-type="float" office:value="156.91400000000004" table:style-name="ce91">
            <text:p><text:s/>156.914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6" table:style-name="ce90">
            <text:p>6</text:p>
          </table:table-cell>
          <table:table-cell office:value-type="string" table:style-name="ce90">
            <text:p>Electrical and Electronic Tools</text:p>
          </table:table-cell>
          <table:table-cell office:value-type="float" office:value="683.98199999999997" table:style-name="ce91">
            <text:p><text:s/>683.982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7" table:style-name="ce90">
            <text:p>7</text:p>
          </table:table-cell>
          <table:table-cell office:value-type="string" table:style-name="ce90">
            <text:p>Toys Leisure and Sports</text:p>
          </table:table-cell>
          <table:table-cell office:value-type="float" office:value="140.70599999999999" table:style-name="ce91">
            <text:p><text:s/>140.706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8" table:style-name="ce90">
            <text:p>8</text:p>
          </table:table-cell>
          <table:table-cell office:value-type="string" table:style-name="ce90">
            <text:p>Medical Devices</text:p>
          </table:table-cell>
          <table:table-cell office:value-type="float" office:value="43.829000000000008" table:style-name="ce91">
            <text:p><text:s/>43.829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9" table:style-name="ce90">
            <text:p>9</text:p>
          </table:table-cell>
          <table:table-cell office:value-type="string" table:style-name="ce90">
            <text:p>Monitoring and Control Instruments</text:p>
          </table:table-cell>
          <table:table-cell office:value-type="float" office:value="239.20400000000004" table:style-name="ce91">
            <text:p><text:s/>239.204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0" table:style-name="ce90">
            <text:p>10</text:p>
          </table:table-cell>
          <table:table-cell office:value-type="string" table:style-name="ce90">
            <text:p>Automatic Dispensers</text:p>
          </table:table-cell>
          <table:table-cell office:value-type="float" office:value="218.57" table:style-name="ce91">
            <text:p><text:s/>218.570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1" table:style-name="ce90">
            <text:p>11</text:p>
          </table:table-cell>
          <table:table-cell office:value-type="string" table:style-name="ce90">
            <text:p>Display Equipment</text:p>
          </table:table-cell>
          <table:table-cell office:value-type="float" office:value="5135.0339999999987" table:style-name="ce91">
            <text:p><text:s/>5,135.034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2" table:style-name="ce90">
            <text:p>12</text:p>
          </table:table-cell>
          <table:table-cell office:value-type="string" table:style-name="ce90">
            <text:p>Cooling Appliances Containing Refrigerants</text:p>
          </table:table-cell>
          <table:table-cell office:value-type="float" office:value="3924.509" table:style-name="ce91">
            <text:p><text:s/>3,924.509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3" table:style-name="ce90">
            <text:p>13</text:p>
          </table:table-cell>
          <table:table-cell office:value-type="string" table:style-name="ce90">
            <text:p>Gas Discharge Lamps</text:p>
          </table:table-cell>
          <table:table-cell office:value-type="float" office:value="150.93699999999998" table:style-name="ce91">
            <text:p><text:s/>150.937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table:style-name="ce87"/>
          <table:table-cell office:value-type="string" table:style-name="ce92">
            <text:p>Totals</text:p>
          </table:table-cell>
          <table:table-cell office:value-type="float" office:value="49635.240999999995" table:style-name="ce93">
            <text:p><text:s/>49,635.241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table:style-name="ce84"/>
          <table:table-cell table:style-name="ce94"/>
          <table:table-cell table:style-name="ce95"/>
          <table:table-cell table:number-columns-repeated="2" table:style-name="ce85"/>
          <table:table-cell table:number-columns-repeated="16379"/>
        </table:table-row>
        <table:table-row table:style-name="ro4">
          <table:table-cell office:value-type="string" table:style-name="ce86">
            <text:p>Period covered: April to June 2013</text:p>
          </table:table-cell>
          <table:table-cell table:number-columns-repeated="2" table:style-name="ce84"/>
          <table:table-cell table:number-columns-repeated="2" table:style-name="ce85"/>
          <table:table-cell table:number-columns-repeated="16379"/>
        </table:table-row>
        <table:table-row table:style-name="ro4">
          <table:table-cell office:value-type="string" table:style-name="ce86">
            <text:p>Report run on: 26/3/2014</text:p>
          </table:table-cell>
          <table:table-cell table:number-columns-repeated="2" table:style-name="ce84"/>
          <table:table-cell table:number-columns-repeated="2" table:style-name="ce85"/>
          <table:table-cell table:number-columns-repeated="16379"/>
        </table:table-row>
        <table:table-row table:style-name="ro5">
          <table:table-cell table:number-columns-repeated="3" table:style-name="ce84"/>
          <table:table-cell table:number-columns-repeated="2" table:style-name="ce85"/>
          <table:table-cell table:number-columns-repeated="16379"/>
        </table:table-row>
        <table:table-row table:style-name="ro14">
          <table:table-cell table:style-name="ce87"/>
          <table:table-cell office:value-type="string" table:style-name="ce88">
            <text:p>Category</text:p>
          </table:table-cell>
          <table:table-cell office:value-type="string" table:style-name="ce89">
            <text:p>Non-Obligated WEEE Received</text:p>
            <text:p>(tonnes)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" table:style-name="ce90">
            <text:p>1</text:p>
          </table:table-cell>
          <table:table-cell office:value-type="string" table:style-name="ce90">
            <text:p>Large Household Appliances</text:p>
          </table:table-cell>
          <table:table-cell office:value-type="float" office:value="32560.260999999999" table:style-name="ce91">
            <text:p><text:s/>32,560.261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2" table:style-name="ce90">
            <text:p>2</text:p>
          </table:table-cell>
          <table:table-cell office:value-type="string" table:style-name="ce90">
            <text:p>Small Household Appliances</text:p>
          </table:table-cell>
          <table:table-cell office:value-type="float" office:value="1763.0749999999996" table:style-name="ce91">
            <text:p><text:s/>1,763.075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3" table:style-name="ce90">
            <text:p>3</text:p>
          </table:table-cell>
          <table:table-cell office:value-type="string" table:style-name="ce90">
            <text:p>IT and Telcomms Equipment</text:p>
          </table:table-cell>
          <table:table-cell office:value-type="float" office:value="9969.5309999999936" table:style-name="ce91">
            <text:p><text:s/>9,969.531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4" table:style-name="ce90">
            <text:p>4</text:p>
          </table:table-cell>
          <table:table-cell office:value-type="string" table:style-name="ce90">
            <text:p>Consumer Equipment</text:p>
          </table:table-cell>
          <table:table-cell office:value-type="float" office:value="1152.7389999999998" table:style-name="ce91">
            <text:p><text:s/>1,152.739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5" table:style-name="ce90">
            <text:p>5</text:p>
          </table:table-cell>
          <table:table-cell office:value-type="string" table:style-name="ce90">
            <text:p>Lighting Equipment</text:p>
          </table:table-cell>
          <table:table-cell office:value-type="float" office:value="155.35900000000001" table:style-name="ce91">
            <text:p><text:s/>155.359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6" table:style-name="ce90">
            <text:p>6</text:p>
          </table:table-cell>
          <table:table-cell office:value-type="string" table:style-name="ce90">
            <text:p>Electrical and Electronic Tools</text:p>
          </table:table-cell>
          <table:table-cell office:value-type="float" office:value="561.69399999999996" table:style-name="ce91">
            <text:p><text:s/>561.694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7" table:style-name="ce90">
            <text:p>7</text:p>
          </table:table-cell>
          <table:table-cell office:value-type="string" table:style-name="ce90">
            <text:p>Toys Leisure and Sports</text:p>
          </table:table-cell>
          <table:table-cell office:value-type="float" office:value="94.229000000000013" table:style-name="ce91">
            <text:p><text:s/>94.229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8" table:style-name="ce90">
            <text:p>8</text:p>
          </table:table-cell>
          <table:table-cell office:value-type="string" table:style-name="ce90">
            <text:p>Medical Devices</text:p>
          </table:table-cell>
          <table:table-cell office:value-type="float" office:value="29.257000000000005" table:style-name="ce91">
            <text:p><text:s/>29.257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9" table:style-name="ce90">
            <text:p>9</text:p>
          </table:table-cell>
          <table:table-cell office:value-type="string" table:style-name="ce90">
            <text:p>Monitoring and Control Instruments</text:p>
          </table:table-cell>
          <table:table-cell office:value-type="float" office:value="205.60299999999998" table:style-name="ce91">
            <text:p><text:s/>205.603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0" table:style-name="ce90">
            <text:p>10</text:p>
          </table:table-cell>
          <table:table-cell office:value-type="string" table:style-name="ce90">
            <text:p>Automatic Dispensers</text:p>
          </table:table-cell>
          <table:table-cell office:value-type="float" office:value="229.07900000000001" table:style-name="ce91">
            <text:p><text:s/>229.079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1" table:style-name="ce90">
            <text:p>11</text:p>
          </table:table-cell>
          <table:table-cell office:value-type="string" table:style-name="ce90">
            <text:p>Display Equipment</text:p>
          </table:table-cell>
          <table:table-cell office:value-type="float" office:value="4639.3649999999989" table:style-name="ce91">
            <text:p><text:s/>4,639.365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2" table:style-name="ce90">
            <text:p>12</text:p>
          </table:table-cell>
          <table:table-cell office:value-type="string" table:style-name="ce90">
            <text:p>Cooling Appliances Containing Refrigerants</text:p>
          </table:table-cell>
          <table:table-cell office:value-type="float" office:value="3910.7980000000016" table:style-name="ce91">
            <text:p><text:s/>3,910.798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3" table:style-name="ce90">
            <text:p>13</text:p>
          </table:table-cell>
          <table:table-cell office:value-type="string" table:style-name="ce90">
            <text:p>Gas Discharge Lamps</text:p>
          </table:table-cell>
          <table:table-cell office:value-type="float" office:value="126.11000000000003" table:style-name="ce91">
            <text:p><text:s/>126.110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table:style-name="ce87"/>
          <table:table-cell office:value-type="string" table:style-name="ce92">
            <text:p>Totals</text:p>
          </table:table-cell>
          <table:table-cell office:value-type="float" office:value="55397.099999999984" table:style-name="ce93">
            <text:p><text:s/>55,397.100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table:style-name="ce84"/>
          <table:table-cell table:style-name="ce96"/>
          <table:table-cell table:style-name="ce95"/>
          <table:table-cell table:number-columns-repeated="2" table:style-name="ce85"/>
          <table:table-cell table:number-columns-repeated="16379"/>
        </table:table-row>
        <table:table-row table:style-name="ro4">
          <table:table-cell office:value-type="string" table:style-name="ce86">
            <text:p>Period covered: July to September 2013</text:p>
          </table:table-cell>
          <table:table-cell table:number-columns-repeated="2" table:style-name="ce84"/>
          <table:table-cell table:number-columns-repeated="2" table:style-name="ce85"/>
          <table:table-cell table:number-columns-repeated="16379"/>
        </table:table-row>
        <table:table-row table:style-name="ro4">
          <table:table-cell office:value-type="string" table:style-name="ce86">
            <text:p>Report run on: 26/3/2014</text:p>
          </table:table-cell>
          <table:table-cell table:number-columns-repeated="2" table:style-name="ce84"/>
          <table:table-cell table:number-columns-repeated="2" table:style-name="ce85"/>
          <table:table-cell table:number-columns-repeated="16379"/>
        </table:table-row>
        <table:table-row table:style-name="ro5">
          <table:table-cell table:number-columns-repeated="3" table:style-name="ce84"/>
          <table:table-cell table:number-columns-repeated="2" table:style-name="ce85"/>
          <table:table-cell table:number-columns-repeated="16379"/>
        </table:table-row>
        <table:table-row table:style-name="ro14">
          <table:table-cell table:style-name="ce87"/>
          <table:table-cell office:value-type="string" table:style-name="ce88">
            <text:p>Category</text:p>
          </table:table-cell>
          <table:table-cell office:value-type="string" table:style-name="ce89">
            <text:p>Non-Obligated WEEE Received</text:p>
            <text:p>(tonnes)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1" table:style-name="ce90">
            <text:p>1</text:p>
          </table:table-cell>
          <table:table-cell office:value-type="string" table:style-name="ce90">
            <text:p>Large Household Appliances</text:p>
          </table:table-cell>
          <table:table-cell office:value-type="float" office:value="16285.65799999999" table:style-name="ce91">
            <text:p><text:s/>16,285.658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2" table:style-name="ce90">
            <text:p>2</text:p>
          </table:table-cell>
          <table:table-cell office:value-type="string" table:style-name="ce90">
            <text:p>Small Household Appliances</text:p>
          </table:table-cell>
          <table:table-cell office:value-type="float" office:value="1392.1289999999999" table:style-name="ce91">
            <text:p><text:s/>1,392.129<text:s/></text:p>
          </table:table-cell>
          <table:table-cell table:number-columns-repeated="2" table:style-name="ce85"/>
          <table:table-cell table:number-columns-repeated="16379"/>
        </table:table-row>
        <table:table-row table:style-name="ro5">
          <table:table-cell office:value-type="float" office:value="3" table:style-name="ce90">
            <text:p>3</text:p>
          </table:table-cell>
          <table:table-cell office:value-type="string" table:style-name="ce90">
            <text:p>IT and Telcomms Equipment</text:p>
          </table:table-cell>
          <table:table-cell office:value-type="float" office:value="11248.861000000001" table:style-name="ce91">
            <text:p><text:s/>11,248.861<text:s/></text:p>
          </table:table-cell>
          <table:table-cell table:number-columns-repeated="2" table:style-name="ce85"/>
          <table:table-cell table:style-name="ce84"/>
          <table:table-cell table:number-columns-repeated="16378"/>
        </table:table-row>
        <table:table-row table:style-name="ro5">
          <table:table-cell office:value-type="float" office:value="4" table:style-name="ce90">
            <text:p>4</text:p>
          </table:table-cell>
          <table:table-cell office:value-type="string" table:style-name="ce90">
            <text:p>Consumer Equipment</text:p>
          </table:table-cell>
          <table:table-cell office:value-type="float" office:value="1216.8769999999997" table:style-name="ce91">
            <text:p><text:s/>1,216.877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office:value-type="float" office:value="5" table:style-name="ce90">
            <text:p>5</text:p>
          </table:table-cell>
          <table:table-cell office:value-type="string" table:style-name="ce90">
            <text:p>Lighting Equipment</text:p>
          </table:table-cell>
          <table:table-cell office:value-type="float" office:value="119.56200000000001" table:style-name="ce91">
            <text:p><text:s/>119.562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office:value-type="float" office:value="6" table:style-name="ce90">
            <text:p>6</text:p>
          </table:table-cell>
          <table:table-cell office:value-type="string" table:style-name="ce90">
            <text:p>Electrical and Electronic Tools</text:p>
          </table:table-cell>
          <table:table-cell office:value-type="float" office:value="541.59300000000007" table:style-name="ce91">
            <text:p><text:s/>541.593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office:value-type="float" office:value="7" table:style-name="ce90">
            <text:p>7</text:p>
          </table:table-cell>
          <table:table-cell office:value-type="string" table:style-name="ce90">
            <text:p>Toys Leisure and Sports</text:p>
          </table:table-cell>
          <table:table-cell office:value-type="float" office:value="92.335000000000008" table:style-name="ce91">
            <text:p><text:s/>92.335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office:value-type="float" office:value="8" table:style-name="ce90">
            <text:p>8</text:p>
          </table:table-cell>
          <table:table-cell office:value-type="string" table:style-name="ce90">
            <text:p>Medical Devices</text:p>
          </table:table-cell>
          <table:table-cell office:value-type="float" office:value="19.758000000000003" table:style-name="ce91">
            <text:p><text:s/>19.758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office:value-type="float" office:value="9" table:style-name="ce90">
            <text:p>9</text:p>
          </table:table-cell>
          <table:table-cell office:value-type="string" table:style-name="ce90">
            <text:p>Monitoring and Control Instruments</text:p>
          </table:table-cell>
          <table:table-cell office:value-type="float" office:value="199.14699999999993" table:style-name="ce91">
            <text:p><text:s/>199.147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office:value-type="float" office:value="10" table:style-name="ce90">
            <text:p>10</text:p>
          </table:table-cell>
          <table:table-cell office:value-type="string" table:style-name="ce90">
            <text:p>Automatic Dispensers</text:p>
          </table:table-cell>
          <table:table-cell office:value-type="float" office:value="309.27800000000008" table:style-name="ce91">
            <text:p><text:s/>309.278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office:value-type="float" office:value="11" table:style-name="ce90">
            <text:p>11</text:p>
          </table:table-cell>
          <table:table-cell office:value-type="string" table:style-name="ce90">
            <text:p>Display Equipment</text:p>
          </table:table-cell>
          <table:table-cell office:value-type="float" office:value="4982.2830000000004" table:style-name="ce91">
            <text:p><text:s/>4,982.283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office:value-type="float" office:value="12" table:style-name="ce90">
            <text:p>12</text:p>
          </table:table-cell>
          <table:table-cell office:value-type="string" table:style-name="ce90">
            <text:p>Cooling Appliances Containing Refrigerants</text:p>
          </table:table-cell>
          <table:table-cell office:value-type="float" office:value="5431.4579999999996" table:style-name="ce91">
            <text:p><text:s/>5,431.458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office:value-type="float" office:value="13" table:style-name="ce90">
            <text:p>13</text:p>
          </table:table-cell>
          <table:table-cell office:value-type="string" table:style-name="ce90">
            <text:p>Gas Discharge Lamps</text:p>
          </table:table-cell>
          <table:table-cell office:value-type="float" office:value="80.524999999999991" table:style-name="ce91">
            <text:p><text:s/>80.525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table:style-name="ce87"/>
          <table:table-cell office:value-type="string" table:style-name="ce92">
            <text:p>Totals</text:p>
          </table:table-cell>
          <table:table-cell office:value-type="float" office:value="41919.463999999985" table:style-name="ce93">
            <text:p><text:s/>41,919.464<text:s/></text:p>
          </table:table-cell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5">
          <table:table-cell table:style-name="ce84"/>
          <table:table-cell table:style-name="ce94"/>
          <table:table-cell table:style-name="ce95"/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4">
          <table:table-cell office:value-type="string" table:style-name="ce86">
            <text:p>Period covered: October to December 2013</text:p>
          </table:table-cell>
          <table:table-cell table:number-columns-repeated="2" table:style-name="ce84"/>
          <table:table-cell table:number-columns-repeated="2" table:style-name="ce85"/>
          <table:table-cell table:style-name="ce84"/>
          <table:table-cell table:number-columns-repeated="16378" table:style-name="ce85"/>
        </table:table-row>
        <table:table-row table:style-name="ro4">
          <table:table-cell office:value-type="string" table:style-name="ce86">
            <text:p>Report run on: 26/3/2014</text:p>
          </table:table-cell>
          <table:table-cell table:number-columns-repeated="5" table:style-name="ce84"/>
          <table:table-cell table:number-columns-repeated="16378" table:style-name="ce85"/>
        </table:table-row>
        <table:table-row table:style-name="ro11">
          <table:table-cell table:number-columns-repeated="6" table:style-name="ce84"/>
          <table:table-cell table:number-columns-repeated="16378" table:style-name="ce85"/>
        </table:table-row>
        <table:table-row table:style-name="ro14">
          <table:table-cell table:style-name="ce87"/>
          <table:table-cell office:value-type="string" table:style-name="ce88">
            <text:p>Category</text:p>
          </table:table-cell>
          <table:table-cell office:value-type="string" table:style-name="ce89">
            <text:p>Non-Obligated WEEE Received</text:p>
            <text:p>(tonnes)</text:p>
          </table:table-cell>
          <table:table-cell table:style-name="ce97"/>
          <table:table-cell table:number-columns-repeated="2" table:style-name="ce84"/>
          <table:table-cell table:number-columns-repeated="16378" table:style-name="ce85"/>
        </table:table-row>
        <table:table-row table:style-name="ro5">
          <table:table-cell office:value-type="float" office:value="1" table:style-name="ce90">
            <text:p>1</text:p>
          </table:table-cell>
          <table:table-cell office:value-type="string" table:style-name="ce90">
            <text:p>Large Household Appliances</text:p>
          </table:table-cell>
          <table:table-cell office:value-type="float" office:value="13371.498999999994" table:style-name="ce91">
            <text:p><text:s/>13,371.499<text:s/></text:p>
          </table:table-cell>
          <table:table-cell table:style-name="ce97"/>
          <table:table-cell table:number-columns-repeated="2" table:style-name="ce84"/>
          <table:table-cell table:number-columns-repeated="16378"/>
        </table:table-row>
        <table:table-row table:style-name="ro5">
          <table:table-cell office:value-type="float" office:value="2" table:style-name="ce90">
            <text:p>2</text:p>
          </table:table-cell>
          <table:table-cell office:value-type="string" table:style-name="ce90">
            <text:p>Small Household Appliances</text:p>
          </table:table-cell>
          <table:table-cell office:value-type="float" office:value="1685.8899999999996" table:style-name="ce91">
            <text:p><text:s/>1,685.890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3" table:style-name="ce90">
            <text:p>3</text:p>
          </table:table-cell>
          <table:table-cell office:value-type="string" table:style-name="ce90">
            <text:p>IT and Telcomms Equipment</text:p>
          </table:table-cell>
          <table:table-cell office:value-type="float" office:value="9976.3470000000034" table:style-name="ce91">
            <text:p><text:s/>9,976.347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4" table:style-name="ce90">
            <text:p>4</text:p>
          </table:table-cell>
          <table:table-cell office:value-type="string" table:style-name="ce90">
            <text:p>Consumer Equipment</text:p>
          </table:table-cell>
          <table:table-cell office:value-type="float" office:value="1539.336" table:style-name="ce91">
            <text:p><text:s/>1,539.336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5" table:style-name="ce90">
            <text:p>5</text:p>
          </table:table-cell>
          <table:table-cell office:value-type="string" table:style-name="ce90">
            <text:p>Lighting Equipment</text:p>
          </table:table-cell>
          <table:table-cell office:value-type="float" office:value="144.56199999999998" table:style-name="ce91">
            <text:p><text:s/>144.562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6" table:style-name="ce90">
            <text:p>6</text:p>
          </table:table-cell>
          <table:table-cell office:value-type="string" table:style-name="ce90">
            <text:p>Electrical and Electronic Tools</text:p>
          </table:table-cell>
          <table:table-cell office:value-type="float" office:value="659.06999999999994" table:style-name="ce91">
            <text:p><text:s/>659.070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7" table:style-name="ce90">
            <text:p>7</text:p>
          </table:table-cell>
          <table:table-cell office:value-type="string" table:style-name="ce90">
            <text:p>Toys Leisure and Sports</text:p>
          </table:table-cell>
          <table:table-cell office:value-type="float" office:value="113.91400000000002" table:style-name="ce91">
            <text:p><text:s/>113.914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8" table:style-name="ce90">
            <text:p>8</text:p>
          </table:table-cell>
          <table:table-cell office:value-type="string" table:style-name="ce90">
            <text:p>Medical Devices</text:p>
          </table:table-cell>
          <table:table-cell office:value-type="float" office:value="29.978999999999999" table:style-name="ce91">
            <text:p><text:s/>29.979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9" table:style-name="ce90">
            <text:p>9</text:p>
          </table:table-cell>
          <table:table-cell office:value-type="string" table:style-name="ce90">
            <text:p>Monitoring and Control Instruments</text:p>
          </table:table-cell>
          <table:table-cell office:value-type="float" office:value="152.13400000000004" table:style-name="ce91">
            <text:p><text:s/>152.134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10" table:style-name="ce90">
            <text:p>10</text:p>
          </table:table-cell>
          <table:table-cell office:value-type="string" table:style-name="ce90">
            <text:p>Automatic Dispensers</text:p>
          </table:table-cell>
          <table:table-cell office:value-type="float" office:value="298.02500000000003" table:style-name="ce91">
            <text:p><text:s/>298.025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11" table:style-name="ce90">
            <text:p>11</text:p>
          </table:table-cell>
          <table:table-cell office:value-type="string" table:style-name="ce90">
            <text:p>Display Equipment</text:p>
          </table:table-cell>
          <table:table-cell office:value-type="float" office:value="4403.4570000000012" table:style-name="ce91">
            <text:p><text:s/>4,403.457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12" table:style-name="ce90">
            <text:p>12</text:p>
          </table:table-cell>
          <table:table-cell office:value-type="string" table:style-name="ce90">
            <text:p>Cooling Appliances Containing Refrigerants</text:p>
          </table:table-cell>
          <table:table-cell office:value-type="float" office:value="5430.2729999999992" table:style-name="ce91">
            <text:p><text:s/>5,430.273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office:value-type="float" office:value="13" table:style-name="ce90">
            <text:p>13</text:p>
          </table:table-cell>
          <table:table-cell office:value-type="string" table:style-name="ce90">
            <text:p>Gas Discharge Lamps</text:p>
          </table:table-cell>
          <table:table-cell office:value-type="float" office:value="78.47" table:style-name="ce91">
            <text:p><text:s/>78.470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table:style-name="ce87"/>
          <table:table-cell office:value-type="string" table:style-name="ce92">
            <text:p>Totals</text:p>
          </table:table-cell>
          <table:table-cell office:value-type="float" office:value="37882.955999999991" table:style-name="ce93">
            <text:p><text:s/>37,882.956<text:s/>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table:style-name="ce84"/>
          <table:table-cell table:style-name="ce94"/>
          <table:table-cell table:style-name="ce95"/>
          <table:table-cell table:number-columns-repeated="3" table:style-name="ce84"/>
          <table:table-cell table:number-columns-repeated="16378"/>
        </table:table-row>
        <table:table-row table:style-name="ro4">
          <table:table-cell office:value-type="string" table:style-name="ce86">
            <text:p>Period covered: January to December 2013</text:p>
          </table:table-cell>
          <table:table-cell table:number-columns-repeated="2" table:style-name="ce84"/>
          <table:table-cell table:number-columns-repeated="2" table:style-name="ce85"/>
          <table:table-cell table:style-name="ce84"/>
          <table:table-cell table:number-columns-repeated="16378"/>
        </table:table-row>
        <table:table-row table:style-name="ro4">
          <table:table-cell office:value-type="string" table:style-name="ce86">
            <text:p>Report run on: 26/3/2014</text:p>
          </table:table-cell>
          <table:table-cell table:number-columns-repeated="5" table:style-name="ce84"/>
          <table:table-cell table:number-columns-repeated="16378" table:style-name="ce85"/>
        </table:table-row>
        <table:table-row table:style-name="ro5">
          <table:table-cell table:number-columns-repeated="6" table:style-name="ce84"/>
          <table:table-cell table:number-columns-repeated="16378" table:style-name="ce85"/>
        </table:table-row>
        <table:table-row table:style-name="ro14">
          <table:table-cell table:style-name="ce87"/>
          <table:table-cell office:value-type="string" table:style-name="ce88">
            <text:p>Category</text:p>
          </table:table-cell>
          <table:table-cell office:value-type="string" table:style-name="ce89">
            <text:p>Non-Obligated WEEE Received</text:p>
            <text:p>(tonnes)</text:p>
          </table:table-cell>
          <table:table-cell table:style-name="ce97"/>
          <table:table-cell table:number-columns-repeated="2" table:style-name="ce84"/>
          <table:table-cell table:number-columns-repeated="16378" table:style-name="ce85"/>
        </table:table-row>
        <table:table-row table:style-name="ro5">
          <table:table-cell office:value-type="float" office:value="1" table:style-name="ce90">
            <text:p>1</text:p>
          </table:table-cell>
          <table:table-cell office:value-type="string" table:style-name="ce90">
            <text:p>Large Household Appliances</text:p>
          </table:table-cell>
          <table:table-cell office:value-type="float" office:value="87799.742999999988" table:style-name="ce98">
            <text:p>87,799.743</text:p>
          </table:table-cell>
          <table:table-cell table:style-name="ce97"/>
          <table:table-cell table:number-columns-repeated="2" table:style-name="ce84"/>
          <table:table-cell table:number-columns-repeated="16378" table:style-name="ce85"/>
        </table:table-row>
        <table:table-row table:style-name="ro5">
          <table:table-cell office:value-type="float" office:value="2" table:style-name="ce90">
            <text:p>2</text:p>
          </table:table-cell>
          <table:table-cell office:value-type="string" table:style-name="ce90">
            <text:p>Small Household Appliances</text:p>
          </table:table-cell>
          <table:table-cell office:value-type="float" office:value="6627.0429999999988" table:style-name="ce98">
            <text:p>6,627.043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3" table:style-name="ce90">
            <text:p>3</text:p>
          </table:table-cell>
          <table:table-cell office:value-type="string" table:style-name="ce90">
            <text:p>IT and Telcomms Equipment</text:p>
          </table:table-cell>
          <table:table-cell office:value-type="float" office:value="41168.370999999999" table:style-name="ce98">
            <text:p>41,168.371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4" table:style-name="ce90">
            <text:p>4</text:p>
          </table:table-cell>
          <table:table-cell office:value-type="string" table:style-name="ce90">
            <text:p>Consumer Equipment</text:p>
          </table:table-cell>
          <table:table-cell office:value-type="float" office:value="5508.6019999999999" table:style-name="ce98">
            <text:p>5,508.602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5" table:style-name="ce90">
            <text:p>5</text:p>
          </table:table-cell>
          <table:table-cell office:value-type="string" table:style-name="ce90">
            <text:p>Lighting Equipment</text:p>
          </table:table-cell>
          <table:table-cell office:value-type="float" office:value="576.39700000000005" table:style-name="ce98">
            <text:p>576.397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6" table:style-name="ce90">
            <text:p>6</text:p>
          </table:table-cell>
          <table:table-cell office:value-type="string" table:style-name="ce90">
            <text:p>Electrical and Electronic Tools</text:p>
          </table:table-cell>
          <table:table-cell office:value-type="float" office:value="2446.3389999999999" table:style-name="ce98">
            <text:p>2,446.339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7" table:style-name="ce90">
            <text:p>7</text:p>
          </table:table-cell>
          <table:table-cell office:value-type="string" table:style-name="ce90">
            <text:p>Toys Leisure and Sports</text:p>
          </table:table-cell>
          <table:table-cell office:value-type="float" office:value="441.18399999999997" table:style-name="ce98">
            <text:p>441.184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8" table:style-name="ce90">
            <text:p>8</text:p>
          </table:table-cell>
          <table:table-cell office:value-type="string" table:style-name="ce90">
            <text:p>Medical Devices</text:p>
          </table:table-cell>
          <table:table-cell office:value-type="float" office:value="122.82300000000002" table:style-name="ce98">
            <text:p>122.823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9" table:style-name="ce90">
            <text:p>9</text:p>
          </table:table-cell>
          <table:table-cell office:value-type="string" table:style-name="ce90">
            <text:p>Monitoring and Control Instruments</text:p>
          </table:table-cell>
          <table:table-cell office:value-type="float" office:value="796.08799999999997" table:style-name="ce98">
            <text:p>796.088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10" table:style-name="ce90">
            <text:p>10</text:p>
          </table:table-cell>
          <table:table-cell office:value-type="string" table:style-name="ce90">
            <text:p>Automatic Dispensers</text:p>
          </table:table-cell>
          <table:table-cell office:value-type="float" office:value="1054.9520000000002" table:style-name="ce98">
            <text:p>1,054.952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11" table:style-name="ce90">
            <text:p>11</text:p>
          </table:table-cell>
          <table:table-cell office:value-type="string" table:style-name="ce90">
            <text:p>Display Equipment</text:p>
          </table:table-cell>
          <table:table-cell office:value-type="float" office:value="19160.138999999999" table:style-name="ce98">
            <text:p>19,160.139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12" table:style-name="ce90">
            <text:p>12</text:p>
          </table:table-cell>
          <table:table-cell office:value-type="string" table:style-name="ce90">
            <text:p>Cooling Appliances Containing Refrigerants</text:p>
          </table:table-cell>
          <table:table-cell office:value-type="float" office:value="18697.038" table:style-name="ce98">
            <text:p>18,697.038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office:value-type="float" office:value="13" table:style-name="ce90">
            <text:p>13</text:p>
          </table:table-cell>
          <table:table-cell office:value-type="string" table:style-name="ce90">
            <text:p>Gas Discharge Lamps</text:p>
          </table:table-cell>
          <table:table-cell office:value-type="float" office:value="436.04200000000003" table:style-name="ce98">
            <text:p>436.042</text:p>
          </table:table-cell>
          <table:table-cell table:number-columns-repeated="3" table:style-name="ce84"/>
          <table:table-cell table:number-columns-repeated="16378" table:style-name="ce85"/>
        </table:table-row>
        <table:table-row table:style-name="ro5">
          <table:table-cell table:style-name="ce87"/>
          <table:table-cell office:value-type="string" table:style-name="ce92">
            <text:p>Totals</text:p>
          </table:table-cell>
          <table:table-cell office:value-type="float" office:value="184834.76099999994" table:style-name="ce99">
            <text:p>184,834.761</text:p>
          </table:table-cell>
          <table:table-cell table:number-columns-repeated="3" table:style-name="ce84"/>
          <table:table-cell table:number-columns-repeated="16378"/>
        </table:table-row>
        <table:table-row table:style-name="ro5">
          <table:table-cell table:style-name="ce84"/>
          <table:table-cell table:style-name="ce94"/>
          <table:table-cell table:style-name="ce95"/>
          <table:table-cell table:number-columns-repeated="3" table:style-name="ce84"/>
          <table:table-cell table:number-columns-repeated="16378"/>
        </table:table-row>
        <table:table-row table:style-name="ro4">
          <table:table-cell office:value-type="string" table:style-name="ce86">
            <text:p>KEY</text:p>
          </table:table-cell>
          <table:table-cell table:number-columns-repeated="5" table:style-name="ce84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102">
            <text:p>Non-obligated</text:p>
          </table:table-cell>
          <table:covered-table-cell/>
          <table:table-cell office:value-type="string" table:number-columns-spanned="3" table:number-rows-spanned="1" table:style-name="ce103">
            <text:p>WEEE received by an AATF or AE other than from or on behalf of a scheme.</text:p>
          </table:table-cell>
          <table:covered-table-cell table:number-columns-repeated="2"/>
          <table:table-cell table:style-name="ce84"/>
          <table:table-cell table:number-columns-repeated="16378"/>
        </table:table-row>
        <table:table-row table:style-name="ro5">
          <table:table-cell office:value-type="string" table:style-name="ce100">
            <text:p>Catalogue</text:p>
          </table:table-cell>
          <table:table-cell office:value-type="string" table:style-name="ce100">
            <text:p>LIT 7681</text:p>
          </table:table-cell>
          <table:table-cell table:number-columns-repeated="4" table:style-name="ce84"/>
          <table:table-cell table:number-columns-repeated="16378"/>
        </table:table-row>
        <table:table-row table:style-name="ro4">
          <table:table-cell office:value-type="string" table:style-name="ce86">
            <text:p>© Environment Agency copyright and database right 2014. All rights reserved.<text:s text:c="2"/></text:p>
          </table:table-cell>
          <table:table-cell table:number-columns-repeated="5" table:style-name="ce84"/>
          <table:table-cell table:number-columns-repeated="16378"/>
        </table:table-row>
        <table:table-row table:number-rows-repeated="1048473" table:style-name="ro5">
          <table:table-cell table:number-columns-repeated="16384"/>
        </table:table-row>
        <table:named-expressions>
          <table:named-range table:name="Print_Area" table:cell-range-address="2013_Quarter_1_-_4.$A$1:2013_Quarter_1_-_4.$F$103" table:base-cell-address="2013_Quarter_1_-_4.$A$1"/>
        </table:named-expressions>
      </table:table>
      <table:table table:name="2012_Quarter_1_-_4" table:style-name="ta7">
        <table:table-column table:style-name="co1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16377" table:default-cell-style-name="ce1"/>
        <table:table-row table:style-name="ro15">
          <table:table-cell table:style-name="ce1">
            <draw:frame draw:z-index="1" draw:id="id13" draw:style-name="a13" draw:name="Picture 2" svg:x="0.05833in" svg:y="0.05833in" svg:width="2.66302in" svg:height="0.73594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108">
            <text:p>Non-Obligated Waste Electrical and electronic Equipment (WEEE) received at Approved Authorised Treatment Facilities (AATF's) &amp; Approved Exporters (AE's)</text:p>
          </table:table-cell>
          <table:covered-table-cell table:number-columns-repeated="4"/>
          <table:table-cell table:number-columns-repeated="16379"/>
        </table:table-row>
        <table:table-row table:style-name="ro16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March 2012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Report run on: 21/3/2013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23904.606" table:style-name="ce104">
            <text:p><text:s/>23,904.606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540.923" table:style-name="ce104">
            <text:p><text:s/>1,540.923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7850.2040000000061" table:style-name="ce104">
            <text:p><text:s/>7,850.204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166.0849999999996" table:style-name="ce104">
            <text:p><text:s/>1,166.085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29.57399999999998" table:style-name="ce104">
            <text:p><text:s/>129.574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331.95499999999998" table:style-name="ce104">
            <text:p><text:s/>331.955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60.441000000000003" table:style-name="ce104">
            <text:p><text:s/>60.441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17.754000000000001" table:style-name="ce104">
            <text:p><text:s/>17.754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247.70600000000005" table:style-name="ce104">
            <text:p><text:s/>247.706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25.80000000000001" table:style-name="ce104">
            <text:p><text:s/>125.800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030.3749999999998" table:style-name="ce104">
            <text:p><text:s/>2,030.375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3096.39" table:style-name="ce104">
            <text:p><text:s/>3,096.390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1761.6459999999993" table:style-name="ce104">
            <text:p><text:s/>1,761.646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42263.459000000003" table:style-name="ce105">
            <text:p><text:s/>42,263.459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April to June 2012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21/3/2013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5524.225999999993" table:style-name="ce104">
            <text:p><text:s/>15,524.226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2033.3390000000004" table:style-name="ce104">
            <text:p><text:s/>2,033.339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7856.3029999999972" table:style-name="ce104">
            <text:p><text:s/>7,856.303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629.7979999999998" table:style-name="ce104">
            <text:p><text:s/>1,629.798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49.34000000000003" table:style-name="ce104">
            <text:p><text:s/>149.340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297.14699999999988" table:style-name="ce104">
            <text:p><text:s/>297.147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56.485000000000021" table:style-name="ce104">
            <text:p><text:s/>56.485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34.611000000000004" table:style-name="ce104">
            <text:p><text:s/>34.611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122.15600000000002" table:style-name="ce104">
            <text:p><text:s/>122.156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306.61500000000001" table:style-name="ce104">
            <text:p><text:s/>306.615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031.5370000000005" table:style-name="ce104">
            <text:p><text:s/>2,031.537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2860.14" table:style-name="ce104">
            <text:p><text:s/>2,860.140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30.659999999999997" table:style-name="ce104">
            <text:p><text:s/>30.660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32932.356999999989" table:style-name="ce105">
            <text:p><text:s/>32,932.357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1"/>
          <table:table-cell table:style-name="ce58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July to September 2012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21/3/2013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21181.899000000005" table:style-name="ce104">
            <text:p><text:s/>21,181.899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2327.4160000000002" table:style-name="ce104">
            <text:p><text:s/>2,327.416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9411.9369999999999" table:style-name="ce104">
            <text:p><text:s/>9,411.937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431.5389999999998" table:style-name="ce104">
            <text:p><text:s/>1,431.539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55.88800000000001" table:style-name="ce104">
            <text:p><text:s/>155.888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531.26800000000003" table:style-name="ce104">
            <text:p><text:s/>531.268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82.97" table:style-name="ce104">
            <text:p><text:s/>82.970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39.305000000000007" table:style-name="ce104">
            <text:p><text:s/>39.305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204.923" table:style-name="ce104">
            <text:p><text:s/>204.923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44.237000000000002" table:style-name="ce104">
            <text:p><text:s/>44.237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692.1670000000004" table:style-name="ce104">
            <text:p><text:s/>2,692.167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293.2349999999988" table:style-name="ce104">
            <text:p><text:s/>4,293.235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43.331999999999994" table:style-name="ce104">
            <text:p><text:s/>43.332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42440.116000000002" table:style-name="ce105">
            <text:p><text:s/>42,440.116<text:s/>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October to December 2012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21/3/2013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style-name="ce106"/>
          <table:table-cell table:number-columns-repeated="16380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8970.807000000001" table:style-name="ce104">
            <text:p><text:s/>18,970.807<text:s/></text:p>
          </table:table-cell>
          <table:table-cell table:style-name="ce106"/>
          <table:table-cell table:number-columns-repeated="16380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790.0719999999999" table:style-name="ce104">
            <text:p><text:s/>1,790.072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9672.983000000002" table:style-name="ce104">
            <text:p><text:s/>9,672.983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518.8660000000007" table:style-name="ce104">
            <text:p><text:s/>1,518.866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72.70500000000001" table:style-name="ce104">
            <text:p><text:s/>172.705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542.35900000000004" table:style-name="ce104">
            <text:p><text:s/>542.359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94.652999999999992" table:style-name="ce104">
            <text:p><text:s/>94.653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44.775999999999996" table:style-name="ce104">
            <text:p><text:s/>44.776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257.75899999999996" table:style-name="ce104">
            <text:p><text:s/>257.759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84.76800000000003" table:style-name="ce104">
            <text:p><text:s/>184.768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3105.5199999999982" table:style-name="ce104">
            <text:p><text:s/>3,105.520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280.9440000000004" table:style-name="ce104">
            <text:p><text:s/>4,280.944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47.525000000000006" table:style-name="ce104">
            <text:p><text:s/>47.525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40683.736999999994" table:style-name="ce105">
            <text:p><text:s/>40,683.737<text:s/>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December 2012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2">
          <table:table-cell office:value-type="string" table:style-name="ce3">
            <text:p>Report run on: 21/3/2013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style-name="ce106"/>
          <table:table-cell table:number-columns-repeated="2" table:style-name="ce1"/>
          <table:table-cell table:number-columns-repeated="16378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79581.538" table:style-name="ce11">
            <text:p>79,581.538</text:p>
          </table:table-cell>
          <table:table-cell table:style-name="ce106"/>
          <table:table-cell table:number-columns-repeated="2"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7691.7500000000009" table:style-name="ce11">
            <text:p>7,691.75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34791.427000000003" table:style-name="ce11">
            <text:p>34,791.42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5746.2879999999996" table:style-name="ce11">
            <text:p>5,746.288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607.50700000000006" table:style-name="ce11">
            <text:p>607.50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1702.7289999999998" table:style-name="ce11">
            <text:p>1,702.72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294.54899999999998" table:style-name="ce11">
            <text:p>294.54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136.44600000000003" table:style-name="ce11">
            <text:p>136.446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832.5440000000001" table:style-name="ce11">
            <text:p>832.544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661.42000000000007" table:style-name="ce11">
            <text:p>661.42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9859.5989999999983" table:style-name="ce11">
            <text:p>9,859.59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14530.708999999999" table:style-name="ce11">
            <text:p>14,530.70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1883.1629999999996" table:style-name="ce11">
            <text:p>1,883.163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58319.66899999999" table:style-name="ce14">
            <text:p>158,319.669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3">
            <text:p>KEY</text:p>
          </table:table-cell>
          <table:table-cell table:number-columns-repeated="5" table:style-name="ce1"/>
          <table:table-cell table:number-columns-repeated="16378"/>
        </table:table-row>
        <table:table-row table:style-name="ro17">
          <table:table-cell office:value-type="string" table:style-name="ce107">
            <text:p>Non-obligated</text:p>
          </table:table-cell>
          <table:table-cell table:style-name="ce107"/>
          <table:table-cell office:value-type="string" table:number-columns-spanned="3" table:number-rows-spanned="1" table:style-name="ce60">
            <text:p>WEEE received by an AATF or AE other than from or on behalf of a scheme.</text:p>
          </table:table-cell>
          <table:covered-table-cell table:number-columns-repeated="2"/>
          <table:table-cell table:number-columns-repeated="16379"/>
        </table:table-row>
        <table:table-row table:style-name="ro5">
          <table:table-cell office:value-type="string" table:style-name="ce63">
            <text:p>Catalogue</text:p>
          </table:table-cell>
          <table:table-cell office:value-type="string" table:style-name="ce63">
            <text:p>LIT 7681</text:p>
          </table:table-cell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3">
            <text:p>© Environment Agency copyright and database right 2013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73" table:style-name="ro5">
          <table:table-cell table:number-columns-repeated="16384"/>
        </table:table-row>
        <table:named-expressions>
          <table:named-range table:name="Print_Area" table:cell-range-address="2012_Quarter_1_-_4.$A$1:2012_Quarter_1_-_4.$F$103" table:base-cell-address="2012_Quarter_1_-_4.$A$1"/>
        </table:named-expressions>
      </table:table>
      <table:table table:name="2011_Quarter_1_-_4" table:style-name="ta8">
        <table:table-column table:style-name="co1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5" table:default-cell-style-name="ce1"/>
        <table:table-column table:style-name="co6" table:default-cell-style-name="ce2"/>
        <table:table-column table:style-name="co5" table:number-columns-repeated="16377" table:default-cell-style-name="ce1"/>
        <table:table-row table:style-name="ro15">
          <table:table-cell table:style-name="ce1">
            <draw:frame draw:z-index="1" draw:id="id14" draw:style-name="a14" draw:name="Picture 2" svg:x="0.04167in" svg:y="0.075in" svg:width="2.65469in" svg:height="0.7276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5" table:style-name="ce1"/>
          <table:table-cell table:number-columns-repeated="16378"/>
        </table:table-row>
        <table:table-row table:style-name="ro2">
          <table:table-cell office:value-type="string" table:number-columns-spanned="5" table:number-rows-spanned="2" table:style-name="ce21">
            <text:p>Non-Obligated Waste Electrical and electronic Equipment (WEEE) received at Approved Authorised Treatment Facilities (AATF's) &amp; Approved Exporters (AE's)</text:p>
          </table:table-cell>
          <table:covered-table-cell table:number-columns-repeated="4"/>
          <table:table-cell table:number-columns-repeated="16379"/>
        </table:table-row>
        <table:table-row table:style-name="ro16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March 2011</text:p>
          </table:table-cell>
          <table:table-cell table:number-columns-repeated="5" table:style-name="ce1"/>
          <table:table-cell table:number-columns-repeated="16378"/>
        </table:table-row>
        <table:table-row table:style-name="ro4">
          <table:table-cell office:value-type="string" table:style-name="ce3">
            <text:p>Report run on: 30 March 2012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920.4820000000002" table:style-name="ce11">
            <text:p>1,920.482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357.6610000000001" table:style-name="ce11">
            <text:p>1,357.661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6144.2510000000002" table:style-name="ce11">
            <text:p>6,144.251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807.55300000000022" table:style-name="ce11">
            <text:p>807.553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142.15099999999995" table:style-name="ce11">
            <text:p>142.151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329.995" table:style-name="ce11">
            <text:p>329.995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81.305000000000007" table:style-name="ce11">
            <text:p>81.305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16.585999999999999" table:style-name="ce11">
            <text:p>16.586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31.567999999999998" table:style-name="ce11">
            <text:p>31.568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71.71200000000002" table:style-name="ce11">
            <text:p>171.712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335.0080000000003" table:style-name="ce11">
            <text:p>2,335.008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3013.5770000000002" table:style-name="ce11">
            <text:p>3,013.577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18.875" table:style-name="ce11">
            <text:p>18.875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6370.723999999998" table:style-name="ce14">
            <text:p>16,370.724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April to June 2011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30 March 2012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2468.8140000000008" table:style-name="ce11">
            <text:p>2,468.814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2138.3490000000006" table:style-name="ce11">
            <text:p>2,138.349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7108.610999999999" table:style-name="ce11">
            <text:p>7,108.611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976.56" table:style-name="ce11">
            <text:p>976.560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75.417999999999992" table:style-name="ce11">
            <text:p>75.418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300.565" table:style-name="ce11">
            <text:p>300.565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129.89300000000003" table:style-name="ce11">
            <text:p>129.893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20.69" table:style-name="ce11">
            <text:p>20.690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92" table:style-name="ce11">
            <text:p>92.000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32.43100000000004" table:style-name="ce11">
            <text:p>132.431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468.8649999999998" table:style-name="ce11">
            <text:p>2,468.865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3327.282999999999" table:style-name="ce11">
            <text:p>3,327.283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16.718" table:style-name="ce11">
            <text:p>16.718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9256.197" table:style-name="ce14">
            <text:p>19,256.197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1"/>
          <table:table-cell table:style-name="ce58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July to September 2011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30 March 2012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5">
          <table:table-cell table:number-columns-repeated="3" table:style-name="ce1"/>
          <table:table-cell table:number-columns-repeated="2" table:style-name="ce2"/>
          <table:table-cell table:number-columns-repeated="16379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715.4919999999995" table:style-name="ce11">
            <text:p>1,715.492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203.7820000000002" table:style-name="ce11">
            <text:p>1,203.782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7635.73" table:style-name="ce11">
            <text:p>7,635.730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1550.83" table:style-name="ce11">
            <text:p>1,550.830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86.083000000000013" table:style-name="ce11">
            <text:p>86.083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365.75899999999996" table:style-name="ce11">
            <text:p>365.759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75.44" table:style-name="ce11">
            <text:p>75.440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10.533999999999999" table:style-name="ce11">
            <text:p>10.534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65.864999999999995" table:style-name="ce11">
            <text:p>65.865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196.30900000000005" table:style-name="ce11">
            <text:p>196.309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2910.34" table:style-name="ce11">
            <text:p>2,910.340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4127.2049999999999" table:style-name="ce11">
            <text:p>4,127.205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1458.4340000000002" table:style-name="ce11">
            <text:p>1,458.434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21401.803" table:style-name="ce14">
            <text:p>21,401.803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Period covered: October to December 2011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30 March 2012</text:p>
          </table:table-cell>
          <table:table-cell table:number-columns-repeated="5" table:style-name="ce1"/>
          <table:table-cell table:number-columns-repeated="16378"/>
        </table:table-row>
        <table:table-row table:style-name="ro11">
          <table:table-cell table:number-columns-repeated="4" table:style-name="ce1"/>
          <table:table-cell table:style-name="ce109"/>
          <table:table-cell table:number-columns-repeated="16379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style-name="ce106"/>
          <table:table-cell table:style-name="ce109"/>
          <table:table-cell table:number-columns-repeated="16379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641.4920000000004" table:style-name="ce11">
            <text:p>1,641.492</text:p>
          </table:table-cell>
          <table:table-cell table:style-name="ce106"/>
          <table:table-cell table:number-columns-repeated="2"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1237.3919999999998" table:style-name="ce11">
            <text:p>1,237.392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6799.28" table:style-name="ce11">
            <text:p>6,799.28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2127.1610000000001" table:style-name="ce11">
            <text:p>2,127.161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95.855999999999995" table:style-name="ce11">
            <text:p>95.856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460.89800000000008" table:style-name="ce11">
            <text:p>460.898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73.128" table:style-name="ce11">
            <text:p>73.128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11.557000000000002" table:style-name="ce11">
            <text:p>11.55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245" table:style-name="ce11">
            <text:p>245.00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64.824000000000012" table:style-name="ce11">
            <text:p>64.824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920.1619999999998" table:style-name="ce11">
            <text:p>1,920.162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2953.79" table:style-name="ce11">
            <text:p>2,953.79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8.6730000000000018" table:style-name="ce11">
            <text:p>8.673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17639.213" table:style-name="ce14">
            <text:p>17,639.213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3">
            <text:p>Period covered: January to December 2011</text:p>
          </table:table-cell>
          <table:table-cell table:number-columns-repeated="2" table:style-name="ce1"/>
          <table:table-cell table:number-columns-repeated="2" table:style-name="ce2"/>
          <table:table-cell table:number-columns-repeated="16379"/>
        </table:table-row>
        <table:table-row table:style-name="ro4">
          <table:table-cell office:value-type="string" table:style-name="ce3">
            <text:p>Report run on: 30 March 2012</text:p>
          </table:table-cell>
          <table:table-cell table:number-columns-repeated="5" table:style-name="ce1"/>
          <table:table-cell table:number-columns-repeated="16378"/>
        </table:table-row>
        <table:table-row table:style-name="ro5">
          <table:table-cell table:number-columns-repeated="16384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style-name="ce106"/>
          <table:table-cell table:number-columns-repeated="2" table:style-name="ce1"/>
          <table:table-cell table:number-columns-repeated="16378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7746.2799999999943" table:style-name="ce11">
            <text:p>7,746.280</text:p>
          </table:table-cell>
          <table:table-cell table:style-name="ce106"/>
          <table:table-cell table:number-columns-repeated="2" table:style-name="ce1"/>
          <table:table-cell table:number-columns-repeated="16378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5937.1839999999993" table:style-name="ce11">
            <text:p>5,937.184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27687.871999999999" table:style-name="ce11">
            <text:p>27,687.872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5462.1040000000012" table:style-name="ce11">
            <text:p>5,462.104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399.50799999999981" table:style-name="ce11">
            <text:p>399.508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1457.2170000000003" table:style-name="ce11">
            <text:p>1,457.21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359.76599999999985" table:style-name="ce11">
            <text:p>359.766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59.366999999999997" table:style-name="ce11">
            <text:p>59.36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434.43299999999988" table:style-name="ce11">
            <text:p>434.433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565.27599999999995" table:style-name="ce11">
            <text:p>565.276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9634.3750000000018" table:style-name="ce11">
            <text:p>9,634.375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13421.855000000005" table:style-name="ce11">
            <text:p>13,421.855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1502.7" table:style-name="ce11">
            <text:p>1,502.700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74667.936999999991" table:style-name="ce14">
            <text:p>74,667.937</text:p>
          </table:table-cell>
          <table:table-cell table:number-columns-repeated="3" table:style-name="ce1"/>
          <table:table-cell table:number-columns-repeated="16378"/>
        </table:table-row>
        <table:table-row table:style-name="ro5">
          <table:table-cell table:style-name="ce1"/>
          <table:table-cell table:style-name="ce17"/>
          <table:table-cell table:style-name="ce16"/>
          <table:table-cell table:number-columns-repeated="3" table:style-name="ce1"/>
          <table:table-cell table:number-columns-repeated="16378"/>
        </table:table-row>
        <table:table-row table:style-name="ro4">
          <table:table-cell office:value-type="string" table:style-name="ce3">
            <text:p>KEY</text:p>
          </table:table-cell>
          <table:table-cell table:number-columns-repeated="5" table:style-name="ce1"/>
          <table:table-cell table:number-columns-repeated="16378"/>
        </table:table-row>
        <table:table-row table:style-name="ro7">
          <table:table-cell office:value-type="string" table:number-columns-spanned="2" table:number-rows-spanned="1" table:style-name="ce110">
            <text:p>Non-obligated</text:p>
          </table:table-cell>
          <table:covered-table-cell/>
          <table:table-cell office:value-type="string" table:number-columns-spanned="3" table:number-rows-spanned="1" table:style-name="ce60">
            <text:p>WEEE received by an AATF or AE other than from or on behalf of a scheme.</text:p>
          </table:table-cell>
          <table:covered-table-cell table:number-columns-repeated="2"/>
          <table:table-cell table:number-columns-repeated="16379"/>
        </table:table-row>
        <table:table-row table:style-name="ro5">
          <table:table-cell table:number-columns-repeated="2" table:style-name="ce63"/>
          <table:table-cell table:number-columns-repeated="4" table:style-name="ce1"/>
          <table:table-cell table:number-columns-repeated="16378"/>
        </table:table-row>
        <table:table-row table:style-name="ro4">
          <table:table-cell office:value-type="string" table:style-name="ce3">
            <text:p>© Environment Agency copyright and database right 2012. All rights reserved.<text:s text:c="2"/></text:p>
          </table:table-cell>
          <table:table-cell table:number-columns-repeated="5" table:style-name="ce1"/>
          <table:table-cell table:number-columns-repeated="16378"/>
        </table:table-row>
        <table:table-row table:number-rows-repeated="1048473" table:style-name="ro5">
          <table:table-cell table:number-columns-repeated="16384"/>
        </table:table-row>
        <table:named-expressions>
          <table:named-range table:name="Print_Area" table:cell-range-address="2011_Quarter_1_-_4.$A$1:2011_Quarter_1_-_4.$E$103" table:base-cell-address="2011_Quarter_1_-_4.$A$1"/>
        </table:named-expressions>
      </table:table>
      <table:table table:name="2010" table:style-name="ta9">
        <table:table-column table:style-name="co1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5" table:number-columns-repeated="16379" table:default-cell-style-name="ce1"/>
        <table:table-row table:style-name="ro15">
          <table:table-cell table:style-name="ce1">
            <draw:frame draw:z-index="1" draw:id="id15" draw:style-name="a15" draw:name="Picture 2" svg:x="0.05833in" svg:y="0.09167in" svg:width="2.66302in" svg:height="0.73594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5" table:number-rows-spanned="2" table:style-name="ce21">
            <text:p>Non-Obligated Waste Electrical and electronic Equipment (WEEE) received at Approved Authorised Treatment Facilities (AATF's) &amp; Approved Exporters (AE's)</text:p>
          </table:table-cell>
          <table:covered-table-cell table:number-columns-repeated="4"/>
          <table:table-cell table:number-columns-repeated="16379"/>
        </table:table-row>
        <table:table-row table:style-name="ro16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table:style-name="ce3"/>
          <table:table-cell table:number-columns-repeated="16383" table:style-name="ce1"/>
        </table:table-row>
        <table:table-row table:style-name="ro4">
          <table:table-cell office:value-type="string" table:style-name="ce3">
            <text:p>Period covered: January to December 2010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3">
            <text:p>Report run on: 28/03/2011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14">
          <table:table-cell table:style-name="ce6"/>
          <table:table-cell office:value-type="string" table:style-name="ce7">
            <text:p>Category</text:p>
          </table:table-cell>
          <table:table-cell office:value-type="string" table:style-name="ce8">
            <text:p>Non-Obligated WEEE Received</text:p>
            <text:p>(tonnes)</text:p>
          </table:table-cell>
          <table:table-cell table:number-columns-repeated="16381" table:style-name="ce1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string" table:style-name="ce10">
            <text:p>Large Household Appliances</text:p>
          </table:table-cell>
          <table:table-cell office:value-type="float" office:value="14573.654000000008" table:style-name="ce11">
            <text:p>14,573.654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2" table:style-name="ce10">
            <text:p>2</text:p>
          </table:table-cell>
          <table:table-cell office:value-type="string" table:style-name="ce10">
            <text:p>Small Household Appliances</text:p>
          </table:table-cell>
          <table:table-cell office:value-type="float" office:value="4329.7390000000014" table:style-name="ce11">
            <text:p>4,329.739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3" table:style-name="ce10">
            <text:p>3</text:p>
          </table:table-cell>
          <table:table-cell office:value-type="string" table:style-name="ce10">
            <text:p>IT and Telcomms Equipment</text:p>
          </table:table-cell>
          <table:table-cell office:value-type="float" office:value="25517.17200000001" table:style-name="ce11">
            <text:p>25,517.172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4" table:style-name="ce10">
            <text:p>4</text:p>
          </table:table-cell>
          <table:table-cell office:value-type="string" table:style-name="ce10">
            <text:p>Consumer Equipment</text:p>
          </table:table-cell>
          <table:table-cell office:value-type="float" office:value="2553.0139999999997" table:style-name="ce11">
            <text:p>2,553.014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5" table:style-name="ce10">
            <text:p>5</text:p>
          </table:table-cell>
          <table:table-cell office:value-type="string" table:style-name="ce10">
            <text:p>Lighting Equipment</text:p>
          </table:table-cell>
          <table:table-cell office:value-type="float" office:value="86.009000000000015" table:style-name="ce11">
            <text:p>86.009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6" table:style-name="ce10">
            <text:p>6</text:p>
          </table:table-cell>
          <table:table-cell office:value-type="string" table:style-name="ce10">
            <text:p>Electrical and Electronic Tools</text:p>
          </table:table-cell>
          <table:table-cell office:value-type="float" office:value="1281.4209999999998" table:style-name="ce11">
            <text:p>1,281.421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7" table:style-name="ce10">
            <text:p>7</text:p>
          </table:table-cell>
          <table:table-cell office:value-type="string" table:style-name="ce10">
            <text:p>Toys Leisure and Sports</text:p>
          </table:table-cell>
          <table:table-cell office:value-type="float" office:value="155.376" table:style-name="ce11">
            <text:p>155.376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8" table:style-name="ce10">
            <text:p>8</text:p>
          </table:table-cell>
          <table:table-cell office:value-type="string" table:style-name="ce10">
            <text:p>Medical Devices</text:p>
          </table:table-cell>
          <table:table-cell office:value-type="float" office:value="33.411000000000001" table:style-name="ce11">
            <text:p>33.411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9" table:style-name="ce10">
            <text:p>9</text:p>
          </table:table-cell>
          <table:table-cell office:value-type="string" table:style-name="ce10">
            <text:p>Monitoring and Control Instruments</text:p>
          </table:table-cell>
          <table:table-cell office:value-type="float" office:value="99.625" table:style-name="ce11">
            <text:p>99.625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0" table:style-name="ce10">
            <text:p>10</text:p>
          </table:table-cell>
          <table:table-cell office:value-type="string" table:style-name="ce10">
            <text:p>Automatic Dispensers</text:p>
          </table:table-cell>
          <table:table-cell office:value-type="float" office:value="430.21699999999998" table:style-name="ce11">
            <text:p>430.217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1" table:style-name="ce10">
            <text:p>11</text:p>
          </table:table-cell>
          <table:table-cell office:value-type="string" table:style-name="ce10">
            <text:p>Display Equipment</text:p>
          </table:table-cell>
          <table:table-cell office:value-type="float" office:value="13207.800999999998" table:style-name="ce11">
            <text:p>13,207.801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2" table:style-name="ce10">
            <text:p>12</text:p>
          </table:table-cell>
          <table:table-cell office:value-type="string" table:style-name="ce10">
            <text:p>Cooling Appliances Containing Refrigerants</text:p>
          </table:table-cell>
          <table:table-cell office:value-type="float" office:value="14943.365000000003" table:style-name="ce11">
            <text:p>14,943.365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office:value-type="float" office:value="13" table:style-name="ce10">
            <text:p>13</text:p>
          </table:table-cell>
          <table:table-cell office:value-type="string" table:style-name="ce10">
            <text:p>Gas Discharge Lamps</text:p>
          </table:table-cell>
          <table:table-cell office:value-type="float" office:value="215.72" table:style-name="ce11">
            <text:p>215.720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6"/>
          <table:table-cell office:value-type="string" table:style-name="ce56">
            <text:p>Totals</text:p>
          </table:table-cell>
          <table:table-cell office:value-type="float" office:value="77426.524000000005" table:style-name="ce14">
            <text:p>77,426.524</text:p>
          </table:table-cell>
          <table:table-cell table:number-columns-repeated="2" table:style-name="ce2"/>
          <table:table-cell table:number-columns-repeated="16379"/>
        </table:table-row>
        <table:table-row table:style-name="ro5">
          <table:table-cell table:style-name="ce1"/>
          <table:table-cell table:style-name="ce58"/>
          <table:table-cell table:number-columns-repeated="3" table:style-name="ce16"/>
          <table:table-cell table:number-columns-repeated="16379"/>
        </table:table-row>
        <table:table-row table:style-name="ro4">
          <table:table-cell office:value-type="string" table:style-name="ce3">
            <text:p>KEY</text:p>
          </table:table-cell>
          <table:table-cell table:number-columns-repeated="16383" table:style-name="ce1"/>
        </table:table-row>
        <table:table-row table:style-name="ro5">
          <table:table-cell office:value-type="string" table:number-columns-spanned="2" table:number-rows-spanned="2" table:style-name="ce111">
            <text:p>Non-obligated</text:p>
          </table:table-cell>
          <table:covered-table-cell/>
          <table:table-cell office:value-type="string" table:number-columns-spanned="3" table:number-rows-spanned="2" table:style-name="ce112">
            <text:p>WEEE received by an AATF or AE other than from or on behalf of a scheme.</text:p>
          </table:table-cell>
          <table:covered-table-cell table:number-columns-repeated="2"/>
          <table:table-cell table:number-columns-repeated="16379"/>
        </table:table-row>
        <table:table-row table:style-name="ro5">
          <table:covered-table-cell/>
          <table:covered-table-cell/>
          <table:covered-table-cell/>
          <table:covered-table-cell table:number-columns-repeated="2"/>
          <table:table-cell table:number-columns-repeated="16379"/>
        </table:table-row>
        <table:table-row table:style-name="ro5">
          <table:table-cell table:number-columns-repeated="16384"/>
        </table:table-row>
        <table:table-row table:style-name="ro4">
          <table:table-cell office:value-type="string" table:style-name="ce3">
            <text:p>© Environment Agency copyright and database right 2011. All rights reserved.<text:s text:c="2"/></text:p>
          </table:table-cell>
          <table:table-cell table:number-columns-repeated="16383" table:style-name="ce1"/>
        </table:table-row>
        <table:table-row table:number-rows-repeated="1048548" table:style-name="ro5">
          <table:table-cell table:number-columns-repeated="16384"/>
        </table:table-row>
        <table:named-expressions>
          <table:named-range table:name="Print_Area" table:cell-range-address="2010.$A$1:2010.$E$28" table:base-cell-address="2010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 " svg:font-family="Arial "/>
  </office:font-face-decls>
  <office:styles>
    <number:number-style style:name="N0">
      <number:number number:min-integer-digits="1"/>
    </number:number-style>
    <number:number-style style:name="N36P0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6P1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6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decimal-places="3" number:min-integer-digits="1" number:grouping="true"/>
    </number:number-style>
    <number:number-style style:name="N38">
      <number:number number:decimal-places="3" number:min-decimal-places="3" number:min-integer-digits="1"/>
    </number:number-style>
    <number:number-style style:name="N39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9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Comma_32_2" style:display-name="Comma 2" style:family="table-cell" style:data-style-name="N39"/>
    <style:style style:name="Comma_32_2_32_2" style:display-name="Comma 2 2" style:family="table-cell" style:data-style-name="N39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7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8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92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5">
      <style:page-layout-properties fo:margin-top="0.5in" fo:margin-bottom="0.5in" fo:margin-left="0.75in" fo:margin-right="0.75in" style:print-orientation="portrait" style:print-page-order="ttb" style:first-page-number="continue" style:scale-to="82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fo:margin-top="0.5in" fo:margin-bottom="0.5in" fo:margin-left="0.75in" fo:margin-right="0.75in" style:print-orientation="portrait" style:print-page-order="ttb" style:first-page-number="continue" style:scale-to="84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portrait" style:print-page-order="ttb" style:first-page-number="continue" style:scale-to="9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95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page-layout style:name="pm9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52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/>
      <style:footer-left style:display="false"/>
      <style:footer-first/>
    </style:master-page>
    <style:master-page style:name="mp8" style:page-layout-name="pm8">
      <style:header/>
      <style:header-left style:display="false"/>
      <style:header-first/>
      <style:footer/>
      <style:footer-left style:display="false"/>
      <style:footer-first/>
    </style:master-page>
    <style:master-page style:name="mp9" style:page-layout-name="pm9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title/>
    <dc:description/>
    <dc:subject/>
    <meta:initial-creator>DBrunswick</meta:initial-creator>
    <dc:creator>Moore, Bradley R</dc:creator>
    <meta:creation-date>2008-09-02T09:55:04Z</meta:creation-date>
    <dc:date>2023-05-31T07:42:39Z</dc:date>
    <meta:user-defined meta:name="_NewReviewCycle"/>
    <meta:user-defined meta:name="_EmailSubject">New report</meta:user-defined>
    <meta:user-defined meta:name="_AuthorEmail">david.brunswick@environment-agency.gov.uk</meta:user-defined>
    <meta:user-defined meta:name="_AuthorEmailDisplayName">Brunswick, David</meta:user-defined>
    <meta:user-defined meta:name="_ReviewingToolsShownOnce"/>
    <meta:user-defined meta:name="ContentTypeId">0x010100A5BF1C78D9F64B679A5EBDE1C6598EBC01002EDB481E1906C54786689F015F69DC32</meta:user-defined>
    <meta:user-defined meta:name="Distribution">9;#Internal EA|b77da37e-7166-4741-8c12-4679faab22d9</meta:user-defined>
    <meta:user-defined meta:name="HOCopyrightLevel">7;#Crown|69589897-2828-4761-976e-717fd8e631c9</meta:user-defined>
    <meta:user-defined meta:name="HOGovernmentSecurityClassification">6;#Official|14c80daa-741b-422c-9722-f71693c9ede4</meta:user-defined>
    <meta:user-defined meta:name="HOSiteType">10;#Team|ff0485df-0575-416f-802f-e999165821b7</meta:user-defined>
    <meta:user-defined meta:name="OrganisationalUnit">8;#EA|d5f78ddb-b1b6-4328-9877-d7e3ed06fdac</meta:user-defined>
    <meta:user-defined meta:name="InformationType"/>
    <meta:user-defined meta:name="MediaServiceImageTags"/>
  </office:meta>
</office:document-meta>
</file>